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Mangal1" svg:font-family="Mangal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in"/>
    </style:style>
    <style:style style:name="co2" style:family="table-column">
      <style:table-column-properties fo:break-before="auto" style:column-width="0.9016in"/>
    </style:style>
    <style:style style:name="co3" style:family="table-column">
      <style:table-column-properties fo:break-before="auto" style:column-width="1.2799in"/>
    </style:style>
    <style:style style:name="co4" style:family="table-column">
      <style:table-column-properties fo:break-before="auto" style:column-width="0.8098in"/>
    </style:style>
    <style:style style:name="co5" style:family="table-column">
      <style:table-column-properties fo:break-before="auto" style:column-width="0.9102in"/>
    </style:style>
    <style:style style:name="co6" style:family="table-column">
      <style:table-column-properties fo:break-before="auto" style:column-width="1.9173in"/>
    </style:style>
    <style:style style:name="co7" style:family="table-column">
      <style:table-column-properties fo:break-before="auto" style:column-width="0.6319in"/>
    </style:style>
    <style:style style:name="co8" style:family="table-column">
      <style:table-column-properties fo:break-before="auto" style:column-width="2.5181in"/>
    </style:style>
    <style:style style:name="co9" style:family="table-column">
      <style:table-column-properties fo:break-before="auto" style:column-width="0.6457in"/>
    </style:style>
    <style:style style:name="co10" style:family="table-column">
      <style:table-column-properties fo:break-before="auto" style:column-width="2.098in"/>
    </style:style>
    <style:style style:name="co11" style:family="table-column">
      <style:table-column-properties fo:break-before="auto" style:column-width="0.611in"/>
    </style:style>
    <style:style style:name="co12" style:family="table-column">
      <style:table-column-properties fo:break-before="auto" style:column-width="0.5693in"/>
    </style:style>
    <style:style style:name="co13" style:family="table-column">
      <style:table-column-properties fo:break-before="auto" style:column-width="0.5902in"/>
    </style:style>
    <style:style style:name="co14" style:family="table-column">
      <style:table-column-properties fo:break-before="auto" style:column-width="0.6181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2.4035in"/>
    </style:style>
    <style:style style:name="co17" style:family="table-column">
      <style:table-column-properties fo:break-before="auto" style:column-width="0.6043in"/>
    </style:style>
    <style:style style:name="co18" style:family="table-column">
      <style:table-column-properties fo:break-before="auto" style:column-width="0.5764in"/>
    </style:style>
    <style:style style:name="co19" style:family="table-column">
      <style:table-column-properties fo:break-before="auto" style:column-width="0.5in"/>
    </style:style>
    <style:style style:name="co20" style:family="table-column">
      <style:table-column-properties fo:break-before="auto" style:column-width="0.6665in"/>
    </style:style>
    <style:style style:name="co21" style:family="table-column">
      <style:table-column-properties fo:break-before="auto" style:column-width="0.528in"/>
    </style:style>
    <style:style style:name="co22" style:family="table-column">
      <style:table-column-properties fo:break-before="auto" style:column-width="0.5209in"/>
    </style:style>
    <style:style style:name="co23" style:family="table-column">
      <style:table-column-properties fo:break-before="auto" style:column-width="0.5555in"/>
    </style:style>
    <style:style style:name="co24" style:family="table-column">
      <style:table-column-properties fo:break-before="auto" style:column-width="1.6646in"/>
    </style:style>
    <style:style style:name="co25" style:family="table-column">
      <style:table-column-properties fo:break-before="auto" style:column-width="0.6984in"/>
    </style:style>
    <style:style style:name="co26" style:family="table-column">
      <style:table-column-properties fo:break-before="auto" style:column-width="2.8327in"/>
    </style:style>
    <style:style style:name="co27" style:family="table-column">
      <style:table-column-properties fo:break-before="auto" style:column-width="0.6854in"/>
    </style:style>
    <style:style style:name="co28" style:family="table-column">
      <style:table-column-properties fo:break-before="auto" style:column-width="3.178in"/>
    </style:style>
    <style:style style:name="co29" style:family="table-column">
      <style:table-column-properties fo:break-before="auto" style:column-width="0.6417in"/>
    </style:style>
    <style:style style:name="co30" style:family="table-column">
      <style:table-column-properties fo:break-before="auto" style:column-width="0.9138in"/>
    </style:style>
    <style:style style:name="co31" style:family="table-column">
      <style:table-column-properties fo:break-before="auto" style:column-width="1.022in"/>
    </style:style>
    <style:style style:name="co32" style:family="table-column">
      <style:table-column-properties fo:break-before="auto" style:column-width="0.8563in"/>
    </style:style>
    <style:style style:name="co33" style:family="table-column">
      <style:table-column-properties fo:break-before="auto" style:column-width="0.9693in"/>
    </style:style>
    <style:style style:name="co34" style:family="table-column">
      <style:table-column-properties fo:break-before="auto" style:column-width="0.9307in"/>
    </style:style>
    <style:style style:name="co35" style:family="table-column">
      <style:table-column-properties fo:break-before="auto" style:column-width="2.0575in"/>
    </style:style>
    <style:style style:name="co36" style:family="table-column">
      <style:table-column-properties fo:break-before="auto" style:column-width="0.6799in"/>
    </style:style>
    <style:style style:name="co37" style:family="table-column">
      <style:table-column-properties fo:break-before="auto" style:column-width="1.9791in"/>
    </style:style>
    <style:style style:name="co38" style:family="table-column">
      <style:table-column-properties fo:break-before="auto" style:column-width="0.7626in"/>
    </style:style>
    <style:style style:name="co39" style:family="table-column">
      <style:table-column-properties fo:break-before="auto" style:column-width="1.7598in"/>
    </style:style>
    <style:style style:name="co40" style:family="table-column">
      <style:table-column-properties fo:break-before="auto" style:column-width="0.6571in"/>
    </style:style>
    <style:style style:name="co41" style:family="table-column">
      <style:table-column-properties fo:break-before="auto" style:column-width="0.672in"/>
    </style:style>
    <style:style style:name="co42" style:family="table-column">
      <style:table-column-properties fo:break-before="auto" style:column-width="2.7972in"/>
    </style:style>
    <style:style style:name="co43" style:family="table-column">
      <style:table-column-properties fo:break-before="auto" style:column-width="0.7071in"/>
    </style:style>
    <style:style style:name="co44" style:family="table-column">
      <style:table-column-properties fo:break-before="auto" style:column-width="2.6217in"/>
    </style:style>
    <style:style style:name="co45" style:family="table-column">
      <style:table-column-properties fo:break-before="auto" style:column-width="0.8484in"/>
    </style:style>
    <style:style style:name="co46" style:family="table-column">
      <style:table-column-properties fo:break-before="auto" style:column-width="2.3866in"/>
    </style:style>
    <style:style style:name="co47" style:family="table-column">
      <style:table-column-properties fo:break-before="auto" style:column-width="0.6071in"/>
    </style:style>
    <style:style style:name="co48" style:family="table-column">
      <style:table-column-properties fo:break-before="auto" style:column-width="1.2256in"/>
    </style:style>
    <style:style style:name="co49" style:family="table-column">
      <style:table-column-properties fo:break-before="auto" style:column-width="1.3972in"/>
    </style:style>
    <style:style style:name="co50" style:family="table-column">
      <style:table-column-properties fo:break-before="auto" style:column-width="1.4091in"/>
    </style:style>
    <style:style style:name="co51" style:family="table-column">
      <style:table-column-properties fo:break-before="auto" style:column-width="2.402in"/>
    </style:style>
    <style:style style:name="co52" style:family="table-column">
      <style:table-column-properties fo:break-before="auto" style:column-width="0.7311in"/>
    </style:style>
    <style:style style:name="co53" style:family="table-column">
      <style:table-column-properties fo:break-before="auto" style:column-width="0.778in"/>
    </style:style>
    <style:style style:name="co54" style:family="table-column">
      <style:table-column-properties fo:break-before="auto" style:column-width="0.6945in"/>
    </style:style>
    <style:style style:name="co55" style:family="table-column">
      <style:table-column-properties fo:break-before="auto" style:column-width="0.7291in"/>
    </style:style>
    <style:style style:name="co56" style:family="table-column">
      <style:table-column-properties fo:break-before="auto" style:column-width="0.6118in"/>
    </style:style>
    <style:style style:name="co57" style:family="table-column">
      <style:table-column-properties fo:break-before="auto" style:column-width="1.2465in"/>
    </style:style>
    <style:style style:name="co58" style:family="table-column">
      <style:table-column-properties fo:break-before="auto" style:column-width="0.7098in"/>
    </style:style>
    <style:style style:name="co59" style:family="table-column">
      <style:table-column-properties fo:break-before="auto" style:column-width="0.7327in"/>
    </style:style>
    <style:style style:name="co60" style:family="table-column">
      <style:table-column-properties fo:break-before="auto" style:column-width="0.5736in"/>
    </style:style>
    <style:style style:name="co61" style:family="table-column">
      <style:table-column-properties fo:break-before="auto" style:column-width="0.589in"/>
    </style:style>
    <style:style style:name="co62" style:family="table-column">
      <style:table-column-properties fo:break-before="auto" style:column-width="0.5772in"/>
    </style:style>
    <style:style style:name="co63" style:family="table-column">
      <style:table-column-properties fo:break-before="auto" style:column-width="0.5661in"/>
    </style:style>
    <style:style style:name="co64" style:family="table-column">
      <style:table-column-properties fo:break-before="auto" style:column-width="0.3846in"/>
    </style:style>
    <style:style style:name="co65" style:family="table-column">
      <style:table-column-properties fo:break-before="auto" style:column-width="0.3925in"/>
    </style:style>
    <style:style style:name="co66" style:family="table-column">
      <style:table-column-properties fo:break-before="auto" style:column-width="0.8457in"/>
    </style:style>
    <style:style style:name="co67" style:family="table-column">
      <style:table-column-properties fo:break-before="auto" style:column-width="0.5811in"/>
    </style:style>
    <style:style style:name="co68" style:family="table-column">
      <style:table-column-properties fo:break-before="auto" style:column-width="1.2839in"/>
    </style:style>
    <style:style style:name="co69" style:family="table-column">
      <style:table-column-properties fo:break-before="auto" style:column-width="0.7126in"/>
    </style:style>
    <style:style style:name="co70" style:family="table-column">
      <style:table-column-properties fo:break-before="auto" style:column-width="1.1283in"/>
    </style:style>
    <style:style style:name="co71" style:family="table-column">
      <style:table-column-properties fo:break-before="auto" style:column-width="0.4555in"/>
    </style:style>
    <style:style style:name="co72" style:family="table-column">
      <style:table-column-properties fo:break-before="auto" style:column-width="0.6902in"/>
    </style:style>
    <style:style style:name="co73" style:family="table-column">
      <style:table-column-properties fo:break-before="auto" style:column-width="0.5992in"/>
    </style:style>
    <style:style style:name="co74" style:family="table-column">
      <style:table-column-properties fo:break-before="auto" style:column-width="0.2791in"/>
    </style:style>
    <style:style style:name="co75" style:family="table-column">
      <style:table-column-properties fo:break-before="auto" style:column-width="1.6417in"/>
    </style:style>
    <style:style style:name="co76" style:family="table-column">
      <style:table-column-properties fo:break-before="auto" style:column-width="0.4102in"/>
    </style:style>
    <style:style style:name="co77" style:family="table-column">
      <style:table-column-properties fo:break-before="auto" style:column-width="0.3728in"/>
    </style:style>
    <style:style style:name="co78" style:family="table-column">
      <style:table-column-properties fo:break-before="auto" style:column-width="0.6752in"/>
    </style:style>
    <style:style style:name="co79" style:family="table-column">
      <style:table-column-properties fo:break-before="auto" style:column-width="2.1299in"/>
    </style:style>
    <style:style style:name="co80" style:family="table-column">
      <style:table-column-properties fo:break-before="auto" style:column-width="0.5236in"/>
    </style:style>
    <style:style style:name="co81" style:family="table-column">
      <style:table-column-properties fo:break-before="auto" style:column-width="2.0602in"/>
    </style:style>
    <style:style style:name="co82" style:family="table-column">
      <style:table-column-properties fo:break-before="auto" style:column-width="0.5839in"/>
    </style:style>
    <style:style style:name="co83" style:family="table-column">
      <style:table-column-properties fo:break-before="auto" style:column-width="1.6937in"/>
    </style:style>
    <style:style style:name="co84" style:family="table-column">
      <style:table-column-properties fo:break-before="auto" style:column-width="0.8472in"/>
    </style:style>
    <style:style style:name="co85" style:family="table-column">
      <style:table-column-properties fo:break-before="auto" style:column-width="2.1764in"/>
    </style:style>
    <style:style style:name="co86" style:family="table-column">
      <style:table-column-properties fo:break-before="auto" style:column-width="0.7547in"/>
    </style:style>
    <style:style style:name="co87" style:family="table-column">
      <style:table-column-properties fo:break-before="auto" style:column-width="2.1425in"/>
    </style:style>
    <style:style style:name="co88" style:family="table-column">
      <style:table-column-properties fo:break-before="auto" style:column-width="2.1862in"/>
    </style:style>
    <style:style style:name="co89" style:family="table-column">
      <style:table-column-properties fo:break-before="auto" style:column-width="0.6681in"/>
    </style:style>
    <style:style style:name="co90" style:family="table-column">
      <style:table-column-properties fo:break-before="auto" style:column-width="2.0665in"/>
    </style:style>
    <style:style style:name="co91" style:family="table-column">
      <style:table-column-properties fo:break-before="auto" style:column-width="1.5835in"/>
    </style:style>
    <style:style style:name="co92" style:family="table-column">
      <style:table-column-properties fo:break-before="auto" style:column-width="0.7984in"/>
    </style:style>
    <style:style style:name="co93" style:family="table-column">
      <style:table-column-properties fo:break-before="auto" style:column-width="1.5484in"/>
    </style:style>
    <style:style style:name="co94" style:family="table-column">
      <style:table-column-properties fo:break-before="auto" style:column-width="0.5417in"/>
    </style:style>
    <style:style style:name="co95" style:family="table-column">
      <style:table-column-properties fo:break-before="auto" style:column-width="1.8756in"/>
    </style:style>
    <style:style style:name="co96" style:family="table-column">
      <style:table-column-properties fo:break-before="auto" style:column-width="1.2917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ro10" style:family="table-row">
      <style:table-row-properties style:row-height="0.1902in" fo:break-before="auto" style:use-optimal-row-height="false"/>
    </style:style>
    <style:style style:name="ro11" style:family="table-row">
      <style:table-row-properties style:row-height="0.1835in" fo:break-before="auto" style:use-optimal-row-height="false"/>
    </style:style>
    <style:style style:name="ro12" style:family="table-row">
      <style:table-row-properties style:row-height="0.1736in" fo:break-before="auto" style:use-optimal-row-height="true"/>
    </style:style>
    <style:style style:name="ro13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-is-between(0.5,1)" style:apply-style-name="Calc_20_-_20_Red" style:base-cell-address="Results.B2"/>
      <style:map style:condition="cell-content-is-between(1,1.5)" style:apply-style-name="Calc_20_-_20_Orange" style:base-cell-address="Results.B2"/>
      <style:map style:condition="cell-content-is-between(1.5,2)" style:apply-style-name="Calc_20_-_20_Yellow" style:base-cell-address="Results.B2"/>
      <style:map style:condition="cell-content()&gt;=2" style:apply-style-name="Calc_20_-_20_Green" style:base-cell-address="Results.B2"/>
      <style:map style:condition="cell-content()&lt;0.5" style:apply-style-name="Calc_20_-_20_Purple" style:base-cell-address="Results.B2"/>
    </style:style>
    <style:style style:name="ce7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-is-between(0.5,1)" style:apply-style-name="Calc_20_-_20_Red" style:base-cell-address="Results.B3"/>
      <style:map style:condition="cell-content-is-between(1,1.5)" style:apply-style-name="Calc_20_-_20_Orange" style:base-cell-address="Results.B3"/>
      <style:map style:condition="cell-content-is-between(1.5,2)" style:apply-style-name="Calc_20_-_20_Yellow" style:base-cell-address="Results.B3"/>
      <style:map style:condition="cell-content()&gt;=2" style:apply-style-name="Calc_20_-_20_Green" style:base-cell-address="Results.B3"/>
      <style:map style:condition="cell-content()&lt;0.5" style:apply-style-name="Calc_20_-_20_Purple" style:base-cell-address="Results.B3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-is-between(0.5,1)" style:apply-style-name="Calc_20_-_20_Red" style:base-cell-address="Results.C2"/>
      <style:map style:condition="cell-content-is-between(1,1.5)" style:apply-style-name="Calc_20_-_20_Orange" style:base-cell-address="Results.C2"/>
      <style:map style:condition="cell-content-is-between(1.5,2)" style:apply-style-name="Calc_20_-_20_Yellow" style:base-cell-address="Results.C2"/>
      <style:map style:condition="cell-content()&gt;=2" style:apply-style-name="Calc_20_-_20_Green" style:base-cell-address="Results.C2"/>
      <style:map style:condition="cell-content()&lt;0.5" style:apply-style-name="Calc_20_-_20_Purple" style:base-cell-address="Results.C2"/>
    </style:style>
    <style:style style:name="ce14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-is-between(0.5,1)" style:apply-style-name="Calc_20_-_20_Red" style:base-cell-address="Results.C3"/>
      <style:map style:condition="cell-content-is-between(1,1.5)" style:apply-style-name="Calc_20_-_20_Orange" style:base-cell-address="Results.C3"/>
      <style:map style:condition="cell-content-is-between(1.5,2)" style:apply-style-name="Calc_20_-_20_Yellow" style:base-cell-address="Results.C3"/>
      <style:map style:condition="cell-content()&gt;=2" style:apply-style-name="Calc_20_-_20_Green" style:base-cell-address="Results.C3"/>
      <style:map style:condition="cell-content()&lt;0.5" style:apply-style-name="Calc_20_-_20_Purple" style:base-cell-address="Results.C3"/>
    </style:style>
    <style:style style:name="ce15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wrap-option="wrap"/>
    </style:style>
    <style:style style:name="ce18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-is-between(0.5,1)" style:apply-style-name="Calc_20_-_20_Red" style:base-cell-address="Results.D2"/>
      <style:map style:condition="cell-content-is-between(1,1.5)" style:apply-style-name="Calc_20_-_20_Orange" style:base-cell-address="Results.D2"/>
      <style:map style:condition="cell-content-is-between(1.5,2)" style:apply-style-name="Calc_20_-_20_Yellow" style:base-cell-address="Results.D2"/>
      <style:map style:condition="cell-content()&gt;=2" style:apply-style-name="Calc_20_-_20_Green" style:base-cell-address="Results.D2"/>
      <style:map style:condition="cell-content()&lt;0.5" style:apply-style-name="Calc_20_-_20_Purple" style:base-cell-address="Results.D2"/>
    </style:style>
    <style:style style:name="ce19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-is-between(0.5,1)" style:apply-style-name="Calc_20_-_20_Red" style:base-cell-address="Results.D3"/>
      <style:map style:condition="cell-content-is-between(1,1.5)" style:apply-style-name="Calc_20_-_20_Orange" style:base-cell-address="Results.D3"/>
      <style:map style:condition="cell-content-is-between(1.5,2)" style:apply-style-name="Calc_20_-_20_Yellow" style:base-cell-address="Results.D3"/>
      <style:map style:condition="cell-content()&gt;=2" style:apply-style-name="Calc_20_-_20_Green" style:base-cell-address="Results.D3"/>
      <style:map style:condition="cell-content()&lt;0.5" style:apply-style-name="Calc_20_-_20_Purple" style:base-cell-address="Results.D3"/>
    </style:style>
    <style:style style:name="ce20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-is-between(0.5,1)" style:apply-style-name="Calc_20_-_20_Red" style:base-cell-address="Results.E2"/>
      <style:map style:condition="cell-content-is-between(1,1.5)" style:apply-style-name="Calc_20_-_20_Orange" style:base-cell-address="Results.E2"/>
      <style:map style:condition="cell-content-is-between(1.5,2)" style:apply-style-name="Calc_20_-_20_Yellow" style:base-cell-address="Results.E2"/>
      <style:map style:condition="cell-content()&gt;=2" style:apply-style-name="Calc_20_-_20_Green" style:base-cell-address="Results.E2"/>
      <style:map style:condition="cell-content()&lt;0.5" style:apply-style-name="Calc_20_-_20_Purple" style:base-cell-address="Results.E2"/>
    </style:style>
    <style:style style:name="ce21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-is-between(0.5,1)" style:apply-style-name="Calc_20_-_20_Red" style:base-cell-address="Results.E3"/>
      <style:map style:condition="cell-content-is-between(1,1.5)" style:apply-style-name="Calc_20_-_20_Orange" style:base-cell-address="Results.E3"/>
      <style:map style:condition="cell-content-is-between(1.5,2)" style:apply-style-name="Calc_20_-_20_Yellow" style:base-cell-address="Results.E3"/>
      <style:map style:condition="cell-content()&gt;=2" style:apply-style-name="Calc_20_-_20_Green" style:base-cell-address="Results.E3"/>
      <style:map style:condition="cell-content()&lt;0.5" style:apply-style-name="Calc_20_-_20_Purple" style:base-cell-address="Results.E3"/>
    </style:style>
    <style:style style:name="ce22" style:family="table-cell" style:parent-style-name="Default" style:data-style-name="N2"/>
    <style:style style:name="ce23" style:family="table-cell" style:parent-style-name="Default" style:data-style-name="N1"/>
    <style:style style:name="ce24" style:family="table-cell" style:parent-style-name="Default" style:data-style-name="N1">
      <style:table-cell-properties fo:wrap-option="wrap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19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>
      <style:table-cell-properties style:text-align-source="fix" style:repeat-content="false" fo:wrap-option="wrap" fo:border="none"/>
      <style:paragraph-properties fo:text-align="end"/>
      <style:text-properties fo:font-weight="normal" style:font-weight-asian="normal" style:font-weight-complex="normal"/>
    </style:style>
    <style:style style:name="ce29" style:family="table-cell" style:parent-style-name="Default" style:data-style-name="N119"/>
    <style:style style:name="ce30" style:family="table-cell" style:parent-style-name="Default" style:data-style-name="N119">
      <style:text-properties fo:font-weight="normal" style:font-weight-asian="normal" style:font-weight-complex="normal"/>
    </style:style>
    <style:style style:name="ce31" style:family="table-cell" style:parent-style-name="Default" style:data-style-name="N2">
      <style:text-properties fo:font-weight="bold" style:font-weight-asian="bold" style:font-weight-complex="bold"/>
    </style:style>
    <style:style style:name="ce32" style:family="table-cell" style:parent-style-name="Default" style:data-style-name="N119">
      <style:text-properties fo:font-weight="bold" style:font-weight-asian="bold" style:font-weight-complex="bold"/>
    </style:style>
    <style:style style:name="ce33" style:family="table-cell" style:parent-style-name="Default" style:data-style-name="N1">
      <style:text-properties fo:font-weight="bold" style:font-weight-asian="bold" style:font-weight-complex="bold"/>
    </style:style>
    <style:style style:name="ce34" style:family="table-cell" style:parent-style-name="Default" style:data-style-name="N2">
      <style:text-properties fo:font-weight="normal" style:font-weight-asian="normal" style:font-weight-complex="normal"/>
    </style:style>
    <style:style style:name="ce35" style:family="table-cell" style:parent-style-name="Default" style:data-style-name="N119">
      <style:text-properties style:font-name="Arial" fo:language="en" fo:country="US" fo:font-weight="normal" style:font-name-asian="Arial" style:language-asian="en" style:country-asian="US" style:font-weight-asian="normal" style:font-name-complex="Arial" style:language-complex="en" style:country-complex="US" style:font-weight-complex="normal"/>
    </style:style>
    <style:style style:name="ce36" style:family="table-cell" style:parent-style-name="Default" style:data-style-name="N119"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37" style:family="table-cell" style:parent-style-name="Default" style:data-style-name="N119">
      <style:table-cell-properties fo:wrap-option="wrap" fo:border="none"/>
      <style:text-properties style:font-name="Arial" fo:language="en" fo:country="US" fo:font-weight="bold" style:font-name-asian="Arial" style:language-asian="en" style:country-asian="US" style:font-weight-asian="bold" style:font-name-complex="Arial" style:language-complex="en" style:country-complex="US" style:font-weight-complex="bold"/>
    </style:style>
    <style:style style:name="ce38" style:family="table-cell" style:parent-style-name="Default" style:data-style-name="N119">
      <style:table-cell-properties fo:wrap-option="wrap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none"/>
      <style:paragraph-properties fo:text-align="end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end"/>
      <style:text-properties fo:language="en" fo:country="US" style:language-asian="en" style:country-asian="US" style:language-complex="en" style:country-complex="US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end"/>
      <style:text-properties fo:font-weight="normal" style:font-weight-asian="normal" style:font-weight-complex="normal"/>
    </style:style>
    <style:style style:name="ce44" style:family="table-cell" style:parent-style-name="Default" style:data-style-name="N10"/>
    <style:style style:name="ce45" style:family="table-cell" style:parent-style-name="Default" style:data-style-name="N121">
      <style:text-properties fo:font-weight="bold" style:font-weight-asian="bold" style:font-weight-complex="bold"/>
    </style:style>
    <style:style style:name="ce46" style:family="table-cell" style:parent-style-name="Default" style:data-style-name="N119">
      <style:table-cell-properties fo:wrap-option="wrap" fo:border="none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wrap-option="wrap" fo:border="none"/>
      <style:text-properties fo:font-weight="normal" style:font-weight-asian="normal" style:font-weight-complex="normal"/>
    </style:style>
    <style:style style:name="ce48" style:family="table-cell" style:parent-style-name="Default" style:data-style-name="N119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19">
      <style:table-cell-properties fo:wrap-option="wrap" fo:border="none"/>
      <style:text-properties fo:font-weight="bold" style:font-weight-asian="bold" style:font-weight-complex="bold"/>
    </style:style>
    <style:style style:name="ce50" style:family="table-cell" style:parent-style-name="Default" style:data-style-name="N119">
      <style:text-properties style:font-name="Arial" fo:language="en" fo:country="US" fo:font-weight="bold" style:font-name-asian="Arial" style:language-asian="en" style:country-asian="US" style:font-weight-asian="bold" style:font-name-complex="Arial" style:language-complex="en" style:country-complex="US" style:font-weight-complex="bold"/>
    </style:style>
    <style:style style:name="ce51" style:family="table-cell" style:parent-style-name="Default" style:data-style-name="N119">
      <style:text-properties fo:font-weight="bold" style:font-weight-asian="bold" style:font-weight-complex="bold"/>
      <style:map style:condition="cell-content()&gt;31" style:apply-style-name="Calc_20_-_20_Green" style:base-cell-address="Rig.D24"/>
      <style:map style:condition="cell-content-is-between(30,31)" style:apply-style-name="Calc_20_-_20_Yellow" style:base-cell-address="Rig.D24"/>
      <style:map style:condition="cell-content-is-between(29,30)" style:apply-style-name="Calc_20_-_20_Orange" style:base-cell-address="Rig.D24"/>
      <style:map style:condition="cell-content()&lt;29" style:apply-style-name="Calc_20_-_20_Red" style:base-cell-address="Rig.D24"/>
    </style:style>
    <style:style style:name="ce52" style:family="table-cell" style:parent-style-name="Default" style:data-style-name="N119">
      <style:text-properties style:font-name="Arial" fo:font-size="9.5pt" fo:language="en" fo:country="US" fo:font-weight="bold" style:font-name-asian="Arial" style:font-size-asian="9.5pt" style:language-asian="en" style:country-asian="US" style:font-weight-asian="bold" style:font-name-complex="Arial" style:font-size-complex="9.5pt" style:language-complex="en" style:country-complex="US" style:font-weight-complex="bold"/>
    </style:style>
    <style:style style:name="ce53" style:family="table-cell" style:parent-style-name="Default" style:data-style-name="N2">
      <style:table-cell-properties fo:background-color="transparent" fo:wrap-option="wrap" fo:border="none"/>
      <style:text-properties style:font-name="Arial" fo:font-size="9.5pt" fo:language="en" fo:country="US" fo:font-weight="bold" style:font-name-asian="Arial" style:font-size-asian="9.5pt" style:language-asian="en" style:country-asian="US" style:font-weight-asian="bold" style:font-name-complex="Arial" style:font-size-complex="9.5pt" style:language-complex="en" style:country-complex="US" style:font-weight-complex="bold"/>
    </style:style>
    <style:style style:name="ce54" style:family="table-cell" style:parent-style-name="Default"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style:font-name-asian="Arial" style:font-name-complex="Arial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in"/>
      <style:text-properties fo:language="en" fo:country="US" style:language-asian="en" style:country-asian="US" style:language-complex="en" style:country-complex="US"/>
    </style:style>
    <style:style style:name="ce58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19">
      <style:text-properties fo:language="en" fo:country="US" style:language-asian="en" style:country-asian="US" style:language-complex="en" style:country-complex="US"/>
    </style:style>
    <style:style style:name="ce60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style:font-name="Arial" style:font-name-asian="Arial" style:font-name-complex="Arial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 style:font-name-asian="Arial" style:font-name-complex="Arial"/>
    </style:style>
    <style:style style:name="ce62" style:family="table-cell" style:parent-style-name="Default" style:data-style-name="N2">
      <style:text-properties fo:language="en" fo:country="US" style:language-asian="en" style:country-asian="US" style:language-complex="en" style:country-complex="US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en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9pt" fo:language="en" fo:country="US" style:font-name-asian="Arial" style:font-size-asian="9pt" style:language-asian="en" style:country-asian="US" style:font-name-complex="Arial" style:font-size-complex="9pt" style:language-complex="en" style:country-complex="US"/>
    </style:style>
    <style:style style:name="ce66" style:family="table-cell" style:parent-style-name="Default" style:data-style-name="N2">
      <style:table-cell-properties fo:border="none"/>
      <style:text-properties fo:font-weight="normal" style:font-weight-asian="normal" style:font-weight-complex="normal"/>
    </style:style>
    <style:style style:name="ce67" style:family="table-cell" style:parent-style-name="Default" style:data-style-name="N119">
      <style:table-cell-properties fo:background-color="transparent" fo:border="none"/>
      <style:text-properties fo:font-weight="bold" style:font-weight-asian="bold" style:font-weight-complex="bold"/>
    </style:style>
    <style:style style:name="ce68" style:family="table-cell" style:parent-style-name="Default" style:data-style-name="N1">
      <style:text-properties style:font-name="Arial" fo:font-size="9pt" fo:language="en" fo:country="US" fo:font-weight="bold" style:font-name-asian="Arial" style:font-size-asian="9pt" style:language-asian="en" style:country-asian="US" style:font-weight-asian="bold" style:font-name-complex="Arial" style:font-size-complex="9pt" style:language-complex="en" style:country-complex="US" style:font-weight-complex="bold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end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end"/>
      <style:text-properties fo:font-weight="normal" style:font-weight-asian="normal" style:font-weight-complex="normal"/>
    </style:style>
    <style:style style:name="ce71" style:family="table-cell" style:parent-style-name="Default" style:data-style-name="N2">
      <style:table-cell-properties style:text-align-source="fix" style:repeat-content="false" fo:border="none"/>
      <style:paragraph-properties fo:text-align="end"/>
      <style:text-properties fo:font-weight="normal" style:font-weight-asian="normal" style:font-weight-complex="normal"/>
    </style:style>
    <style:style style:name="ce72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73" style:family="table-cell" style:parent-style-name="Default" style:data-style-name="N120"/>
    <style:style style:name="ce7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75" style:family="table-cell" style:parent-style-name="Default" style:data-style-name="N104"/>
    <style:style style:name="ce76" style:family="table-cell" style:parent-style-name="Default" style:data-style-name="N1">
      <style:table-cell-properties style:text-align-source="fix" style:repeat-content="false" fo:wrap-option="wrap"/>
      <style:paragraph-properties fo:text-align="end" fo:margin-left="0in"/>
    </style:style>
    <style:style style:name="ce77" style:family="table-cell" style:parent-style-name="Default" style:data-style-name="N121"/>
    <style:style style:name="ce78" style:family="table-cell" style:parent-style-name="Default">
      <style:table-cell-properties style:text-align-source="fix" style:repeat-content="false" fo:border="none"/>
      <style:paragraph-properties fo:text-align="end"/>
      <style:text-properties fo:font-weight="bold" style:font-weight-asian="bold" style:font-weight-complex="bold"/>
    </style:style>
    <style:style style:name="ce79" style:family="table-cell" style:parent-style-name="Default" style:data-style-name="N1">
      <style:table-cell-properties fo:wrap-option="wrap"/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80" style:family="table-cell" style:parent-style-name="Default" style:data-style-name="N1"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81" style:family="table-cell" style:parent-style-name="Calc_20_-_20_Re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wrap-option="wrap"/>
      <style:paragraph-properties fo:text-align="end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/>
      <style:text-properties fo:font-weight="normal" style:font-weight-asian="normal" style:font-weight-complex="normal"/>
    </style:style>
    <style:style style:name="ce85" style:family="table-cell" style:parent-style-name="Default" style:data-style-name="N2">
      <style:table-cell-properties fo:background-color="transparent" fo:border="none"/>
      <style:text-properties fo:font-weight="bold" style:font-weight-asian="bold" style:font-weight-complex="bold"/>
    </style:style>
    <style:style style:name="ce86" style:family="table-cell" style:parent-style-name="Default" style:data-style-name="N1">
      <style:table-cell-properties fo:background-color="transparent" fo:border="none"/>
      <style:text-properties fo:font-weight="bold" style:font-weight-asian="bold" style:font-weight-complex="bold"/>
    </style:style>
    <style:style style:name="ce87" style:family="table-cell" style:parent-style-name="Default" style:data-style-name="N1">
      <style:table-cell-properties fo:background-color="transparent" fo:wrap-option="wrap" fo:border="none"/>
      <style:text-properties fo:font-weight="normal" style:font-weight-asian="normal" style:font-weight-complex="normal"/>
    </style:style>
    <style:style style:name="ce88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89" style:family="table-cell" style:parent-style-name="Default">
      <style:table-cell-properties fo:border="none"/>
    </style:style>
    <style:style style:name="ce90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 fo:wrap-option="wrap" fo:border="none"/>
      <style:paragraph-properties fo:text-align="end" fo:margin-left="0in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 fo:margin-left="0in"/>
      <style:text-properties fo:font-weight="normal" style:font-weight-asian="normal" style:font-weight-complex="normal"/>
    </style:style>
    <style:style style:name="ce93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</style:style>
    <style:style style:name="ce94" style:family="table-cell" style:parent-style-name="Default" style:data-style-name="N2">
      <style:table-cell-properties fo:wrap-option="wrap" fo:border="none"/>
      <style:text-properties fo:font-weight="bold" style:font-weight-asian="bold" style:font-weight-complex="bold"/>
    </style:style>
    <style:style style:name="ce95" style:family="table-cell" style:parent-style-name="Default" style:data-style-name="N2">
      <style:table-cell-properties fo:background-color="transparent" fo:wrap-option="wrap" fo:border="none"/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ce96" style:family="table-cell" style:parent-style-name="Default" style:data-style-name="N2">
      <style:table-cell-properties fo:background-color="transparent" fo:wrap-option="wrap" fo:border="none"/>
      <style:text-properties fo:font-weight="bold" style:font-weight-asian="bold" style:font-weight-complex="bold"/>
    </style:style>
    <style:style style:name="ce97" style:family="table-cell" style:parent-style-name="Default" style:data-style-name="N121">
      <style:table-cell-properties fo:background-color="transparent" fo:wrap-option="wrap" fo:border="none"/>
      <style:text-properties fo:font-weight="bold" style:font-weight-asian="bold" style:font-weight-complex="bold"/>
    </style:style>
    <style:style style:name="ce98" style:family="table-cell" style:parent-style-name="Default" style:data-style-name="N2">
      <style:table-cell-properties fo:border="none"/>
    </style:style>
    <style:style style:name="ce99" style:family="table-cell" style:parent-style-name="Default" style:data-style-name="N2">
      <style:table-cell-properties fo:wrap-option="wrap" fo:border="none"/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ce100" style:family="table-cell" style:parent-style-name="Default" style:data-style-name="N2">
      <style:table-cell-properties fo:wrap-option="wrap" fo:border="none"/>
    </style:style>
    <style:style style:name="ce10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/>
      <style:text-properties fo:font-weight="normal" style:font-weight-asian="normal" style:font-weight-complex="normal"/>
    </style:style>
    <style:style style:name="ce103" style:family="table-cell" style:parent-style-name="Default" style:data-style-name="N1">
      <style:text-properties fo:language="en" fo:country="US" style:language-asian="en" style:country-asian="US" style:language-complex="en" style:country-complex="US"/>
    </style:style>
    <style:style style:name="ce104" style:family="table-cell" style:parent-style-name="Default" style:data-style-name="N121">
      <style:table-cell-properties fo:wrap-option="wrap"/>
    </style:style>
    <style:style style:name="ce105" style:family="table-cell" style:parent-style-name="Default" style:data-style-name="N10">
      <style:text-properties fo:font-weight="bold" style:font-weight-asian="bold" style:font-weight-complex="bold"/>
    </style:style>
    <style:style style:name="ce106" style:family="table-cell" style:parent-style-name="Default" style:data-style-name="N1">
      <style:table-cell-properties fo:wrap-option="wrap"/>
      <style:text-properties fo:font-weight="normal" style:font-weight-asian="normal" style:font-weight-complex="normal"/>
    </style:style>
    <style:style style:name="ce107" style:family="table-cell" style:parent-style-name="Default">
      <style:table-cell-properties fo:border="0.06pt solid #c0c0c0"/>
    </style:style>
    <style:style style:name="ce108" style:family="table-cell" style:parent-style-name="Default">
      <style:table-cell-properties fo:border="0.06pt solid #c0c0c0"/>
      <style:text-properties fo:font-weight="normal" style:font-weight-asian="normal" style:font-weight-complex="normal"/>
    </style:style>
    <style:style style:name="ce109" style:family="table-cell" style:parent-style-name="Default" style:data-style-name="N119">
      <style:table-cell-properties fo:background-color="#e6e6e6" fo:border="0.06pt solid #c0c0c0"/>
      <style:text-properties fo:font-weight="normal" style:font-weight-asian="normal" style:font-weight-complex="normal"/>
    </style:style>
    <style:style style:name="ce110" style:family="table-cell" style:parent-style-name="Default">
      <style:table-cell-properties style:text-align-source="fix" style:repeat-content="false" fo:border="0.06pt solid #c0c0c0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19">
      <style:table-cell-properties fo:border="0.06pt solid #c0c0c0"/>
    </style:style>
    <style:style style:name="ce112" style:family="table-cell" style:parent-style-name="Default">
      <style:table-cell-properties style:text-align-source="fix" style:repeat-content="false" fo:border="0.06pt solid #c0c0c0"/>
      <style:paragraph-properties fo:text-align="end" fo:margin-left="0in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end" fo:margin-left="0in"/>
      <style:text-properties fo:language="de" fo:country="DE" fo:font-weight="normal" style:font-name-asian="Bitstream Vera Sans" style:language-asian="zxx" style:country-asian="none" style:font-weight-asian="normal" style:font-name-complex="Lucidasans" style:language-complex="zxx" style:country-complex="none" style:font-weight-complex="normal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5" style:family="table-cell" style:parent-style-name="Default" style:data-style-name="N120"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 fo:language="en" fo:country="US" fo:font-weight="bold" style:font-name-asian="Arial" style:font-size-asian="9pt" style:language-asian="en" style:country-asian="US" style:font-weight-asian="bold" style:font-name-complex="Arial" style:font-size-complex="9pt" style:language-complex="en" style:country-complex="US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 style:data-style-name="N104">
      <style:text-properties fo:font-weight="normal" style:font-weight-asian="normal" style:font-weight-complex="normal"/>
    </style:style>
    <style:style style:name="ce120" style:family="table-cell" style:parent-style-name="Default" style:data-style-name="N104">
      <style:text-properties style:font-name="Arial" fo:language="en" fo:country="US" fo:font-weight="normal" style:font-name-asian="Arial" style:language-asian="en" style:country-asian="US" style:font-weight-asian="normal" style:font-name-complex="Arial" style:language-complex="en" style:country-complex="US" style:font-weight-complex="normal"/>
    </style:style>
    <style:style style:name="ce12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124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2">
      <style:text-properties style:font-name="Arial" fo:font-size="9pt" fo:language="en" fo:country="US" style:font-name-asian="Arial" style:font-size-asian="9pt" style:language-asian="en" style:country-asian="US" style:font-name-complex="Arial" style:font-size-complex="9pt" style:language-complex="en" style:country-complex="US"/>
    </style:style>
    <style:style style:name="ce126" style:family="table-cell" style:parent-style-name="Default" style:data-style-name="N2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ext-properties style:font-name="Arial" fo:font-size="9pt" fo:language="en" fo:country="US" style:font-name-asian="Arial" style:font-size-asian="9pt" style:language-asian="en" style:country-asian="US" style:font-name-complex="Arial" style:font-size-complex="9pt" style:language-complex="en" style:country-complex="US"/>
    </style:style>
    <style:style style:name="ce128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29" style:family="table-cell" style:parent-style-name="Default" style:data-style-name="N119">
      <style:text-properties fo:font-size="9.5pt" fo:language="en" fo:country="US" style:font-size-asian="9.5pt" style:language-asian="en" style:country-asian="US" style:font-size-complex="9.5pt" style:language-complex="en" style:country-complex="US"/>
    </style:style>
    <style:style style:name="ce130" style:family="table-cell" style:parent-style-name="Default" style:data-style-name="N1">
      <style:text-properties fo:font-size="9.5pt" fo:language="en" fo:country="US" style:font-size-asian="9.5pt" style:language-asian="en" style:country-asian="US" style:font-size-complex="9.5pt" style:language-complex="en" style:country-complex="US"/>
    </style:style>
    <style:style style:name="ce131" style:family="table-cell" style:parent-style-name="Default" style:data-style-name="N1"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132" style:family="table-cell" style:parent-style-name="Default" style:data-style-name="N119">
      <style:text-properties style:font-name="Arial" fo:language="en" fo:country="US" style:font-name-asian="Microsoft YaHei" style:language-asian="en" style:country-asian="US" style:font-name-complex="Mangal" style:language-complex="en" style:country-complex="US"/>
    </style:style>
    <style:style style:name="ce133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wrap-option="wrap"/>
      <style:paragraph-properties fo:text-align="end"/>
      <style:text-properties fo:font-weight="bold" style:font-weight-asian="bold" style:font-weight-complex="bold"/>
    </style:style>
    <style:style style:name="ce13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  <style:map style:condition="cell-content()&lt;=1" style:apply-style-name="Calc_20_-_20_Red" style:base-cell-address="Pivot.B12"/>
      <style:map style:condition="cell-content-is-between(1,2)" style:apply-style-name="Calc_20_-_20_Orange" style:base-cell-address="Pivot.B12"/>
      <style:map style:condition="cell-content-is-between(2,3)" style:apply-style-name="Calc_20_-_20_Yellow" style:base-cell-address="Pivot.B12"/>
      <style:map style:condition="cell-content()&gt;=3" style:apply-style-name="Calc_20_-_20_Green" style:base-cell-address="Pivot.B12"/>
    </style:style>
    <style:style style:name="ce13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  <style:map style:condition="cell-content()&lt;=1" style:apply-style-name="Calc_20_-_20_Red" style:base-cell-address="Pivot.D6"/>
      <style:map style:condition="cell-content-is-between(1,2)" style:apply-style-name="Calc_20_-_20_Orange" style:base-cell-address="Pivot.D6"/>
      <style:map style:condition="cell-content-is-between(2,3)" style:apply-style-name="Calc_20_-_20_Yellow" style:base-cell-address="Pivot.D6"/>
      <style:map style:condition="cell-content()&gt;=3" style:apply-style-name="Calc_20_-_20_Green" style:base-cell-address="Pivot.D6"/>
    </style:style>
    <style:style style:name="ce13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  <style:map style:condition="cell-content()&lt;=1" style:apply-style-name="Calc_20_-_20_Red" style:base-cell-address="Pivot.D12"/>
      <style:map style:condition="cell-content-is-between(1,2)" style:apply-style-name="Calc_20_-_20_Orange" style:base-cell-address="Pivot.D12"/>
      <style:map style:condition="cell-content-is-between(2,3)" style:apply-style-name="Calc_20_-_20_Yellow" style:base-cell-address="Pivot.D12"/>
      <style:map style:condition="cell-content()&gt;=3" style:apply-style-name="Calc_20_-_20_Green" style:base-cell-address="Pivot.D12"/>
    </style:style>
    <style:style style:name="ce139" style:family="table-cell" style:parent-style-name="Default" style:data-style-name="N120"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name="Mangal1" style:font-name-asian="Mangal1" style:font-name-complex="Mangal1"/>
    </style:style>
    <style:style style:name="T3" style:family="text">
      <style:text-properties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Results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Default"/>
          <table:table-cell table:style-name="ce5" office:value-type="string">
            <text:p>Birdsmouth</text:p>
          </table:table-cell>
          <table:table-cell table:style-name="ce5" office:value-type="string">
            <text:p>Rounded Box</text:p>
          </table:table-cell>
          <table:table-cell table:style-name="ce5" office:value-type="string">
            <text:p>Aluminum</text:p>
          </table:table-cell>
          <table:table-cell table:style-name="ce5" office:value-type="string">
            <text:p>Original Rig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2">
          <table:table-cell table:style-name="ce1" office:value-type="string">
            <text:p>Righting Safety Factor</text:p>
          </table:table-cell>
          <table:table-cell table:style-name="ce6" table:formula="of:=[Birdsmouth.B14]" office:value-type="float" office:value="2.36966816745468">
            <text:p>2.37</text:p>
          </table:table-cell>
          <table:table-cell table:style-name="ce13" table:formula="of:=[RoundedBox.B25]" office:value-type="float" office:value="2.35425327915181">
            <text:p>2.35</text:p>
          </table:table-cell>
          <table:table-cell table:style-name="ce18" table:formula="of:=[Aluminum.B8]" office:value-type="float" office:value="1.9229918274436">
            <text:p>1.92</text:p>
          </table:table-cell>
          <table:table-cell table:style-name="ce20" table:formula="of:=[OriginalRig.F4]" office:value-type="float" office:value="0.824183226173692">
            <text:p>0.82</text:p>
          </table:table-cell>
          <table:table-cell table:style-name="Default"/>
          <table:table-cell table:style-name="Default" table:number-columns-spanned="2" table:number-rows-spanned="1"/>
          <table:covered-table-cell table:style-name="Default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2">
          <table:table-cell table:style-name="ce1" office:value-type="string">
            <text:p>Gust Safety Factor</text:p>
          </table:table-cell>
          <table:table-cell table:style-name="ce7" table:formula="of:=[Birdsmouth.B15]" office:value-type="float" office:value="1.57145448561032">
            <text:p>1.57</text:p>
          </table:table-cell>
          <table:table-cell table:style-name="ce14" table:formula="of:=[RoundedBox.B26]" office:value-type="float" office:value="1.39788234667478">
            <text:p>1.40</text:p>
          </table:table-cell>
          <table:table-cell table:style-name="ce19" table:formula="of:=[Aluminum.B9]" office:value-type="float" office:value="1.2752393666469">
            <text:p>1.28</text:p>
          </table:table-cell>
          <table:table-cell table:style-name="ce21" office:value-type="string">
            <text:p>??</text:p>
          </table:table-cell>
          <table:table-cell table:style-name="Default" table:number-columns-repeated="6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3">
          <table:table-cell table:style-name="ce1" office:value-type="string">
            <text:p>Total <text:s/>Weight (lbs)</text:p>
          </table:table-cell>
          <table:table-cell table:style-name="ce8" table:formula="of:=[Birdsmouth.B17]" office:value-type="float" office:value="291.517618141257">
            <text:p>292</text:p>
          </table:table-cell>
          <table:table-cell table:style-name="ce8" table:formula="of:=[RoundedBox.B27]" office:value-type="float" office:value="249.297397850484">
            <text:p>249</text:p>
          </table:table-cell>
          <table:table-cell table:style-name="ce8" table:formula="of:=[Aluminum.D5]" office:value-type="float" office:value="322.766053427024">
            <text:p>323</text:p>
          </table:table-cell>
          <table:table-cell table:style-name="ce8" table:formula="of:=[OriginalRig.B19]" office:value-type="float" office:value="181.559868107931">
            <text:p>182</text:p>
          </table:table-cell>
          <table:table-cell table:style-name="Default" table:number-columns-repeated="6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1">
          <table:table-cell table:style-name="ce2" office:value-type="string">
            <text:p>Windage (<text:span text:style-name="T1">ft²)</text:span></text:p>
          </table:table-cell>
          <table:table-cell table:style-name="ce9" table:formula="of:=[Birdsmouth.B10]" office:value-type="float" office:value="16.2723638664743">
            <text:p>16.3</text:p>
          </table:table-cell>
          <table:table-cell table:style-name="ce15" table:formula="of:=[RoundedBox.D29]" office:value-type="float" office:value="22.9187315954041">
            <text:p>22.9</text:p>
          </table:table-cell>
          <table:table-cell table:style-name="ce15" table:formula="of:=[Aluminum.D7]" office:value-type="float" office:value="19.0169022217368">
            <text:p>19.0</text:p>
          </table:table-cell>
          <table:table-cell table:style-name="ce15" table:formula="of:=[OriginalRig.B20]" office:value-type="float" office:value="25.8385416666667">
            <text:p>25.8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3">
          <table:table-cell table:style-name="ce2" office:value-type="string">
            <text:p>Approx. Cost</text:p>
          </table:table-cell>
          <table:table-cell table:style-name="ce10" table:formula="of:=[Birdsmouth.B18]" office:value-type="currency" office:currency="USD" office:value="1194.30432146446">
            <text:p>$1,194.30</text:p>
          </table:table-cell>
          <table:table-cell table:style-name="ce16" table:formula="of:=[RoundedBox.B28]" office:value-type="currency" office:currency="USD" office:value="658.386093153971">
            <text:p>$658.39</text:p>
          </table:table-cell>
          <table:table-cell table:style-name="ce16" table:formula="of:=[Aluminum.D9]" office:value-type="currency" office:currency="USD" office:value="2940">
            <text:p>$2,940.00</text:p>
          </table:table-cell>
          <table:table-cell table:style-name="ce16" office:value-type="string">
            <text:p>??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4" table:number-rows-repeated="2">
          <table:table-cell table:style-name="Default" table:number-columns-repeated="18"/>
          <table:table-cell table:number-columns-repeated="1006"/>
        </table:table-row>
        <table:table-row table:style-name="ro5">
          <table:table-cell table:style-name="Default" table:number-columns-repeated="18"/>
          <table:table-cell table:number-columns-repeated="1006"/>
        </table:table-row>
        <table:table-row table:style-name="ro4" table:number-rows-repeated="5">
          <table:table-cell table:style-name="Default" table:number-columns-repeated="18"/>
          <table:table-cell table:number-columns-repeated="1006"/>
        </table:table-row>
        <table:table-row table:style-name="ro6">
          <table:table-cell table:style-name="Default" table:number-columns-repeated="18"/>
          <table:table-cell table:number-columns-repeated="1006"/>
        </table:table-row>
        <table:table-row table:style-name="ro7">
          <table:table-cell table:style-name="Default" table:number-columns-repeated="1024"/>
        </table:table-row>
        <table:table-row table:style-name="ro7">
          <table:table-cell table:style-name="Default" table:number-columns-repeated="18"/>
          <table:table-cell table:number-columns-repeated="1006"/>
        </table:table-row>
        <table:table-row table:style-name="ro4" table:number-rows-repeated="2">
          <table:table-cell table:style-name="Default" table:number-columns-repeated="16"/>
          <table:table-cell table:number-columns-repeated="1008"/>
        </table:table-row>
        <table:table-row table:style-name="ro4" table:number-rows-repeated="3">
          <table:table-cell table:style-name="Default" table:number-columns-repeated="14"/>
          <table:table-cell table:number-columns-repeated="1010"/>
        </table:table-row>
        <table:table-row table:style-name="ro4">
          <table:table-cell table:style-name="Default"/>
          <table:table-cell/>
          <table:table-cell table:style-name="ce17" table:number-columns-repeated="5"/>
          <table:table-cell table:style-name="Default" table:number-columns-repeated="6"/>
          <table:table-cell table:number-columns-repeated="1011"/>
        </table:table-row>
        <table:table-row table:style-name="ro4">
          <table:table-cell table:style-name="Default" table:number-columns-repeated="14"/>
          <table:table-cell table:number-columns-repeated="1010"/>
        </table:table-row>
        <table:table-row table:style-name="ro4" table:number-rows-repeated="3">
          <table:table-cell table:style-name="Default"/>
          <table:table-cell table:style-name="ce12"/>
          <table:table-cell table:style-name="Default" table:number-columns-repeated="12"/>
          <table:table-cell table:number-columns-repeated="1010"/>
        </table:table-row>
        <table:table-row table:style-name="ro4">
          <table:table-cell table:style-name="Default"/>
          <table:table-cell table:style-name="ce12"/>
          <table:table-cell table:style-name="Default" table:number-columns-repeated="8"/>
          <table:table-cell table:style-name="ce24"/>
          <table:table-cell table:style-name="Default"/>
          <table:table-cell table:number-columns-repeated="1012"/>
        </table:table-row>
        <table:table-row table:style-name="ro4">
          <table:table-cell table:style-name="Default"/>
          <table:table-cell table:style-name="ce12"/>
          <table:table-cell table:style-name="Default" table:number-columns-repeated="4"/>
          <table:table-cell table:style-name="ce23"/>
          <table:table-cell table:style-name="Default" table:number-columns-repeated="6"/>
          <table:table-cell table:number-columns-repeated="1011"/>
        </table:table-row>
        <table:table-row table:style-name="ro4">
          <table:table-cell table:style-name="Default" table:number-columns-repeated="13"/>
          <table:table-cell table:number-columns-repeated="1011"/>
        </table:table-row>
        <table:table-row table:style-name="ro4">
          <table:table-cell table:style-name="Default" table:number-columns-repeated="13"/>
          <table:table-cell table:style-name="ce12"/>
          <table:table-cell table:number-columns-repeated="1010"/>
        </table:table-row>
        <table:table-row table:style-name="ro4">
          <table:table-cell table:style-name="Default" table:number-columns-repeated="13"/>
          <table:table-cell table:number-columns-repeated="1011"/>
        </table:table-row>
        <table:table-row table:style-name="ro4">
          <table:table-cell table:style-name="Default" table:number-columns-repeated="10"/>
          <table:table-cell table:style-name="ce22"/>
          <table:table-cell table:number-columns-repeated="1013"/>
        </table:table-row>
        <table:table-row table:style-name="ro6">
          <table:table-cell table:style-name="ce3"/>
          <table:table-cell table:style-name="ce12"/>
          <table:table-cell table:style-name="Default" table:number-columns-repeated="8"/>
          <table:table-cell table:style-name="ce22"/>
          <table:table-cell table:number-columns-repeated="1013"/>
        </table:table-row>
        <table:table-row table:style-name="ro4">
          <table:table-cell table:style-name="Default" table:number-columns-repeated="14"/>
          <table:table-cell table:number-columns-repeated="1010"/>
        </table:table-row>
        <table:table-row table:style-name="ro4">
          <table:table-cell table:style-name="Default" table:number-columns-repeated="1024"/>
        </table:table-row>
        <table:table-row table:style-name="ro4" table:number-rows-repeated="6">
          <table:table-cell table:style-name="Default" table:number-columns-repeated="14"/>
          <table:table-cell table:number-columns-repeated="1010"/>
        </table:table-row>
        <table:table-row table:style-name="ro4">
          <table:table-cell table:style-name="Default" table:number-columns-repeated="11"/>
          <table:table-cell table:number-columns-repeated="1013"/>
        </table:table-row>
        <table:table-row table:style-name="ro4" table:number-rows-repeated="7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3" table:number-columns-spanned="2" table:number-rows-spanned="1"/>
          <table:covered-table-cell table:style-name="Default"/>
          <table:table-cell table:number-columns-repeated="1017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3" table:number-columns-spanned="2" table:number-rows-spanned="1"/>
          <table:covered-table-cell table:style-name="Default"/>
          <table:table-cell table:number-columns-repeated="1017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3" table:number-columns-spanned="2" table:number-rows-spanned="1"/>
          <table:covered-table-cell table:style-name="Default"/>
          <table:table-cell table:number-columns-repeated="1017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3">
          <table:table-cell table:number-columns-repeated="2"/>
          <table:table-cell table:style-name="ce3" table:number-columns-spanned="2" table:number-rows-spanned="1"/>
          <table:covered-table-cell table:style-name="Default"/>
          <table:table-cell table:style-name="ce22"/>
          <table:table-cell table:number-columns-repeated="1019"/>
        </table:table-row>
        <table:table-row table:style-name="ro4" table:number-rows-repeated="1048517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Results.B2:Results.B2">
            <calcext:condition calcext:apply-style-name="Calc - Red" calcext:value="between(0.5,1)" calcext:base-cell-address="Results.B2"/>
            <calcext:condition calcext:apply-style-name="Calc - Orange" calcext:value="between(1,1.5)" calcext:base-cell-address="Results.B2"/>
            <calcext:condition calcext:apply-style-name="Calc - Yellow" calcext:value="between(1.5,2)" calcext:base-cell-address="Results.B2"/>
            <calcext:condition calcext:apply-style-name="Calc - Green" calcext:value="&gt;=2" calcext:base-cell-address="Results.B2"/>
            <calcext:condition calcext:apply-style-name="Calc - Purple" calcext:value="&lt;0.5" calcext:base-cell-address="Results.B2"/>
          </calcext:conditional-format>
          <calcext:conditional-format calcext:target-range-address="Results.C2:Results.C2">
            <calcext:condition calcext:apply-style-name="Calc - Red" calcext:value="between(0.5,1)" calcext:base-cell-address="Results.C2"/>
            <calcext:condition calcext:apply-style-name="Calc - Orange" calcext:value="between(1,1.5)" calcext:base-cell-address="Results.C2"/>
            <calcext:condition calcext:apply-style-name="Calc - Yellow" calcext:value="between(1.5,2)" calcext:base-cell-address="Results.C2"/>
            <calcext:condition calcext:apply-style-name="Calc - Green" calcext:value="&gt;=2" calcext:base-cell-address="Results.C2"/>
            <calcext:condition calcext:apply-style-name="Calc - Purple" calcext:value="&lt;0.5" calcext:base-cell-address="Results.C2"/>
          </calcext:conditional-format>
          <calcext:conditional-format calcext:target-range-address="Results.D2:Results.D2">
            <calcext:condition calcext:apply-style-name="Calc - Red" calcext:value="between(0.5,1)" calcext:base-cell-address="Results.D2"/>
            <calcext:condition calcext:apply-style-name="Calc - Orange" calcext:value="between(1,1.5)" calcext:base-cell-address="Results.D2"/>
            <calcext:condition calcext:apply-style-name="Calc - Yellow" calcext:value="between(1.5,2)" calcext:base-cell-address="Results.D2"/>
            <calcext:condition calcext:apply-style-name="Calc - Green" calcext:value="&gt;=2" calcext:base-cell-address="Results.D2"/>
            <calcext:condition calcext:apply-style-name="Calc - Purple" calcext:value="&lt;0.5" calcext:base-cell-address="Results.D2"/>
          </calcext:conditional-format>
          <calcext:conditional-format calcext:target-range-address="Results.E2:Results.E2">
            <calcext:condition calcext:apply-style-name="Calc - Red" calcext:value="between(0.5,1)" calcext:base-cell-address="Results.E2"/>
            <calcext:condition calcext:apply-style-name="Calc - Orange" calcext:value="between(1,1.5)" calcext:base-cell-address="Results.E2"/>
            <calcext:condition calcext:apply-style-name="Calc - Yellow" calcext:value="between(1.5,2)" calcext:base-cell-address="Results.E2"/>
            <calcext:condition calcext:apply-style-name="Calc - Green" calcext:value="&gt;=2" calcext:base-cell-address="Results.E2"/>
            <calcext:condition calcext:apply-style-name="Calc - Purple" calcext:value="&lt;0.5" calcext:base-cell-address="Results.E2"/>
          </calcext:conditional-format>
          <calcext:conditional-format calcext:target-range-address="Results.B3:Results.B3">
            <calcext:condition calcext:apply-style-name="Calc - Red" calcext:value="between(0.5,1)" calcext:base-cell-address="Results.B3"/>
            <calcext:condition calcext:apply-style-name="Calc - Orange" calcext:value="between(1,1.5)" calcext:base-cell-address="Results.B3"/>
            <calcext:condition calcext:apply-style-name="Calc - Yellow" calcext:value="between(1.5,2)" calcext:base-cell-address="Results.B3"/>
            <calcext:condition calcext:apply-style-name="Calc - Green" calcext:value="&gt;=2" calcext:base-cell-address="Results.B3"/>
            <calcext:condition calcext:apply-style-name="Calc - Purple" calcext:value="&lt;0.5" calcext:base-cell-address="Results.B3"/>
          </calcext:conditional-format>
          <calcext:conditional-format calcext:target-range-address="Results.C3:Results.C3">
            <calcext:condition calcext:apply-style-name="Calc - Red" calcext:value="between(0.5,1)" calcext:base-cell-address="Results.C3"/>
            <calcext:condition calcext:apply-style-name="Calc - Orange" calcext:value="between(1,1.5)" calcext:base-cell-address="Results.C3"/>
            <calcext:condition calcext:apply-style-name="Calc - Yellow" calcext:value="between(1.5,2)" calcext:base-cell-address="Results.C3"/>
            <calcext:condition calcext:apply-style-name="Calc - Green" calcext:value="&gt;=2" calcext:base-cell-address="Results.C3"/>
            <calcext:condition calcext:apply-style-name="Calc - Purple" calcext:value="&lt;0.5" calcext:base-cell-address="Results.C3"/>
          </calcext:conditional-format>
          <calcext:conditional-format calcext:target-range-address="Results.D3:Results.D3">
            <calcext:condition calcext:apply-style-name="Calc - Red" calcext:value="between(0.5,1)" calcext:base-cell-address="Results.D3"/>
            <calcext:condition calcext:apply-style-name="Calc - Orange" calcext:value="between(1,1.5)" calcext:base-cell-address="Results.D3"/>
            <calcext:condition calcext:apply-style-name="Calc - Yellow" calcext:value="between(1.5,2)" calcext:base-cell-address="Results.D3"/>
            <calcext:condition calcext:apply-style-name="Calc - Green" calcext:value="&gt;=2" calcext:base-cell-address="Results.D3"/>
            <calcext:condition calcext:apply-style-name="Calc - Purple" calcext:value="&lt;0.5" calcext:base-cell-address="Results.D3"/>
          </calcext:conditional-format>
          <calcext:conditional-format calcext:target-range-address="Results.E3:Results.E3">
            <calcext:condition calcext:apply-style-name="Calc - Red" calcext:value="between(0.5,1)" calcext:base-cell-address="Results.E3"/>
            <calcext:condition calcext:apply-style-name="Calc - Orange" calcext:value="between(1,1.5)" calcext:base-cell-address="Results.E3"/>
            <calcext:condition calcext:apply-style-name="Calc - Yellow" calcext:value="between(1.5,2)" calcext:base-cell-address="Results.E3"/>
            <calcext:condition calcext:apply-style-name="Calc - Green" calcext:value="&gt;=2" calcext:base-cell-address="Results.E3"/>
            <calcext:condition calcext:apply-style-name="Calc - Purple" calcext:value="&lt;0.5" calcext:base-cell-address="Results.E3"/>
          </calcext:conditional-format>
        </calcext:conditional-formats>
      </table:table>
      <table:table table:name="Rig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9">
          <table:table-cell table:style-name="ce25" office:value-type="string" table:number-columns-spanned="2" table:number-rows-spanned="1">
            <text:p>Sail</text:p>
          </table:table-cell>
          <table:covered-table-cell/>
          <table:table-cell table:style-name="ce39" office:value-type="string" table:number-columns-spanned="2" table:number-rows-spanned="1">
            <text:p>Mast</text:p>
          </table:table-cell>
          <table:covered-table-cell table:style-name="ce1"/>
          <table:table-cell table:style-name="Default"/>
          <table:table-cell table:number-columns-repeated="4"/>
        </table:table-row>
        <table:table-row table:style-name="ro3">
          <table:table-cell table:style-name="ce26" office:value-type="string">
            <text:p>Parallelogram Luff (ft)</text:p>
          </table:table-cell>
          <table:table-cell table:formula="of:=14" office:value-type="float" office:value="14">
            <text:p>14</text:p>
          </table:table-cell>
          <table:table-cell table:style-name="ce26" office:value-type="string">
            <text:p>Mast Tip To Batten Length Ratio</text:p>
          </table:table-cell>
          <table:table-cell table:style-name="ce44" office:value-type="percentage" office:value="0.15">
            <text:p>15%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26" office:value-type="string">
            <text:p>Batten Length (ft)</text:p>
          </table:table-cell>
          <table:table-cell table:style-name="ce29" table:formula="of:=20" office:value-type="float" office:value="20">
            <text:p>20.0</text:p>
          </table:table-cell>
          <table:table-cell table:style-name="ce26" office:value-type="string">
            <text:p>Horizontal Sling/Mast Offset Ratio (ft)</text:p>
          </table:table-cell>
          <table:table-cell table:style-name="ce44" office:value-type="percentage" office:value="0.05">
            <text:p>5%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26" office:value-type="string">
            <text:p>Parallelogram Panels</text:p>
          </table:table-cell>
          <table:table-cell office:value-type="float" office:value="4">
            <text:p>4</text:p>
          </table:table-cell>
          <table:table-cell office:value-type="string">
            <text:p>Sling Point Above Tack (ft)</text:p>
          </table:table-cell>
          <table:table-cell table:style-name="ce32" table:formula="of:=[.B17]+[.B18]/2" office:value-type="float" office:value="25.1969262078591">
            <text:p>25.2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Panel Luff (ft)</text:p>
          </table:table-cell>
          <table:table-cell table:style-name="ce30" table:formula="of:=[.B2]/[.B4]" office:value-type="float" office:value="3.5">
            <text:p>3.5</text:p>
          </table:table-cell>
          <table:table-cell office:value-type="string">
            <text:p>Mast Height Above Sling Point (ft)</text:p>
          </table:table-cell>
          <table:table-cell table:style-name="ce32" table:formula="of:=[.B3]*SQRT([.D2]^2 - [.D3]^2)" office:value-type="float" office:value="2.82842712474619">
            <text:p>2.8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Panel Width Ratio</text:p>
          </table:table-cell>
          <table:table-cell table:style-name="ce31" table:formula="of:=([.B2]/[.B4])/[.B3]" office:value-type="float" office:value="0.175">
            <text:p>0.18</text:p>
          </table:table-cell>
          <table:table-cell office:value-type="string">
            <text:p>Mast Height Above Tack (ft)</text:p>
          </table:table-cell>
          <table:table-cell table:style-name="ce32" table:formula="of:=[.D4]+[.D5]" office:value-type="float" office:value="28.0253533326053">
            <text:p>28.0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Parallelogram Width (ft)</text:p>
          </table:table-cell>
          <table:table-cell table:style-name="ce30" table:formula="of:=2*[SailCalculations.B6]/[.B5]" office:value-type="float" office:value="19.7905130333311">
            <text:p>19.8</text:p>
          </table:table-cell>
          <table:table-cell office:value-type="string">
            <text:p>Tack To Mast Centerline (ft)</text:p>
          </table:table-cell>
          <table:table-cell table:style-name="ce32" table:formula="of:=[.B19]/2 - [.B3]*[.D3]" office:value-type="float" office:value="2.42020143325669">
            <text:p>2.4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Tack Angle <text:span text:style-name="T1">(°)</text:span></text:p>
          </table:table-cell>
          <table:table-cell table:style-name="ce32" table:formula="of:=90 - ASIN([.B7]/[.B3]) * 180 / PI()" office:value-type="float" office:value="8.30005453560497">
            <text:p>8.3</text:p>
          </table:table-cell>
          <table:table-cell office:value-type="string">
            <text:p>Fore/Aft Sail Balance</text:p>
          </table:table-cell>
          <table:table-cell table:style-name="ce45" table:formula="of:=[.D7]/[.B7]" office:value-type="percentage" office:value="0.12229099009109">
            <text:p>12.2%</text:p>
          </table:table-cell>
          <table:table-cell table:style-name="Default"/>
          <table:table-cell table:number-columns-repeated="4"/>
        </table:table-row>
        <table:table-row table:style-name="ro10">
          <table:table-cell table:style-name="ce1" office:value-type="string">
            <text:p>Clew Rise (ft)</text:p>
          </table:table-cell>
          <table:table-cell table:style-name="ce29" table:formula="of:=[.B3]*SIN((PI()/180)*[.B8])" office:value-type="float" office:value="2.88714285714299">
            <text:p>2.9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1">
          <table:table-cell table:style-name="ce1"/>
          <table:table-cell table:style-name="ce30"/>
          <table:table-cell table:style-name="ce26" office:value-type="string">
            <text:p>Partners to Tack (ft)</text:p>
          </table:table-cell>
          <table:table-cell office:value-type="float" office:value="0.5">
            <text:p>0.5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6" office:value-type="string">
            <text:p>Yard Angle (°)</text:p>
          </table:table-cell>
          <table:table-cell office:value-type="float" office:value="70">
            <text:p>70</text:p>
          </table:table-cell>
          <table:table-cell table:style-name="ce40" office:value-type="string">
            <text:p>Partners To Foot (ft)</text:p>
          </table:table-cell>
          <table:table-cell table:style-name="ce46" table:formula="of:=40/12" office:value-type="float" office:value="3.33333333333333">
            <text:p>3.3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6" office:value-type="string">
            <text:p>Head Panels</text:p>
          </table:table-cell>
          <table:table-cell office:value-type="float" office:value="3">
            <text:p>3</text:p>
          </table:table-cell>
          <table:table-cell table:style-name="ce40" office:value-type="string">
            <text:p>Partners (ft)</text:p>
          </table:table-cell>
          <table:table-cell table:style-name="ce47" office:value-type="float" office:value="0">
            <text:p>0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Head Panel Luff (in)</text:p>
          </table:table-cell>
          <table:table-cell table:style-name="ce33" table:formula="of:=ROUND((9/25)*[.B3]; 1)" office:value-type="float" office:value="7.2">
            <text:p>7</text:p>
          </table:table-cell>
          <table:table-cell table:style-name="ce26" office:value-type="string">
            <text:p>Pivot To Foot (ft)</text:p>
          </table:table-cell>
          <table:table-cell table:style-name="ce29" table:formula="of:=36.5/12" office:value-type="float" office:value="3.04166666666667">
            <text:p>3.0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Head Panel Luff (ft)</text:p>
          </table:table-cell>
          <table:table-cell table:style-name="ce34" table:formula="of:=[.B13]/12" office:value-type="float" office:value="0.6">
            <text:p>0.60</text:p>
          </table:table-cell>
          <table:table-cell table:style-name="ce26" office:value-type="string">
            <text:p>Foot To CM (ft)</text:p>
          </table:table-cell>
          <table:table-cell table:style-name="ce36" table:formula="of:=40/12" office:value-type="float" office:value="3.33333333333333">
            <text:p>3.3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ce26" office:value-type="string">
            <text:p>Partners To Keel (ft)</text:p>
          </table:table-cell>
          <table:table-cell table:style-name="ce48" table:formula="of:=97/12" office:value-type="float" office:value="8.08333333333333">
            <text:p>8.1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27" office:value-type="string">
            <text:p>Total Leech Length (ft)</text:p>
          </table:table-cell>
          <table:table-cell table:style-name="ce32" table:formula="of:=[.B2]+SUM([SailCalculations.B28:.G28])" office:value-type="float" office:value="36.7882917751279">
            <text:p>36.8</text:p>
          </table:table-cell>
          <table:table-cell table:style-name="ce26" office:value-type="string">
            <text:p>Partners to Waterline (ft)</text:p>
          </table:table-cell>
          <table:table-cell table:formula="of:=7" office:value-type="float" office:value="7">
            <text:p>7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Total Luff Length (ft)</text:p>
          </table:table-cell>
          <table:table-cell table:style-name="ce32" table:formula="of:=[.B2]+[.B14]*[.B12]" office:value-type="float" office:value="15.8">
            <text:p>15.8</text:p>
          </table:table-cell>
          <table:table-cell table:style-name="ce28" office:value-type="string">
            <text:p>Above Partners (ft)</text:p>
          </table:table-cell>
          <table:table-cell table:style-name="ce49" table:formula="of:=[.D6]+[.D10]" office:value-type="float" office:value="28.5253533326053">
            <text:p>28.5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Yard Vertical Span (ft)</text:p>
          </table:table-cell>
          <table:table-cell table:style-name="ce35" table:formula="of:=SIN((PI()/180)*[.B11])*[.B3]" office:value-type="float" office:value="18.7938524157182">
            <text:p>18.8</text:p>
          </table:table-cell>
          <table:table-cell table:style-name="ce3" office:value-type="string">
            <text:p>Above Partners (m)</text:p>
          </table:table-cell>
          <table:table-cell table:style-name="ce32" table:formula="of:=[.D17]*0.3048" office:value-type="float" office:value="8.69452769577809">
            <text:p>8.7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Yard Horizontal Span (ft)</text:p>
          </table:table-cell>
          <table:table-cell table:style-name="ce36" table:formula="of:=COS((PI()/180)*[.B11])*[.B3]" office:value-type="float" office:value="6.84040286651338">
            <text:p>6.8</text:p>
          </table:table-cell>
          <table:table-cell table:style-name="ce3" office:value-type="string">
            <text:p>Total Length (ft)</text:p>
          </table:table-cell>
          <table:table-cell table:style-name="ce32" table:formula="of:=[.D17]+[.D11]+[.D12]" office:value-type="float" office:value="31.8586866659386">
            <text:p>31.9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ce3" office:value-type="string">
            <text:p>Bury</text:p>
          </table:table-cell>
          <table:table-cell table:style-name="ce45" table:formula="of:=[Rig.D11]/[Rig.D17]" office:value-type="percentage" office:value="0.116855111117002">
            <text:p>11.7%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Peak Height Above Tack (ft)</text:p>
          </table:table-cell>
          <table:table-cell table:style-name="ce30" table:formula="of:=[.B17]+[.B18]" office:value-type="float" office:value="34.5938524157182">
            <text:p>34.6</text:p>
          </table:table-cell>
          <table:table-cell table:style-name="ce41" office:value-type="string">
            <text:p>Partners To CM (ft)</text:p>
          </table:table-cell>
          <table:table-cell table:style-name="ce32" table:formula="of:=[.D11]+[.D14]" office:value-type="float" office:value="6.66666666666667">
            <text:p>6.7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Sail Aspect Ratio</text:p>
          </table:table-cell>
          <table:table-cell table:style-name="ce31" table:formula="of:=[.B21]/[.B7]" office:value-type="float" office:value="1.74800180053217">
            <text:p>1.75</text:p>
          </table:table-cell>
          <table:table-cell office:value-type="string">
            <text:p>Clew to Waterline (ft)</text:p>
          </table:table-cell>
          <table:table-cell table:style-name="ce50" table:formula="of:=[.B9]+[.D16]+[.D10]" office:value-type="float" office:value="10.387142857143">
            <text:p>10.4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Total Sail Area (ft²)</text:p>
          </table:table-cell>
          <table:table-cell table:style-name="ce37" table:formula="of:=[SailCalculations.B34]" office:value-type="float" office:value="514.147414419519">
            <text:p>514.1</text:p>
          </table:table-cell>
          <table:table-cell office:value-type="string">
            <text:p>Max Roll Angle When Running <text:span text:style-name="T1">(°)</text:span></text:p>
          </table:table-cell>
          <table:table-cell table:style-name="ce51" table:formula="of:=ATAN(([.D22])/([.B7]-[.D7]))*180/PI()" office:value-type="float" office:value="30.8786863302271">
            <text:p>30.9</text:p>
          </table:table-cell>
          <table:table-cell table:number-columns-repeated="5"/>
        </table:table-row>
        <table:table-row table:style-name="ro3">
          <table:table-cell table:style-name="ce1" office:value-type="string">
            <text:p>Total Sail Area (m²)</text:p>
          </table:table-cell>
          <table:table-cell table:style-name="ce32" table:formula="of:=[.B24]*0.092903" office:value-type="float" office:value="47.7658372418166">
            <text:p>47.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3" office:value-type="string">
            <text:p>Sail Area / Displacement</text:p>
          </table:table-cell>
          <table:table-cell table:style-name="ce38" table:formula="of:=[.B24]/([Boat.B2]^0.66667)" office:value-type="float" office:value="19.5078031842953">
            <text:p>19.5</text:p>
          </table:table-cell>
          <table:table-cell table:style-name="ce42" office:value-type="string">
            <text:p>Fake SA for SA/D 14 (m²)</text:p>
          </table:table-cell>
          <table:table-cell table:style-name="ce52" table:formula="of:=IF([Rig.B26]&gt;14; 14 * [Boat.B2]^(2/3); [Rig.B24])*0.3048*0.3048" office:value-type="float" office:value="34.2791581328153">
            <text:p>34.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3" office:value-type="string">
            <text:p><text:s/>Kverneland Partners Diameter (in)</text:p>
          </table:table-cell>
          <table:table-cell table:style-name="ce53" table:formula="of:=([.D18] + 2*SQRT([.D26])) / 0.85 /  2.54" office:value-type="float" office:value="9.45076833782435">
            <text:p>9.45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6" office:value-type="string">
            <text:p>Masthead Diameter Ratio</text:p>
          </table:table-cell>
          <table:table-cell table:style-name="ce54" table:formula="of:=0.41" office:value-type="float" office:value="0.41">
            <text:p>0.41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3" office:value-type="string">
            <text:p>Masthead Diameter (in)</text:p>
          </table:table-cell>
          <table:table-cell table:style-name="ce31" table:formula="of:=[.D28]*[.D27]" office:value-type="float" office:value="3.87481501850798">
            <text:p>3.87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Default"/>
          <table:table-cell table:number-columns-repeated="6"/>
        </table:table-row>
        <table:table-row table:style-name="ro3" table:number-rows-repeated="1048545">
          <table:table-cell table:number-columns-repeated="9"/>
        </table:table-row>
        <table:table-row table:style-name="ro3">
          <table:table-cell table:number-columns-repeated="9"/>
        </table:table-row>
        <calcext:conditional-formats>
          <calcext:conditional-format calcext:target-range-address="Rig.D24:Rig.D24">
            <calcext:condition calcext:apply-style-name="Calc - Green" calcext:value="&gt;31" calcext:base-cell-address="Rig.D24"/>
            <calcext:condition calcext:apply-style-name="Calc - Yellow" calcext:value="between(30,31)" calcext:base-cell-address="Rig.D24"/>
            <calcext:condition calcext:apply-style-name="Calc - Orange" calcext:value="between(29,30)" calcext:base-cell-address="Rig.D24"/>
            <calcext:condition calcext:apply-style-name="Calc - Red" calcext:value="&lt;29" calcext:base-cell-address="Rig.D24"/>
          </calcext:conditional-format>
        </calcext:conditional-formats>
      </table:table>
      <table:table table:name="SailCalculations" table:style-name="ta1"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3">
          <table:table-cell table:style-name="ce16" office:value-type="string" table:number-columns-spanned="2" table:number-rows-spanned="1">
            <text:p>Tack Angle Calculation</text:p>
          </table:table-cell>
          <table:covered-table-cell/>
          <table:table-cell table:number-columns-repeated="9"/>
        </table:table-row>
        <table:table-row table:style-name="ro3">
          <table:table-cell table:style-name="ce1" office:value-type="string">
            <text:p>Tack Triangle Base (ft)</text:p>
          </table:table-cell>
          <table:table-cell table:formula="of:=[Rig.B5]" office:value-type="float" office:value="3.5">
            <text:p>3.5</text:p>
          </table:table-cell>
          <table:table-cell table:number-columns-repeated="9"/>
        </table:table-row>
        <table:table-row table:style-name="ro3">
          <table:table-cell table:style-name="ce1" office:value-type="string">
            <text:p>Tack Triangle Side A</text:p>
          </table:table-cell>
          <table:table-cell table:style-name="ce29" table:formula="of:=[Rig.B3]" office:value-type="float" office:value="20">
            <text:p>20.0</text:p>
          </table:table-cell>
          <table:table-cell table:style-name="ce29"/>
          <table:table-cell table:number-columns-repeated="8"/>
        </table:table-row>
        <table:table-row table:style-name="ro3">
          <table:table-cell table:style-name="ce1" office:value-type="string">
            <text:p>Tack Triangle Side B</text:p>
          </table:table-cell>
          <table:table-cell table:style-name="ce29" table:formula="of:=[Rig.B3]*0.99" office:value-type="float" office:value="19.8">
            <text:p>19.8</text:p>
          </table:table-cell>
          <table:table-cell table:style-name="ce29"/>
          <table:table-cell table:number-columns-repeated="8"/>
        </table:table-row>
        <table:table-row table:style-name="ro3">
          <table:table-cell table:style-name="ce1" office:value-type="string">
            <text:p>Tack Triangle Semiperimeter (ft)</text:p>
          </table:table-cell>
          <table:table-cell table:style-name="ce29" table:formula="of:=(SUM([.B2:.B4]))/2" office:value-type="float" office:value="21.65">
            <text:p>21.7</text:p>
          </table:table-cell>
          <table:table-cell table:style-name="ce29"/>
          <table:table-cell table:number-columns-repeated="8"/>
        </table:table-row>
        <table:table-row table:style-name="ro3">
          <table:table-cell table:style-name="ce1" office:value-type="string">
            <text:p>Tack Triangle Area (ft²)</text:p>
          </table:table-cell>
          <table:table-cell table:style-name="ce29" table:formula="of:=SQRT([.B5]*([.B5]-[.B2])*([.B5]-[.B3])*([.B5]-[.B4]))" office:value-type="float" office:value="34.6333978083294">
            <text:p>34.6</text:p>
          </table:table-cell>
          <table:table-cell table:style-name="ce29"/>
          <table:table-cell table:number-columns-repeated="8"/>
        </table:table-row>
        <table:table-row table:style-name="ro1">
          <table:table-cell table:style-name="ce1" office:value-type="string">
            <text:p>Head Panel Angle <text:span text:style-name="T1">(°)</text:span></text:p>
          </table:table-cell>
          <table:table-cell table:style-name="ce30" table:formula="of:=([Rig.B11]-[Rig.B8])/[Rig.B12]" office:value-type="float" office:value="20.5666484881317">
            <text:p>20.6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ce29"/>
          <table:table-cell table:number-columns-repeated="8"/>
        </table:table-row>
        <table:table-row table:style-name="ro3">
          <table:table-cell table:style-name="ce26" office:value-type="string">
            <text:p>Parallelogram Panels</text:p>
          </table:table-cell>
          <table:table-cell table:style-name="ce5" office:value-type="float" office:value="1" table:number-columns-spanned="2" table:number-rows-spanned="1">
            <text:p>1</text:p>
          </table:table-cell>
          <table:covered-table-cell table:style-name="ce5"/>
          <table:table-cell table:style-name="ce5" office:value-type="float" office:value="2" table:number-columns-spanned="2" table:number-rows-spanned="1">
            <text:p>2</text:p>
          </table:table-cell>
          <table:covered-table-cell table:style-name="ce5"/>
          <table:table-cell table:style-name="ce5" office:value-type="float" office:value="3" table:number-columns-spanned="2" table:number-rows-spanned="1">
            <text:p>3</text:p>
          </table:table-cell>
          <table:covered-table-cell table:style-name="ce5"/>
          <table:table-cell table:style-name="ce5" office:value-type="float" office:value="4" table:number-columns-spanned="2" table:number-rows-spanned="1">
            <text:p>4</text:p>
          </table:table-cell>
          <table:covered-table-cell table:style-name="ce5"/>
          <table:table-cell table:style-name="ce5" office:value-type="float" office:value="5" table:number-columns-spanned="2" table:number-rows-spanned="1">
            <text:p>5</text:p>
          </table:table-cell>
          <table:covered-table-cell/>
        </table:table-row>
        <table:table-row table:style-name="ro3">
          <table:table-cell table:style-name="ce55" office:value-type="string">
            <text:p>Vertices (ft from tack)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22" table:formula="of:=0" office:value-type="float" office:value="0">
            <text:p>0.00</text:p>
          </table:table-cell>
          <table:table-cell table:style-name="ce22" table:formula="of:=[Rig.$B$5] * ([.B$9]-1)" office:value-type="float" office:value="0">
            <text:p>0.00</text:p>
          </table:table-cell>
          <table:table-cell table:style-name="ce22" table:formula="of:=0" office:value-type="float" office:value="0">
            <text:p>0.00</text:p>
          </table:table-cell>
          <table:table-cell table:style-name="ce22" table:formula="of:=[Rig.$B$5] * ([.D$9]-1)" office:value-type="float" office:value="3.5">
            <text:p>3.50</text:p>
          </table:table-cell>
          <table:table-cell table:style-name="ce22" table:formula="of:=0" office:value-type="float" office:value="0">
            <text:p>0.00</text:p>
          </table:table-cell>
          <table:table-cell table:style-name="ce22" table:formula="of:=[Rig.$B$5] * ([.F$9]-1)" office:value-type="float" office:value="7">
            <text:p>7.00</text:p>
          </table:table-cell>
          <table:table-cell table:style-name="ce22" table:formula="of:=0" office:value-type="float" office:value="0">
            <text:p>0.00</text:p>
          </table:table-cell>
          <table:table-cell table:style-name="ce22" table:formula="of:=[Rig.$B$5] * ([.H$9]-1)" office:value-type="float" office:value="10.5">
            <text:p>10.50</text:p>
          </table:table-cell>
          <table:table-cell table:style-name="ce22" table:formula="of:=0" office:value-type="float" office:value="0">
            <text:p>0.00</text:p>
          </table:table-cell>
          <table:table-cell table:style-name="ce22" table:formula="of:=[Rig.$B$5] * ([.J$9]-1)" office:value-type="float" office:value="14">
            <text:p>14.00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22" table:formula="of:=0" office:value-type="float" office:value="0">
            <text:p>0.00</text:p>
          </table:table-cell>
          <table:table-cell table:style-name="ce22" table:formula="of:=[Rig.$B$5] * ([.B$9])" office:value-type="float" office:value="3.5">
            <text:p>3.50</text:p>
          </table:table-cell>
          <table:table-cell table:style-name="ce22" table:formula="of:=0" office:value-type="float" office:value="0">
            <text:p>0.00</text:p>
          </table:table-cell>
          <table:table-cell table:style-name="ce22" table:formula="of:=[Rig.$B$5] * ([.D$9])" office:value-type="float" office:value="7">
            <text:p>7.00</text:p>
          </table:table-cell>
          <table:table-cell table:style-name="ce22" table:formula="of:=0" office:value-type="float" office:value="0">
            <text:p>0.00</text:p>
          </table:table-cell>
          <table:table-cell table:style-name="ce22" table:formula="of:=[Rig.$B$5] * ([.F$9])" office:value-type="float" office:value="10.5">
            <text:p>10.50</text:p>
          </table:table-cell>
          <table:table-cell table:style-name="ce22" table:formula="of:=0" office:value-type="float" office:value="0">
            <text:p>0.00</text:p>
          </table:table-cell>
          <table:table-cell table:style-name="ce22" table:formula="of:=[Rig.$B$5] * ([.H$9])" office:value-type="float" office:value="14">
            <text:p>14.00</text:p>
          </table:table-cell>
          <table:table-cell table:style-name="ce22" table:formula="of:=0" office:value-type="float" office:value="0">
            <text:p>0.00</text:p>
          </table:table-cell>
          <table:table-cell table:style-name="ce22" table:formula="of:=[Rig.$B$5] * ([.J$9])" office:value-type="float" office:value="17.5">
            <text:p>17.50</text:p>
          </table:table-cell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22" table:formula="of:=[Rig.$B$7]*-1" office:value-type="float" office:value="-19.7905130333311">
            <text:p>-19.79</text:p>
          </table:table-cell>
          <table:table-cell table:style-name="ce22" table:formula="of:=[.C12]+[Rig.$B$9]" office:value-type="float" office:value="6.38714285714299">
            <text:p>6.39</text:p>
          </table:table-cell>
          <table:table-cell table:style-name="ce22" table:formula="of:=[Rig.$B$7]*-1" office:value-type="float" office:value="-19.7905130333311">
            <text:p>-19.79</text:p>
          </table:table-cell>
          <table:table-cell table:style-name="ce22" table:formula="of:=[.E12]+[Rig.$B$9]" office:value-type="float" office:value="9.88714285714299">
            <text:p>9.89</text:p>
          </table:table-cell>
          <table:table-cell table:style-name="ce22" table:formula="of:=[Rig.$B$7]*-1" office:value-type="float" office:value="-19.7905130333311">
            <text:p>-19.79</text:p>
          </table:table-cell>
          <table:table-cell table:style-name="ce22" table:formula="of:=[.G12]+[Rig.$B$9]" office:value-type="float" office:value="13.387142857143">
            <text:p>13.39</text:p>
          </table:table-cell>
          <table:table-cell table:style-name="ce22" table:formula="of:=[Rig.$B$7]*-1" office:value-type="float" office:value="-19.7905130333311">
            <text:p>-19.79</text:p>
          </table:table-cell>
          <table:table-cell table:style-name="ce22" table:formula="of:=[.I12]+[Rig.$B$9]" office:value-type="float" office:value="16.887142857143">
            <text:p>16.89</text:p>
          </table:table-cell>
          <table:table-cell table:style-name="ce22" table:formula="of:=[Rig.$B$7]*-1" office:value-type="float" office:value="-19.7905130333311">
            <text:p>-19.79</text:p>
          </table:table-cell>
          <table:table-cell table:style-name="ce22" table:formula="of:=[.K12]+[Rig.$B$9]" office:value-type="float" office:value="20.387142857143">
            <text:p>20.39</text:p>
          </table:table-cell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22" table:formula="of:=[Rig.$B$7]*-1" office:value-type="float" office:value="-19.7905130333311">
            <text:p>-19.79</text:p>
          </table:table-cell>
          <table:table-cell table:style-name="ce22" table:formula="of:=[.C11]+[Rig.$B$9]" office:value-type="float" office:value="2.88714285714299">
            <text:p>2.89</text:p>
          </table:table-cell>
          <table:table-cell table:style-name="ce22" table:formula="of:=[Rig.$B$7]*-1" office:value-type="float" office:value="-19.7905130333311">
            <text:p>-19.79</text:p>
          </table:table-cell>
          <table:table-cell table:style-name="ce22" table:formula="of:=[.E11]+[Rig.$B$9]" office:value-type="float" office:value="6.38714285714299">
            <text:p>6.39</text:p>
          </table:table-cell>
          <table:table-cell table:style-name="ce22" table:formula="of:=[Rig.$B$7]*-1" office:value-type="float" office:value="-19.7905130333311">
            <text:p>-19.79</text:p>
          </table:table-cell>
          <table:table-cell table:style-name="ce22" table:formula="of:=[.G11]+[Rig.$B$9]" office:value-type="float" office:value="9.88714285714299">
            <text:p>9.89</text:p>
          </table:table-cell>
          <table:table-cell table:style-name="ce22" table:formula="of:=[Rig.$B$7]*-1" office:value-type="float" office:value="-19.7905130333311">
            <text:p>-19.79</text:p>
          </table:table-cell>
          <table:table-cell table:style-name="ce22" table:formula="of:=[.I11]+[Rig.$B$9]" office:value-type="float" office:value="13.387142857143">
            <text:p>13.39</text:p>
          </table:table-cell>
          <table:table-cell table:style-name="ce22" table:formula="of:=[Rig.$B$7]*-1" office:value-type="float" office:value="-19.7905130333311">
            <text:p>-19.79</text:p>
          </table:table-cell>
          <table:table-cell table:style-name="ce22" table:formula="of:=[.K11]+[Rig.$B$9]" office:value-type="float" office:value="16.887142857143">
            <text:p>16.89</text:p>
          </table:table-cell>
        </table:table-row>
        <table:table-row table:style-name="ro3">
          <table:table-cell table:style-name="ce56" office:value-type="string">
            <text:p>Panel Area (ft²)</text:p>
          </table:table-cell>
          <table:table-cell table:style-name="ce59" table:formula="of:=IF([.B9]&lt;=[Rig.$B$4]; 0.5*(([.B11]*[.C12]-[.B12]*[.C11])+([.B12]*[.C13]-[.B13]*[.C12])+([.B13]*[.C14]-[.B14]*[.C13])+([.B14]*[.C11]-[.B11]*[.C14])); 0)" office:value-type="float" office:value="69.2667956166589">
            <text:p>69.3</text:p>
          </table:table-cell>
          <table:table-cell table:style-name="ce59"/>
          <table:table-cell table:style-name="ce59" table:formula="of:=IF([.D9]&lt;=[Rig.$B$4]; 0.5*(([.D11]*[.E12]-[.D12]*[.E11])+([.D12]*[.E13]-[.D13]*[.E12])+([.D13]*[.E14]-[.D14]*[.E13])+([.D14]*[.E11]-[.D11]*[.E14])); 0)" office:value-type="float" office:value="69.2667956166589">
            <text:p>69.3</text:p>
          </table:table-cell>
          <table:table-cell table:style-name="ce59"/>
          <table:table-cell table:style-name="ce59" table:formula="of:=IF([.F9]&lt;=[Rig.$B$4]; 0.5*(([.F11]*[.G12]-[.F12]*[.G11])+([.F12]*[.G13]-[.F13]*[.G12])+([.F13]*[.G14]-[.F14]*[.G13])+([.F14]*[.G11]-[.F11]*[.G14])); 0)" office:value-type="float" office:value="69.2667956166589">
            <text:p>69.3</text:p>
          </table:table-cell>
          <table:table-cell table:style-name="ce59"/>
          <table:table-cell table:style-name="ce59" table:formula="of:=IF([.H9]&lt;=[Rig.$B$4]; 0.5*(([.H11]*[.I12]-[.H12]*[.I11])+([.H12]*[.I13]-[.H13]*[.I12])+([.H13]*[.I14]-[.H14]*[.I13])+([.H14]*[.I11]-[.H11]*[.I14])); 0)" office:value-type="float" office:value="69.2667956166589">
            <text:p>69.3</text:p>
          </table:table-cell>
          <table:table-cell table:style-name="ce59"/>
          <table:table-cell table:style-name="ce59" table:formula="of:=IF([.J9]&lt;=[Rig.$B$4]; 0.5*(([.J11]*[.K12]-[.J12]*[.K11])+([.J12]*[.K13]-[.J13]*[.K12])+([.J13]*[.K14]-[.J14]*[.K13])+([.J14]*[.K11]-[.J11]*[.K14])); 0)" office:value-type="float" office:value="0">
            <text:p>0.0</text:p>
          </table:table-cell>
          <table:table-cell table:style-name="ce59"/>
        </table:table-row>
        <table:table-row table:style-name="ro1">
          <table:table-cell table:style-name="ce1" office:value-type="string">
            <text:p><text:span text:style-name="T1">Panel </text:span>Centroid (ft)</text:p>
          </table:table-cell>
          <table:table-cell table:style-name="ce36" table:formula="of:=IF([.B15]&gt; 0; (([.B11]+[.B12])*([.B11]*[.C12]-[.B12]*[.C11])+([.B12]+[.B13])*([.B12]*[.C13]-[.B13]*[.C12])+([.B13]+[.B14])*([.B13]*[.C14]-[.B14]*[.C13])+([.B14]+[.B11])*([.B14]*[.C11]-[.B11]*[.C14]))/(6*[.B15]); 0)" office:value-type="float" office:value="-9.89525651666555">
            <text:p>-9.9</text:p>
          </table:table-cell>
          <table:table-cell table:style-name="ce59" table:formula="of:=IF([.B15] &gt; 0; (([.C11]+[.C12])*([.B11]*[.C12]-[.B12]*[.C11])+([.C12]+[.C13])*([.B12]*[.C13]-[.B13]*[.C12])+([.C13]+[.C14])*([.B13]*[.C14]-[.B14]*[.C13])+([.C14]+[.C11])*([.B14]*[.C11]-[.B11]*[.C14]))/(6*[.B15]); 0)" office:value-type="float" office:value="3.19357142857149">
            <text:p>3.2</text:p>
          </table:table-cell>
          <table:table-cell table:style-name="ce36" table:formula="of:=IF([.D15]&gt; 0; (([.D11]+[.D12])*([.D11]*[.E12]-[.D12]*[.E11])+([.D12]+[.D13])*([.D12]*[.E13]-[.D13]*[.E12])+([.D13]+[.D14])*([.D13]*[.E14]-[.D14]*[.E13])+([.D14]+[.D11])*([.D14]*[.E11]-[.D11]*[.E14]))/(6*[.D15]); 0)" office:value-type="float" office:value="-9.89525651666555">
            <text:p>-9.9</text:p>
          </table:table-cell>
          <table:table-cell table:style-name="ce59" table:formula="of:=IF([.D15] &gt; 0; (([.E11]+[.E12])*([.D11]*[.E12]-[.D12]*[.E11])+([.E12]+[.E13])*([.D12]*[.E13]-[.D13]*[.E12])+([.E13]+[.E14])*([.D13]*[.E14]-[.D14]*[.E13])+([.E14]+[.E11])*([.D14]*[.E11]-[.D11]*[.E14]))/(6*[.D15]); 0)" office:value-type="float" office:value="6.69357142857149">
            <text:p>6.7</text:p>
          </table:table-cell>
          <table:table-cell table:style-name="ce36" table:formula="of:=IF([.F15]&gt; 0; (([.F11]+[.F12])*([.F11]*[.G12]-[.F12]*[.G11])+([.F12]+[.F13])*([.F12]*[.G13]-[.F13]*[.G12])+([.F13]+[.F14])*([.F13]*[.G14]-[.F14]*[.G13])+([.F14]+[.F11])*([.F14]*[.G11]-[.F11]*[.G14]))/(6*[.F15]); 0)" office:value-type="float" office:value="-9.89525651666555">
            <text:p>-9.9</text:p>
          </table:table-cell>
          <table:table-cell table:style-name="ce59" table:formula="of:=IF([.F15] &gt; 0; (([.G11]+[.G12])*([.F11]*[.G12]-[.F12]*[.G11])+([.G12]+[.G13])*([.F12]*[.G13]-[.F13]*[.G12])+([.G13]+[.G14])*([.F13]*[.G14]-[.F14]*[.G13])+([.G14]+[.G11])*([.F14]*[.G11]-[.F11]*[.G14]))/(6*[.F15]); 0)" office:value-type="float" office:value="10.1935714285715">
            <text:p>10.2</text:p>
          </table:table-cell>
          <table:table-cell table:style-name="ce36" table:formula="of:=IF([.H15]&gt; 0; (([.H11]+[.H12])*([.H11]*[.I12]-[.H12]*[.I11])+([.H12]+[.H13])*([.H12]*[.I13]-[.H13]*[.I12])+([.H13]+[.H14])*([.H13]*[.I14]-[.H14]*[.I13])+([.H14]+[.H11])*([.H14]*[.I11]-[.H11]*[.I14]))/(6*[.H15]); 0)" office:value-type="float" office:value="-9.89525651666555">
            <text:p>-9.9</text:p>
          </table:table-cell>
          <table:table-cell table:style-name="ce59" table:formula="of:=IF([.H15] &gt; 0; (([.I11]+[.I12])*([.H11]*[.I12]-[.H12]*[.I11])+([.I12]+[.I13])*([.H12]*[.I13]-[.H13]*[.I12])+([.I13]+[.I14])*([.H13]*[.I14]-[.H14]*[.I13])+([.I14]+[.I11])*([.H14]*[.I11]-[.H11]*[.I14]))/(6*[.H15]); 0)" office:value-type="float" office:value="13.6935714285715">
            <text:p>13.7</text:p>
          </table:table-cell>
          <table:table-cell table:style-name="ce36" table:formula="of:=IF([.J15]&gt; 0; (([.J11]+[.J12])*([.J11]*[.K12]-[.J12]*[.K11])+([.J12]+[.J13])*([.J12]*[.K13]-[.J13]*[.K12])+([.J13]+[.J14])*([.J13]*[.K14]-[.J14]*[.K13])+([.J14]+[.J11])*([.J14]*[.K11]-[.J11]*[.K14]))/(6*[.J15]); 0)" office:value-type="float" office:value="0">
            <text:p>0.0</text:p>
          </table:table-cell>
          <table:table-cell table:style-name="ce59" table:formula="of:=IF([.J15] &gt; 0; (([.K11]+[.K12])*([.J11]*[.K12]-[.J12]*[.K11])+([.K12]+[.K13])*([.J12]*[.K13]-[.J13]*[.K12])+([.K13]+[.K14])*([.J13]*[.K14]-[.J14]*[.K13])+([.K14]+[.K11])*([.J14]*[.K11]-[.J11]*[.K14]))/(6*[.J15]); 0)" office:value-type="float" office:value="0">
            <text:p>0.0</text:p>
          </table:table-cell>
        </table:table-row>
        <table:table-row table:style-name="ro11">
          <table:table-cell table:style-name="ce57" office:value-type="string">
            <text:p><text:span text:style-name="T1">Parallelogram Area </text:span><text:span text:style-name="T2">(</text:span><text:span text:style-name="T1">ft²)</text:span></text:p>
          </table:table-cell>
          <table:table-cell table:style-name="ce30" table:formula="of:=SUM([.B15:.K15])" office:value-type="float" office:value="277.067182466635">
            <text:p>277.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Parallelogram Centroid<text:span text:style-name="T1"> (ft from tack)</text:span></text:p>
          </table:table-cell>
          <table:table-cell table:style-name="ce29" table:formula="of:=SUM([.B16]*[.$B15];[.D16]*[.$D15];[.F16]*[.$F15];[.H16]*[.$H15];[.J16]*[.$J15])/[.$B$17]" office:value-type="float" office:value="-9.89525651666555">
            <text:p>-9.9</text:p>
          </table:table-cell>
          <table:table-cell table:style-name="ce29" table:formula="of:=SUM([.C16]*[.$B15];[.E16]*[.$D15];[.G16]*[.$F15];[.I16]*[.$H15];[.K16]*[.$J15])/[.$B$17]" office:value-type="float" office:value="8.44357142857149">
            <text:p>8.4</text:p>
          </table:table-cell>
          <table:table-cell table:number-columns-repeated="6"/>
          <table:table-cell table:style-name="ce5" table:number-columns-spanned="2" table:number-rows-spanned="1"/>
          <table:covered-table-cell/>
        </table:table-row>
        <table:table-row table:style-name="ro3">
          <table:table-cell table:number-columns-repeated="9"/>
          <table:table-cell table:style-name="ce60" table:number-columns-spanned="2" table:number-rows-spanned="1"/>
          <table:covered-table-cell table:style-name="ce60"/>
        </table:table-row>
        <table:table-row table:style-name="ro3">
          <table:table-cell table:style-name="ce26" office:value-type="string">
            <text:p>Head Panels</text:p>
          </table:table-cell>
          <table:table-cell table:style-name="ce5" office:value-type="float" office:value="1" table:number-columns-spanned="2" table:number-rows-spanned="1">
            <text:p>1</text:p>
          </table:table-cell>
          <table:covered-table-cell table:style-name="ce5"/>
          <table:table-cell table:style-name="ce5" office:value-type="float" office:value="2" table:number-columns-spanned="2" table:number-rows-spanned="1">
            <text:p>2</text:p>
          </table:table-cell>
          <table:covered-table-cell table:style-name="ce5"/>
          <table:table-cell table:style-name="ce5" office:value-type="float" office:value="3" table:number-columns-spanned="2" table:number-rows-spanned="1">
            <text:p>3</text:p>
          </table:table-cell>
          <table:covered-table-cell table:style-name="ce5"/>
          <table:table-cell table:style-name="ce5" office:value-type="float" office:value="4" table:number-columns-spanned="2" table:number-rows-spanned="1">
            <text:p>4</text:p>
          </table:table-cell>
          <table:covered-table-cell table:style-name="ce5"/>
          <table:table-cell table:style-name="ce61" table:number-columns-spanned="2" table:number-rows-spanned="1"/>
          <table:covered-table-cell/>
        </table:table-row>
        <table:table-row table:style-name="ro3">
          <table:table-cell table:style-name="ce58" office:value-type="string">
            <text:p>Base Angle (°)</text:p>
          </table:table-cell>
          <table:table-cell table:style-name="ce60" table:formula="of:=[Rig.$B$8]+[.$B$7]*([.B20]-1)" office:value-type="float" office:value="8.30005453560497" table:number-columns-spanned="2" table:number-rows-spanned="1">
            <text:p>8.3</text:p>
          </table:table-cell>
          <table:covered-table-cell table:style-name="ce60" table:formula="of:=[Rig.$B$8]+[.$B$7]*([.C20]-1)" office:value-type="float" office:value="-12.2665939525267">
            <text:p>-12.3</text:p>
          </table:covered-table-cell>
          <table:table-cell table:style-name="ce60" table:formula="of:=[Rig.$B$8]+[.$B$7]*([.D20]-1)" office:value-type="float" office:value="28.8667030237366" table:number-columns-spanned="2" table:number-rows-spanned="1">
            <text:p>28.9</text:p>
          </table:table-cell>
          <table:covered-table-cell table:style-name="ce60"/>
          <table:table-cell table:style-name="ce60" table:formula="of:=[Rig.$B$8]+[.$B$7]*([.F20]-1)" office:value-type="float" office:value="49.4333515118683" table:number-columns-spanned="2" table:number-rows-spanned="1">
            <text:p>49.4</text:p>
          </table:table-cell>
          <table:covered-table-cell table:style-name="ce60"/>
          <table:table-cell table:style-name="ce60" table:formula="of:=[Rig.$B$8]+[.$B$7]*([.H20]-1)" office:value-type="float" office:value="70" table:number-columns-spanned="2" table:number-rows-spanned="1">
            <text:p>70.0</text:p>
          </table:table-cell>
          <table:covered-table-cell table:style-name="ce60"/>
          <table:table-cell table:style-name="ce5" table:number-columns-repeated="2"/>
        </table:table-row>
        <table:table-row table:style-name="ro3">
          <table:table-cell table:style-name="ce58" office:value-type="string">
            <text:p>Base Angle (rad)</text:p>
          </table:table-cell>
          <table:table-cell table:style-name="ce61" table:formula="of:=[.B21]*(PI()/180)" office:value-type="float" office:value="0.144863279741396" table:number-columns-spanned="2" table:number-rows-spanned="1">
            <text:p>0.14</text:p>
          </table:table-cell>
          <table:covered-table-cell table:style-name="ce60"/>
          <table:table-cell table:style-name="ce61" table:formula="of:=[.D21]*PI()/180" office:value-type="float" office:value="0.503819011959607" table:number-columns-spanned="2" table:number-rows-spanned="1">
            <text:p>0.50</text:p>
          </table:table-cell>
          <table:covered-table-cell/>
          <table:table-cell table:style-name="ce61" table:formula="of:=[.F21]*PI()/180" office:value-type="float" office:value="0.862774744177819" table:number-columns-spanned="2" table:number-rows-spanned="1">
            <text:p>0.86</text:p>
          </table:table-cell>
          <table:covered-table-cell/>
          <table:table-cell table:style-name="ce61" table:formula="of:=[.H21]*PI()/180" office:value-type="float" office:value="1.22173047639603" table:number-columns-spanned="2" table:number-rows-spanned="1">
            <text:p>1.22</text:p>
          </table:table-cell>
          <table:covered-table-cell/>
          <table:table-cell table:style-name="ce22" table:number-columns-repeated="2"/>
        </table:table-row>
        <table:table-row table:style-name="ro3">
          <table:table-cell table:style-name="ce55" office:value-type="string">
            <text:p>Vertices (ft from tack)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table:number-columns-repeated="2"/>
          <table:table-cell table:style-name="ce22" table:number-columns-repeated="2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22" table:formula="of:=0" office:value-type="float" office:value="0">
            <text:p>0.00</text:p>
          </table:table-cell>
          <table:table-cell table:style-name="ce22" table:formula="of:=[Rig.$B$2]+([Rig.$B$14]*([.B$20]-1))" office:value-type="float" office:value="14">
            <text:p>14.00</text:p>
          </table:table-cell>
          <table:table-cell table:style-name="ce22" table:formula="of:=0" office:value-type="float" office:value="0">
            <text:p>0.00</text:p>
          </table:table-cell>
          <table:table-cell table:style-name="ce22" table:formula="of:=[Rig.$B$2]+([Rig.$B$14]*([.D$20]-1))" office:value-type="float" office:value="14.6">
            <text:p>14.60</text:p>
          </table:table-cell>
          <table:table-cell table:style-name="ce22" table:formula="of:=0" office:value-type="float" office:value="0">
            <text:p>0.00</text:p>
          </table:table-cell>
          <table:table-cell table:style-name="ce22" table:formula="of:=[Rig.$B$2]+([Rig.$B$14]*([.F$20]-1))" office:value-type="float" office:value="15.2">
            <text:p>15.20</text:p>
          </table:table-cell>
          <table:table-cell table:style-name="ce22" table:number-columns-repeated="4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22" table:formula="of:=0" office:value-type="float" office:value="0">
            <text:p>0.00</text:p>
          </table:table-cell>
          <table:table-cell table:style-name="ce22" table:formula="of:=[Rig.$B$2]+([Rig.$B$14]*([.B$20]))" office:value-type="float" office:value="14.6">
            <text:p>14.60</text:p>
          </table:table-cell>
          <table:table-cell table:style-name="ce22" table:formula="of:=0" office:value-type="float" office:value="0">
            <text:p>0.00</text:p>
          </table:table-cell>
          <table:table-cell table:style-name="ce22" table:formula="of:=[Rig.$B$2]+([Rig.$B$14]*([.D$20]))" office:value-type="float" office:value="15.2">
            <text:p>15.20</text:p>
          </table:table-cell>
          <table:table-cell table:style-name="ce22" table:formula="of:=0" office:value-type="float" office:value="0">
            <text:p>0.00</text:p>
          </table:table-cell>
          <table:table-cell table:style-name="ce22" table:formula="of:=[Rig.$B$2]+([Rig.$B$14]*([.F$20]))" office:value-type="float" office:value="15.8">
            <text:p>15.80</text:p>
          </table:table-cell>
          <table:table-cell table:style-name="ce22" table:number-columns-repeated="2"/>
          <table:table-cell table:style-name="ce62" table:number-columns-repeated="2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22" table:formula="of:=[.B25]-[Rig.$B$3]*COS([.D22])" office:value-type="float" office:value="-17.5149046955416">
            <text:p>-17.51</text:p>
          </table:table-cell>
          <table:table-cell table:style-name="ce22" table:formula="of:=[.C25]+[Rig.$B$3]*SIN([.D22])" office:value-type="float" office:value="24.2554706517133">
            <text:p>24.26</text:p>
          </table:table-cell>
          <table:table-cell table:style-name="ce22" table:formula="of:=[.D25]-[Rig.$B$3]*COS([.F22])" office:value-type="float" office:value="-13.0066427999983">
            <text:p>-13.01</text:p>
          </table:table-cell>
          <table:table-cell table:style-name="ce22" table:formula="of:=[.E25]+[Rig.$B$3]*SIN([.F22])" office:value-type="float" office:value="30.3929998049514">
            <text:p>30.39</text:p>
          </table:table-cell>
          <table:table-cell table:style-name="ce22" table:formula="of:=[.F25]-[Rig.$B$3]*COS([.H22])" office:value-type="float" office:value="-6.84040286651338">
            <text:p>-6.84</text:p>
          </table:table-cell>
          <table:table-cell table:style-name="ce22" table:formula="of:=[.G25]+[Rig.$B$3]*SIN([.H22])" office:value-type="float" office:value="34.5938524157182">
            <text:p>34.59</text:p>
          </table:table-cell>
          <table:table-cell table:style-name="ce22" table:number-columns-repeated="2"/>
          <table:table-cell table:style-name="ce29" table:number-columns-spanned="2" table:number-rows-spanned="1"/>
          <table:covered-table-cell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62" table:formula="of:=[.B24]-[Rig.$B$3]*COS([.B22])" office:value-type="float" office:value="-19.7905130333311">
            <text:p>-19.79</text:p>
          </table:table-cell>
          <table:table-cell table:style-name="ce62" table:formula="of:=[.C24]+[Rig.$B$3]*SIN([.B22])" office:value-type="float" office:value="16.887142857143">
            <text:p>16.89</text:p>
          </table:table-cell>
          <table:table-cell table:style-name="ce62" table:formula="of:=[.D24]-[Rig.$B$3]*COS([.D22])" office:value-type="float" office:value="-17.5149046955416">
            <text:p>-17.51</text:p>
          </table:table-cell>
          <table:table-cell table:style-name="ce62" table:formula="of:=[.E24]+[Rig.$B$3]*SIN([.D22])" office:value-type="float" office:value="24.2554706517133">
            <text:p>24.26</text:p>
          </table:table-cell>
          <table:table-cell table:style-name="ce62" table:formula="of:=[.F24]-[Rig.$B$3]*COS([.F22])" office:value-type="float" office:value="-13.0066427999983">
            <text:p>-13.01</text:p>
          </table:table-cell>
          <table:table-cell table:style-name="ce62" table:formula="of:=[.G24]+[Rig.$B$3]*SIN([.F22])" office:value-type="float" office:value="30.3929998049514">
            <text:p>30.39</text:p>
          </table:table-cell>
          <table:table-cell table:style-name="ce62" table:number-columns-repeated="2"/>
          <table:table-cell table:style-name="ce36"/>
          <table:table-cell table:style-name="ce59"/>
        </table:table-row>
        <table:table-row table:style-name="ro3">
          <table:table-cell table:style-name="ce1" office:value-type="string">
            <text:p>Panel Leech (ft)</text:p>
          </table:table-cell>
          <table:table-cell table:style-name="ce29" table:formula="of:=SQRT(([.B27]-[.B26])^2+([.C27]-[.C26])^2)" office:value-type="float" office:value="7.71172145472424">
            <text:p>7.7</text:p>
          </table:table-cell>
          <table:table-cell table:style-name="ce29"/>
          <table:table-cell table:style-name="ce29" table:formula="of:=SQRT(([.D27]-[.D26])^2+([.E27]-[.E26])^2)" office:value-type="float" office:value="7.61535878509053">
            <text:p>7.6</text:p>
          </table:table-cell>
          <table:table-cell table:style-name="ce29"/>
          <table:table-cell table:style-name="ce29" table:formula="of:=SQRT(([.F27]-[.F26])^2+([.G27]-[.G26])^2)" office:value-type="float" office:value="7.46121153531314">
            <text:p>7.5</text:p>
          </table:table-cell>
          <table:table-cell table:number-columns-repeated="2"/>
          <table:table-cell table:style-name="ce29"/>
          <table:table-cell table:number-columns-repeated="2"/>
        </table:table-row>
        <table:table-row table:style-name="ro3">
          <table:table-cell table:style-name="ce56" office:value-type="string">
            <text:p>Panel Area (ft²)</text:p>
          </table:table-cell>
          <table:table-cell table:style-name="ce59" table:formula="of:=IF([.B20]&lt;=[Rig.$B$12]; 0.5*(([.B24]*[.C25]-[.B25]*[.C24])+([.B25]*[.C26]-[.B26]*[.C25])+([.B26]*[.C27]-[.B27]*[.C26])+([.B27]*[.C24]-[.B24]*[.C27])); 0)" office:value-type="float" office:value="81.4509682138639">
            <text:p>81.5</text:p>
          </table:table-cell>
          <table:table-cell table:style-name="ce59"/>
          <table:table-cell table:style-name="ce59" table:formula="of:=IF([.D20]&lt;=[Rig.$B$12]; 0.5*(([.D24]*[.E25]-[.D25]*[.E24])+([.D25]*[.E26]-[.D26]*[.E25])+([.D26]*[.E27]-[.D27]*[.E26])+([.D27]*[.E24]-[.D24]*[.E27])); 0)" office:value-type="float" office:value="79.4158071438641">
            <text:p>79.4</text:p>
          </table:table-cell>
          <table:table-cell table:style-name="ce59"/>
          <table:table-cell table:style-name="ce59" table:formula="of:=IF([.F20]&lt;=[Rig.$B$12]; 0.5*(([.F24]*[.G25]-[.F25]*[.G24])+([.F25]*[.G26]-[.F26]*[.G25])+([.F26]*[.G27]-[.F27]*[.G26])+([.F27]*[.G24]-[.F24]*[.G27])); 0)" office:value-type="float" office:value="76.2134565951556">
            <text:p>76.2</text:p>
          </table:table-cell>
          <table:table-cell table:style-name="ce59"/>
          <table:table-cell table:style-name="ce29"/>
          <table:table-cell table:style-name="ce59"/>
          <table:table-cell table:number-columns-repeated="2"/>
        </table:table-row>
        <table:table-row table:style-name="ro1">
          <table:table-cell table:style-name="ce1" office:value-type="string">
            <text:p><text:span text:style-name="T1">Panel </text:span>Centroid (ft)</text:p>
          </table:table-cell>
          <table:table-cell table:style-name="ce36" table:formula="of:=IF([.B29]&gt;0; (([.B24]+[.B25])*([.B24]*[.C25]-[.B25]*[.C24])+([.B25]+[.B26])*([.B25]*[.C26]-[.B26]*[.C25])+([.B26]+[.B27])*([.B26]*[.C27]-[.B27]*[.C26])+([.B27]+[.B24])*([.B27]*[.C24]-[.B24]*[.C27]))/(6*[.B29]); 0)" office:value-type="float" office:value="-12.009571619569">
            <text:p>-12.0</text:p>
          </table:table-cell>
          <table:table-cell table:style-name="ce59" table:formula="of:=IF([.B29]&gt;0; (([.C24]+[.C25])*([.B24]*[.C25]-[.B25]*[.C24])+([.C25]+[.C26])*([.B25]*[.C26]-[.B26]*[.C25])+([.C26]+[.C27])*([.B26]*[.C27]-[.B27]*[.C26])+([.C27]+[.C24])*([.B27]*[.C24]-[.B24]*[.C27]))/(6*[.B29]); 0)" office:value-type="float" office:value="18.3316893243364">
            <text:p>18.3</text:p>
          </table:table-cell>
          <table:table-cell table:style-name="ce36" table:formula="of:=IF([.D29]&gt;0; (([.D24]+[.D25])*([.D24]*[.E25]-[.D25]*[.E24])+([.D25]+[.D26])*([.D25]*[.E26]-[.D26]*[.E25])+([.D26]+[.D27])*([.D26]*[.E27]-[.D27]*[.E26])+([.D27]+[.D24])*([.D27]*[.E24]-[.D24]*[.E27]))/(6*[.D29]); 0)" office:value-type="float" office:value="-9.88699177841533">
            <text:p>-9.9</text:p>
          </table:table-cell>
          <table:table-cell table:style-name="ce59" table:formula="of:=IF([.D29]&gt;0; (([.E24]+[.E25])*([.D24]*[.E25]-[.D25]*[.E24])+([.E25]+[.E26])*([.D25]*[.E26]-[.D26]*[.E25])+([.E26]+[.E27])*([.D26]*[.E27]-[.D27]*[.E26])+([.E27]+[.E24])*([.D27]*[.E24]-[.D24]*[.E27]))/(6*[.D29]); 0)" office:value-type="float" office:value="22.9345138776964">
            <text:p>22.9</text:p>
          </table:table-cell>
          <table:table-cell table:style-name="ce36" table:formula="of:=IF([.F29]&gt;0; (([.F24]+[.F25])*([.F24]*[.G25]-[.F25]*[.G24])+([.F25]+[.F26])*([.F25]*[.G26]-[.F26]*[.G25])+([.F26]+[.F27])*([.F26]*[.G27]-[.F27]*[.G26])+([.F27]+[.F24])*([.F27]*[.G24]-[.F24]*[.G27]))/(6*[.F29]); 0)" office:value-type="float" office:value="-6.49894308618005">
            <text:p>-6.5</text:p>
          </table:table-cell>
          <table:table-cell table:style-name="ce59" table:formula="of:=IF([.F29]&gt;0; (([.G24]+[.G25])*([.F24]*[.G25]-[.F25]*[.G24])+([.G25]+[.G26])*([.F25]*[.G26]-[.F26]*[.G25])+([.G26]+[.G27])*([.F26]*[.G27]-[.F27]*[.G26])+([.G27]+[.G24])*([.F27]*[.G24]-[.F24]*[.G27]))/(6*[.F29]); 0)" office:value-type="float" office:value="26.5979738732021">
            <text:p>26.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Head Panels Area (<text:span text:style-name="T1">ft²)</text:span></text:p>
          </table:table-cell>
          <table:table-cell table:style-name="ce30" table:formula="of:=SUM([.B29:.I29])" office:value-type="float" office:value="237.080231952884">
            <text:p>237.1</text:p>
          </table:table-cell>
          <table:table-cell table:number-columns-repeated="5"/>
          <table:table-cell table:style-name="ce5" table:number-columns-repeated="2"/>
          <table:table-cell table:number-columns-repeated="2"/>
        </table:table-row>
        <table:table-row table:style-name="ro1">
          <table:table-cell table:style-name="ce1" office:value-type="string">
            <text:p>Head Panels Centroid<text:span text:style-name="T1"> (ft from tack)</text:span></text:p>
          </table:table-cell>
          <table:table-cell table:style-name="ce29" table:formula="of:=SUM([.B30]*[.$B29];[.D30]*[.$D29];[.F30]*[.$F29])/[.$B$31]" office:value-type="float" office:value="-9.52707683286346">
            <text:p>-9.5</text:p>
          </table:table-cell>
          <table:table-cell table:style-name="ce29" table:formula="of:=SUM([.C30]*[.$B29];[.E30]*[.$D29];[.G30]*[.$F29];)/[.$B$31]" office:value-type="float" office:value="22.530854887464">
            <text:p>22.5</text:p>
          </table:table-cell>
          <table:table-cell table:style-name="ce5" table:number-columns-repeated="4"/>
          <table:table-cell table:style-name="ce29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29" table:number-columns-repeated="6"/>
          <table:table-cell table:number-columns-repeated="2"/>
        </table:table-row>
        <table:table-row table:style-name="ro1">
          <table:table-cell table:style-name="ce1" office:value-type="string">
            <text:p>Total Sail Area <text:span text:style-name="T1">(ft²)</text:span></text:p>
          </table:table-cell>
          <table:table-cell table:style-name="ce29" table:formula="of:=SUM([.B31];[.B17])" office:value-type="float" office:value="514.147414419519">
            <text:p>514.1</text:p>
          </table:table-cell>
          <table:table-cell table:style-name="ce29" table:number-columns-repeated="7"/>
          <table:table-cell table:number-columns-repeated="2"/>
        </table:table-row>
        <table:table-row table:style-name="ro1">
          <table:table-cell table:style-name="ce1" office:value-type="string">
            <text:p>Center of Effort <text:span text:style-name="T1">(ft from tack)</text:span></text:p>
          </table:table-cell>
          <table:table-cell table:style-name="ce29" table:formula="of:=([.B32]*[.B31]+[.B18]*[.B17])/[.B34]" office:value-type="float" office:value="-9.7254839526341">
            <text:p>-9.7</text:p>
          </table:table-cell>
          <table:table-cell table:style-name="ce29" table:formula="of:=([.C32]*[.B31]+[.C18]*[.B17])/[.B34]" office:value-type="float" office:value="14.9394057678163">
            <text:p>14.9</text:p>
          </table:table-cell>
          <table:table-cell table:number-columns-repeated="6"/>
          <table:table-cell table:style-name="ce5" table:number-columns-spanned="2" table:number-rows-spanned="1"/>
          <table:covered-table-cell/>
        </table:table-row>
        <table:table-row table:style-name="ro3" table:number-rows-repeated="3">
          <table:table-cell table:number-columns-repeated="9"/>
          <table:table-cell table:style-name="ce29"/>
          <table:table-cell/>
        </table:table-row>
        <table:table-row table:style-name="ro3">
          <table:table-cell table:style-name="ce1"/>
          <table:table-cell table:style-name="ce29" table:number-columns-repeated="9"/>
          <table:table-cell/>
        </table:table-row>
        <table:table-row table:style-name="ro3">
          <table:table-cell table:style-name="ce1"/>
          <table:table-cell table:style-name="ce30" table:number-columns-repeated="9"/>
          <table:table-cell/>
        </table:table-row>
        <table:table-row table:style-name="ro3" table:number-rows-repeated="1048531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Boat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3">
          <table:table-cell table:style-name="ce1" office:value-type="string">
            <text:p>Displacement (lbs)</text:p>
          </table:table-cell>
          <table:table-cell office:value-type="float" office:value="8700">
            <text:p>8700</text:p>
          </table:table-cell>
          <table:table-cell table:style-name="ce1" office:value-type="string">
            <text:p>Estimated Knockdown CoB from Keel CM (in)</text:p>
          </table:table-cell>
          <table:table-cell office:value-type="float" office:value="66">
            <text:p>66</text:p>
          </table:table-cell>
        </table:table-row>
        <table:table-row table:style-name="ro3">
          <table:table-cell table:style-name="ce1" office:value-type="string">
            <text:p>Displacement (ft³)</text:p>
          </table:table-cell>
          <table:table-cell table:style-name="ce29" table:formula="of:=[.B1]/[Materials.B11]" office:value-type="float" office:value="135.303265940902">
            <text:p>135.3</text:p>
          </table:table-cell>
          <table:table-cell table:style-name="ce1" office:value-type="string">
            <text:p>Estimated Max Righting Moment (lbf*in)</text:p>
          </table:table-cell>
          <table:table-cell table:formula="of:=[.B6]*[.D1]" office:value-type="float" office:value="272580">
            <text:p>272580</text:p>
          </table:table-cell>
        </table:table-row>
        <table:table-row table:style-name="ro3">
          <table:table-cell table:style-name="ce63" office:value-type="string">
            <text:p>Displacement (m³)</text:p>
          </table:table-cell>
          <table:table-cell table:style-name="ce22" table:formula="of:=[.B2]*0.0283168466" office:value-type="float" office:value="3.83136182612753">
            <text:p>3.83</text:p>
          </table:table-cell>
          <table:table-cell table:style-name="ce1" office:value-type="string">
            <text:p>Righting Moment with Fudge Factor<text:span text:style-name="T3"> (lbf*in)</text:span></text:p>
          </table:table-cell>
          <table:table-cell table:formula="of:=CEILING([.D2]*1.1; 10000)" office:value-type="float" office:value="300000">
            <text:p>300000</text:p>
          </table:table-cell>
        </table:table-row>
        <table:table-row table:style-name="ro3">
          <table:table-cell table:style-name="ce64" office:value-type="string">
            <text:p>Draft of Canoe Body (m)</text:p>
          </table:table-cell>
          <table:table-cell table:style-name="ce66" office:value-type="float" office:value="0.4572">
            <text:p>0.46</text:p>
          </table:table-cell>
          <table:table-cell table:style-name="ce1" office:value-type="string">
            <text:p>Knockdown Force On Mast Tip (lbf)</text:p>
          </table:table-cell>
          <table:table-cell table:style-name="ce33" table:formula="of:=[.D3]/(([Rig.D21]+[Rig.D17])*12)" office:value-type="float" office:value="710.388321003375">
            <text:p>710</text:p>
          </table:table-cell>
        </table:table-row>
        <table:table-row table:style-name="ro3">
          <table:table-cell table:style-name="ce64" office:value-type="string">
            <text:p>Beam (m)</text:p>
          </table:table-cell>
          <table:table-cell table:style-name="ce66" office:value-type="float" office:value="2.7432">
            <text:p>2.74</text:p>
          </table:table-cell>
          <table:table-cell table:style-name="ce64"/>
          <table:table-cell table:style-name="ce70"/>
        </table:table-row>
        <table:table-row table:style-name="ro3">
          <table:table-cell table:style-name="ce1" office:value-type="string">
            <text:p>Ballast (lbs)</text:p>
          </table:table-cell>
          <table:table-cell office:value-type="float" office:value="4130">
            <text:p>4130</text:p>
          </table:table-cell>
          <table:table-cell table:style-name="ce64"/>
          <table:table-cell table:style-name="ce71"/>
        </table:table-row>
        <table:table-row table:style-name="ro3">
          <table:table-cell table:style-name="ce64" office:value-type="string">
            <text:p>Ballast Ratio</text:p>
          </table:table-cell>
          <table:table-cell table:style-name="ce66" table:formula="of:=[.B6]/[.B1]" office:value-type="float" office:value="0.474712643678161">
            <text:p>0.47</text:p>
          </table:table-cell>
          <table:table-cell table:style-name="ce64"/>
          <table:table-cell table:style-name="ce70"/>
        </table:table-row>
        <table:table-row table:style-name="ro3">
          <table:table-cell table:number-columns-repeated="2"/>
          <table:table-cell table:style-name="ce64"/>
          <table:table-cell table:style-name="ce70"/>
        </table:table-row>
        <table:table-row table:style-name="ro3">
          <table:table-cell table:style-name="ce3" office:value-type="string">
            <text:p>SV</text:p>
          </table:table-cell>
          <table:table-cell table:style-name="ce29" table:formula="of:=[.B5]^2 / ([.B7]*[.B4]*([.B3])^(1/3))" office:value-type="float" office:value="22.1578117078664">
            <text:p>22.2</text:p>
          </table:table-cell>
          <table:table-cell table:style-name="ce3"/>
          <table:table-cell table:style-name="ce23"/>
        </table:table-row>
        <table:table-row table:style-name="ro3">
          <table:table-cell table:style-name="ce43" office:value-type="string">
            <text:p>Estimated Stability Range</text:p>
          </table:table-cell>
          <table:table-cell table:style-name="ce67" table:formula="of:=110 + (400 / ([.B9] - 10))" office:value-type="float" office:value="142.900657586364">
            <text:p>142.9</text:p>
          </table:table-cell>
          <table:table-cell table:number-columns-repeated="2"/>
        </table:table-row>
        <table:table-row table:style-name="ro3">
          <table:table-cell table:style-name="ce1" office:value-type="string">
            <text:p>LOA (ft)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3">
          <table:table-cell table:style-name="ce1" office:value-type="string">
            <text:p>LOA/Beam</text:p>
          </table:table-cell>
          <table:table-cell table:style-name="ce31" table:formula="of:=[.B11]*0.3048/[.B5]" office:value-type="float" office:value="3.33333333333333">
            <text:p>3.33</text:p>
          </table:table-cell>
          <table:table-cell table:number-columns-repeated="2"/>
        </table:table-row>
        <table:table-row table:style-name="ro3" table:number-rows-repeated="3">
          <table:table-cell table:number-columns-repeated="4"/>
        </table:table-row>
        <table:table-row table:style-name="ro3">
          <table:table-cell table:number-columns-repeated="2"/>
          <table:table-cell table:style-name="ce69"/>
          <table:table-cell table:style-name="ce72"/>
        </table:table-row>
        <table:table-row table:style-name="ro3">
          <table:table-cell table:style-name="ce65"/>
          <table:table-cell table:style-name="ce68"/>
          <table:table-cell table:number-columns-repeated="2"/>
        </table:table-row>
        <table:table-row table:style-name="ro3">
          <table:table-cell table:style-name="ce1"/>
          <table:table-cell table:style-name="ce30"/>
          <table:table-cell table:number-columns-repeated="2"/>
        </table:table-row>
        <table:table-row table:style-name="ro3">
          <table:table-cell table:style-name="ce1"/>
          <table:table-cell table:style-name="ce33"/>
          <table:table-cell table:number-columns-repeated="2"/>
        </table:table-row>
        <table:table-row table:style-name="ro3">
          <table:table-cell table:style-name="ce65"/>
          <table:table-cell table:style-name="ce68"/>
          <table:table-cell table:number-columns-repeated="2"/>
        </table:table-row>
        <table:table-row table:style-name="ro3" table:number-rows-repeated="4">
          <table:table-cell table:number-columns-repeated="4"/>
        </table:table-row>
        <table:table-row table:style-name="ro3">
          <table:table-cell table:number-columns-repeated="2"/>
          <table:table-cell table:style-name="ce1"/>
          <table:table-cell/>
        </table:table-row>
        <table:table-row table:style-name="ro3">
          <table:table-cell table:number-columns-repeated="4"/>
        </table:table-row>
      </table:table>
      <table:table table:name="Materials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3">
          <table:table-cell table:style-name="ce12"/>
          <table:table-cell table:style-name="ce16" office:value-type="string">
            <text:p>D. Fir</text:p>
          </table:table-cell>
          <table:table-cell table:style-name="ce16" office:value-type="string">
            <text:p>Sitka Spruce</text:p>
          </table:table-cell>
          <table:table-cell table:style-name="ce16" office:value-type="string">
            <text:p>T6063-T6</text:p>
          </table:table-cell>
          <table:table-cell table:style-name="ce16" office:value-type="string">
            <text:p>Mild Steel</text:p>
          </table:table-cell>
          <table:table-cell table:style-name="ce16" office:value-type="string">
            <text:p>316 Stainless</text:p>
          </table:table-cell>
          <table:table-cell table:style-name="ce16" office:value-type="string">
            <text:p>304 Stainless</text:p>
          </table:table-cell>
        </table:table-row>
        <table:table-row table:style-name="ro1">
          <table:table-cell table:style-name="ce26" office:value-type="string">
            <text:p>Max Yield Strength (psi)</text:p>
          </table:table-cell>
          <table:table-cell table:style-name="ce4" office:value-type="float" office:value="7230">
            <text:p>7230</text:p>
          </table:table-cell>
          <table:table-cell office:value-type="float" office:value="6700">
            <text:p>6700</text:p>
          </table:table-cell>
          <table:table-cell office:value-type="float" office:value="40000">
            <text:p>40000</text:p>
          </table:table-cell>
          <table:table-cell table:style-name="ce4" office:value-type="float" office:value="36000">
            <text:p>36000</text:p>
          </table:table-cell>
          <table:table-cell office:value-type="float" office:value="29700">
            <text:p>29700</text:p>
          </table:table-cell>
          <table:table-cell table:style-name="ce4" table:formula="of:=31200" office:value-type="float" office:value="31200">
            <text:p>31200</text:p>
          </table:table-cell>
        </table:table-row>
        <table:table-row table:style-name="ro3">
          <table:table-cell table:style-name="ce26" office:value-type="string">
            <text:p>Density (lb/in³)</text:p>
          </table:table-cell>
          <table:table-cell table:style-name="ce73" office:value-type="float" office:value="0.0191">
            <text:p>0.019</text:p>
          </table:table-cell>
          <table:table-cell office:value-type="float" office:value="0.0134">
            <text:p>0.0134</text:p>
          </table:table-cell>
          <table:table-cell table:style-name="ce73" office:value-type="float" office:value="0.0975">
            <text:p>0.098</text:p>
          </table:table-cell>
          <table:table-cell table:style-name="ce73" office:value-type="float" office:value="0.284">
            <text:p>0.284</text:p>
          </table:table-cell>
          <table:table-cell office:value-type="float" office:value="0.289">
            <text:p>0.289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table:style-name="ce26" office:value-type="string">
            <text:p>Board Thickness (in)</text:p>
          </table:table-cell>
          <table:table-cell table:style-name="ce1" office:value-type="float" office:value="1.5">
            <text:p>1.5</text:p>
          </table:table-cell>
          <table:table-cell table:style-name="ce27" office:value-type="float" office:value="2">
            <text:p>2.0</text:p>
          </table:table-cell>
          <table:table-cell table:number-columns-repeated="3" table:style-name="ce76" office:value-type="string">
            <text:p>n/a</text:p>
          </table:table-cell>
          <table:table-cell table:style-name="ce1" office:value-type="string">
            <text:p>n/a</text:p>
          </table:table-cell>
        </table:table-row>
        <table:table-row table:style-name="ro1">
          <table:table-cell table:style-name="ce26" office:value-type="string">
            <text:p>Max Shear Yield Strength (psi)</text:p>
          </table:table-cell>
          <table:table-cell table:number-columns-repeated="2" table:style-name="ce1" office:value-type="string">
            <text:p>n/a</text:p>
          </table:table-cell>
          <table:table-cell table:style-name="ce24" table:formula="of:=FLOOR([.D2]*0.577; 100)" office:value-type="float" office:value="23000">
            <text:p>23000</text:p>
          </table:table-cell>
          <table:table-cell table:style-name="ce24" table:formula="of:=FLOOR([.E2]*0.577; 100)" office:value-type="float" office:value="20700">
            <text:p>20700</text:p>
          </table:table-cell>
          <table:table-cell table:style-name="ce24" table:formula="of:=FLOOR([.F2]*0.577; 100)" office:value-type="float" office:value="17100">
            <text:p>17100</text:p>
          </table:table-cell>
          <table:table-cell table:style-name="ce24" table:formula="of:=FLOOR([.G2]*0.577; 100)" office:value-type="float" office:value="18000">
            <text:p>18000</text:p>
          </table:table-cell>
        </table:table-row>
        <table:table-row table:style-name="ro3">
          <table:table-cell table:number-columns-repeated="7"/>
        </table:table-row>
        <table:table-row table:style-name="ro3">
          <table:table-cell table:style-name="ce1" office:value-type="string">
            <text:p>Epoxy Thickness (in)</text:p>
          </table:table-cell>
          <table:table-cell table:formula="of:=1/16" office:value-type="float" office:value="0.0625">
            <text:p>0.0625</text:p>
          </table:table-cell>
          <table:table-cell/>
          <table:table-cell table:style-name="ce16" office:value-type="string" table:number-columns-spanned="2" table:number-rows-spanned="1">
            <text:p>Lumber For Calculations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string">
            <text:p>Epoxy Density (lb/gal)</text:p>
          </table:table-cell>
          <table:table-cell table:style-name="ce74" office:value-type="float" office:value="8.8">
            <text:p>8.8</text:p>
          </table:table-cell>
          <table:table-cell table:style-name="ce3"/>
          <table:table-cell/>
          <table:table-cell table:style-name="ce12" office:value-type="string">
            <text:p>Douglas Fir</text:p>
          </table:table-cell>
          <table:table-cell table:number-columns-repeated="2"/>
        </table:table-row>
        <table:table-row table:style-name="ro1">
          <table:table-cell table:style-name="ce1" office:value-type="string">
            <text:p>Epoxy Cost ($/gal)</text:p>
          </table:table-cell>
          <table:table-cell table:style-name="ce75" table:formula="of:=165/3" office:value-type="currency" office:currency="USD" office:value="55">
            <text:p>$55.00</text:p>
          </table:table-cell>
          <table:table-cell/>
          <table:table-cell table:style-name="ce12" office:value-type="string">
            <text:p>Yield Strength</text:p>
          </table:table-cell>
          <table:table-cell table:style-name="ce4" table:formula="of:=[.B2]" office:value-type="float" office:value="7230">
            <text:p>723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Density</text:p>
          </table:table-cell>
          <table:table-cell table:style-name="ce73" table:formula="of:=[.B3]" office:value-type="float" office:value="0.0191">
            <text:p>0.019</text:p>
          </table:table-cell>
          <table:table-cell table:number-columns-repeated="2"/>
        </table:table-row>
        <table:table-row table:style-name="ro3">
          <table:table-cell table:style-name="ce1" office:value-type="string">
            <text:p>Seawater Density (lb/ft³)</text:p>
          </table:table-cell>
          <table:table-cell office:value-type="float" office:value="64.3">
            <text:p>64.3</text:p>
          </table:table-cell>
          <table:table-cell/>
          <table:table-cell table:style-name="ce12" office:value-type="string">
            <text:p>Thickness</text:p>
          </table:table-cell>
          <table:table-cell table:style-name="ce1" table:formula="of:=[.B4]" office:value-type="float" office:value="1.5">
            <text:p>1.5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style-name="ce1" office:value-type="string">
            <text:p>1x19 1/4” 316 Stainless Wire Rope Ultimate (lbf)</text:p>
          </table:table-cell>
          <table:table-cell office:value-type="float" office:value="7300">
            <text:p>7300</text:p>
          </table:table-cell>
          <table:table-cell/>
          <table:table-cell table:style-name="ce16" office:value-type="string" table:number-columns-spanned="2" table:number-rows-spanned="1">
            <text:p>Sitka Spruce vs Doug Fir</text:p>
          </table:table-cell>
          <table:covered-table-cell/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Yield Strength</text:p>
          </table:table-cell>
          <table:table-cell table:style-name="ce77" table:formula="of:=[.C2]/[.B2]" office:value-type="percentage" office:value="0.926694329183956">
            <text:p>92.7%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Density</text:p>
          </table:table-cell>
          <table:table-cell table:style-name="ce77" table:formula="of:=[.C3]/[.B3]" office:value-type="percentage" office:value="0.701570680628272">
            <text:p>70.2%</text:p>
          </table:table-cell>
          <table:table-cell table:number-columns-repeated="2"/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number-columns-repeated="3"/>
          <table:table-cell table:style-name="ce3" table:number-columns-spanned="2" table:number-rows-spanned="1"/>
          <table:covered-table-cell/>
          <table:table-cell table:number-columns-repeated="2"/>
        </table:table-row>
        <table:table-row table:style-name="ro3">
          <table:table-cell table:number-columns-repeated="3"/>
          <table:table-cell table:style-name="ce3" table:number-columns-spanned="2" table:number-rows-spanned="1"/>
          <table:covered-table-cell/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table:number-columns-repeated="3"/>
          <table:table-cell table:style-name="ce3" table:number-columns-spanned="2" table:number-rows-spanned="1"/>
          <table:covered-table-cell table:style-name="ce3"/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table:number-columns-repeated="3"/>
          <table:table-cell table:style-name="ce3"/>
          <table:table-cell table:number-columns-repeated="3"/>
        </table:table-row>
        <table:table-row table:style-name="ro3" table:number-rows-repeated="1048552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Birdsmouth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2" table:default-cell-style-name="Default"/>
        <table:table-column table:style-name="co15" table:number-columns-repeated="1014" table:default-cell-style-name="Default"/>
        <table:table-row table:style-name="ro3">
          <table:table-cell table:style-name="ce40" office:value-type="string">
            <text:p>Sides</text:p>
          </table:table-cell>
          <table:table-cell table:style-name="ce47" office:value-type="float" office:value="8">
            <text:p>8</text:p>
          </table:table-cell>
          <table:table-cell table:style-name="ce83" office:value-type="string">
            <text:p>V Above Partners (in³)</text:p>
          </table:table-cell>
          <table:table-cell table:style-name="ce24" table:formula="of:=[Rig.D17] * 12 * ([.G13] + [.H13])/2" office:value-type="float" office:value="11953.9829724118">
            <text:p>11954</text:p>
          </table:table-cell>
          <table:table-cell/>
          <table:table-cell table:style-name="ce16" office:value-type="string" table:number-columns-spanned="4" table:number-rows-spanned="1">
            <text:p>Stave Calculations</text:p>
          </table:table-cell>
          <table:covered-table-cell table:number-columns-repeated="3"/>
          <table:table-cell table:number-columns-repeated="1014"/>
        </table:table-row>
        <table:table-row table:style-name="ro3">
          <table:table-cell table:style-name="ce40" office:value-type="string">
            <text:p>Thickness (in)</text:p>
          </table:table-cell>
          <table:table-cell table:style-name="ce22" table:formula="of:=[Materials.E11]*1.5" office:value-type="float" office:value="2.25">
            <text:p>2.25</text:p>
          </table:table-cell>
          <table:table-cell table:style-name="ce69" office:value-type="string">
            <text:p>V Below Partners (in³)</text:p>
          </table:table-cell>
          <table:table-cell table:style-name="ce24" table:formula="of:=[Rig.D11] * 12 * ([.G13] + [.I13])/2" office:value-type="float" office:value="2351.19643632871">
            <text:p>2351</text:p>
          </table:table-cell>
          <table:table-cell/>
          <table:table-cell table:style-name="ce89"/>
          <table:table-cell table:style-name="ce93" office:value-type="string">
            <text:p>Partners</text:p>
          </table:table-cell>
          <table:table-cell table:style-name="ce93" office:value-type="string">
            <text:p>Masthead</text:p>
          </table:table-cell>
          <table:table-cell table:style-name="ce93" office:value-type="string">
            <text:p>Step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lpha</text:p>
          </table:table-cell>
          <table:table-cell table:style-name="ce22" table:formula="of:=2*PI()/[.$B$1]" office:value-type="float" office:value="0.785398163397448">
            <text:p>0.79</text:p>
          </table:table-cell>
          <table:table-cell table:style-name="ce69" office:value-type="string">
            <text:p><text:s/>V At Partners (in³)</text:p>
          </table:table-cell>
          <table:table-cell table:style-name="ce24" table:formula="of:=[Rig.D12] * 12 *[Birdsmouth.G13]" office:value-type="float" office:value="0">
            <text:p>0</text:p>
          </table:table-cell>
          <table:table-cell/>
          <table:table-cell table:style-name="ce90" office:value-type="string">
            <text:p>OD (in)</text:p>
          </table:table-cell>
          <table:table-cell table:style-name="ce94" table:formula="of:= (([.G5] - [.$B$2]*SIN([.$B$3])) / TAN(0.5*[.$B$3])) + 2*[.$B$2]" office:value-type="float" office:value="9.71231060122937">
            <text:p>9.71</text:p>
          </table:table-cell>
          <table:table-cell table:style-name="ce94" table:formula="of:= (([.H5] - [.$B$2]*SIN([.$B$3])) / TAN(0.5*[.$B$3])) + 2*[.$B$2]" office:value-type="float" office:value="3.97855339059327">
            <text:p>3.98</text:p>
          </table:table-cell>
          <table:table-cell table:style-name="ce99" table:formula="of:= (([.I5] - [.$B$2]*SIN([.$B$3])) / TAN(0.5*[.$B$3])) + 2*[.$B$2]" office:value-type="float" office:value="9.71231060122937">
            <text:p>9.71</text:p>
          </table:table-cell>
          <table:table-cell table:number-columns-repeated="1014"/>
        </table:table-row>
        <table:table-row table:style-name="ro3">
          <table:table-cell table:style-name="ce78" office:value-type="string">
            <text:p>Scaling Factor</text:p>
          </table:table-cell>
          <table:table-cell table:style-name="ce66" office:value-type="float" office:value="1">
            <text:p>1.00</text:p>
          </table:table-cell>
          <table:table-cell table:style-name="ce69" office:value-type="string">
            <text:p>Total Volume (in³)</text:p>
          </table:table-cell>
          <table:table-cell table:style-name="ce24" table:formula="of:=SUM([.D1:.D3])" office:value-type="float" office:value="14305.1794087405">
            <text:p>14305</text:p>
          </table:table-cell>
          <table:table-cell/>
          <table:table-cell table:style-name="ce91" office:value-type="string">
            <text:p>Stave Ratio (K)</text:p>
          </table:table-cell>
          <table:table-cell table:style-name="ce17" table:formula="of:=[.$B$2]/[.G5]" office:value-type="float" office:value="0.6">
            <text:p>0.60</text:p>
          </table:table-cell>
          <table:table-cell table:style-name="ce17" table:formula="of:=[.$B$2]/[.H5]" office:value-type="float" office:value="1.63636363636364">
            <text:p>1.64</text:p>
          </table:table-cell>
          <table:table-cell table:style-name="ce100" table:formula="of:=[.$B$2]/[.I5]" office:value-type="float" office:value="0.6">
            <text:p>0.60</text:p>
          </table:table-cell>
          <table:table-cell table:number-columns-repeated="1014"/>
        </table:table-row>
        <table:table-row table:style-name="ro3">
          <table:table-cell table:style-name="ce1" office:value-type="string">
            <text:p>Target Partners Diameter</text:p>
          </table:table-cell>
          <table:table-cell table:style-name="ce29" table:formula="of:=[Rig.D27]*[.B4]" office:value-type="float" office:value="9.45076833782435">
            <text:p>9.5</text:p>
          </table:table-cell>
          <table:table-cell table:style-name="ce3" office:value-type="string">
            <text:p>Stave SA Above Partners (in²)</text:p>
          </table:table-cell>
          <table:table-cell table:style-name="ce24" table:formula="of:=[Rig.D18] * 12 * ([Birdsmouth.G14] + [Birdsmouth.H14]) / 2" office:value-type="float" office:value="1995.16921427495">
            <text:p>1995</text:p>
          </table:table-cell>
          <table:table-cell/>
          <table:table-cell table:style-name="ce92" office:value-type="string">
            <text:p>Stave Width (L)</text:p>
          </table:table-cell>
          <table:table-cell table:style-name="ce95" table:formula="of:=CEILING(2*([.$B$5]/2-[.$B$2])/COS(0.5*[.$B$3])*SIN(0.5*[.$B$3])+[.$B$2]*COS([.$B$3]); 0.125)" office:value-type="float" office:value="3.75">
            <text:p>3.75</text:p>
          </table:table-cell>
          <table:table-cell table:style-name="ce95" table:formula="of:=CEILING(2*([.$B$6]/2-[.$B$2])/COS(0.5*[.$B$3])*SIN(0.5*[.$B$3])+[.$B$2]*COS([.$B$3]); 0.125)" office:value-type="float" office:value="1.375">
            <text:p>1.38</text:p>
          </table:table-cell>
          <table:table-cell table:style-name="ce95" table:formula="of:=CEILING(2*([.$B$5]/2-[.$B$2])/COS(0.5*[.$B$3])*SIN(0.5*[.$B$3])+[.$B$2]*COS([.$B$3]); 0.125)" office:value-type="float" office:value="3.75">
            <text:p>3.75</text:p>
          </table:table-cell>
          <table:table-cell table:number-columns-repeated="1014"/>
        </table:table-row>
        <table:table-row table:style-name="ro3">
          <table:table-cell table:style-name="ce1" office:value-type="string">
            <text:p>Target Masthead Diameter</text:p>
          </table:table-cell>
          <table:table-cell table:style-name="ce29" table:formula="of:=[Rig.D29]*[.B4]" office:value-type="float" office:value="3.87481501850798">
            <text:p>3.9</text:p>
          </table:table-cell>
          <table:table-cell table:style-name="ce3" office:value-type="string">
            <text:p>Stave SA Below Partners (in²)</text:p>
          </table:table-cell>
          <table:table-cell table:style-name="ce24" table:formula="of:=[Rig.D20] * 12 * ([Birdsmouth.H14] + [Birdsmouth.I14]) / 2" office:value-type="float" office:value="26.815225437091">
            <text:p>27</text:p>
          </table:table-cell>
          <table:table-cell/>
          <table:table-cell table:style-name="ce92" office:value-type="string">
            <text:p><text:s/>Wall (in)</text:p>
          </table:table-cell>
          <table:table-cell table:style-name="ce96" table:formula="of:=[.G3]-[.G8]" office:value-type="float" office:value="4.07054626095734">
            <text:p>4.07</text:p>
          </table:table-cell>
          <table:table-cell table:style-name="ce96" table:formula="of:=[.H3]-[.H8]" office:value-type="float" office:value="3.97855339059327">
            <text:p>3.98</text:p>
          </table:table-cell>
          <table:table-cell table:style-name="ce96" table:formula="of:=[.I3]-[.I8]" office:value-type="float" office:value="4.07054626095734">
            <text:p>4.07</text:p>
          </table:table-cell>
          <table:table-cell table:number-columns-repeated="1014"/>
        </table:table-row>
        <table:table-row table:style-name="ro3">
          <table:table-cell table:style-name="ce1" office:value-type="string">
            <text:p>Stave Partners Width (in)</text:p>
          </table:table-cell>
          <table:table-cell table:style-name="ce12" table:formula="of:=[.G5]" office:value-type="float" office:value="3.75">
            <text:p>3.75</text:p>
          </table:table-cell>
          <table:table-cell table:style-name="ce3" office:value-type="string">
            <text:p>Stave SA At Partners (in²)</text:p>
          </table:table-cell>
          <table:table-cell table:style-name="ce24" table:formula="of:=[Rig.D13] * 12 * [Birdsmouth.I14]" office:value-type="float" office:value="907.265962699635">
            <text:p>907</text:p>
          </table:table-cell>
          <table:table-cell/>
          <table:table-cell table:style-name="ce92" office:value-type="string">
            <text:p>Wall (%)</text:p>
          </table:table-cell>
          <table:table-cell table:style-name="ce97" table:formula="of:=(1 - ([.G8]/[.G3])) / 2" office:value-type="percentage" office:value="0.209556017516681">
            <text:p>21.0%</text:p>
          </table:table-cell>
          <table:table-cell table:style-name="ce97" table:formula="of:=(1 - ([.H8]/[.H3])) / 2" office:value-type="percentage" office:value="0.5">
            <text:p>50.0%</text:p>
          </table:table-cell>
          <table:table-cell table:style-name="ce97" table:formula="of:=(1 - ([.I8]/[.I3])) / 2" office:value-type="percentage" office:value="0.209556017516681">
            <text:p>21.0%</text:p>
          </table:table-cell>
          <table:table-cell table:number-columns-repeated="1014"/>
        </table:table-row>
        <table:table-row table:style-name="ro3">
          <table:table-cell table:style-name="ce1" office:value-type="string">
            <text:p>Stave Masthead Width (in)</text:p>
          </table:table-cell>
          <table:table-cell table:style-name="ce12" table:formula="of:=[.H5]" office:value-type="float" office:value="1.375">
            <text:p>1.375</text:p>
          </table:table-cell>
          <table:table-cell table:style-name="ce3" office:value-type="string">
            <text:p>Total Stave SA (in²)</text:p>
          </table:table-cell>
          <table:table-cell table:style-name="ce23" table:formula="of:=SUM([.D5:.D7])" office:value-type="float" office:value="2929.25040241167">
            <text:p>2929</text:p>
          </table:table-cell>
          <table:table-cell/>
          <table:table-cell table:style-name="ce63" office:value-type="string">
            <text:p>ID (in)</text:p>
          </table:table-cell>
          <table:table-cell table:style-name="ce22" table:formula="of:= (([.G5] - [.$B$2]*SIN([.$B$3])) / SIN(0.5*[.$B$3]))" office:value-type="float" office:value="5.64176434027203">
            <text:p>5.64</text:p>
          </table:table-cell>
          <table:table-cell table:style-name="ce22" table:formula="of:= MAX((([.H5] - [.$B$2]*SIN([.$B$3])) / SIN(0.5*[.$B$3])); 0)" office:value-type="float" office:value="0">
            <text:p>0.00</text:p>
          </table:table-cell>
          <table:table-cell table:style-name="ce98" table:formula="of:= (([.I5] - [.$B$2]*SIN([.$B$3])) / SIN(0.5*[.$B$3]))" office:value-type="float" office:value="5.64176434027203">
            <text:p>5.6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" office:value-type="string">
            <text:p>Total Epoxy (in³)</text:p>
          </table:table-cell>
          <table:table-cell table:style-name="ce30" table:formula="of:=[Materials.$B$7]*([.D8] + ([.D15]-1) * [.D16]*[.D20]*12)" office:value-type="float" office:value="480.07815015073">
            <text:p>480.1</text:p>
          </table:table-cell>
          <table:table-cell/>
          <table:table-cell table:style-name="ce91" office:value-type="string">
            <text:p>Weight Ratio</text:p>
          </table:table-cell>
          <table:table-cell table:style-name="ce17" table:formula="of:=1 - ([.$B$1]*[.G11]^2*[.G12])/(PI()*[.G11]+2*[.G4]*[.G12])^2" office:value-type="float" office:value="0.793403143065649">
            <text:p>0.79</text:p>
          </table:table-cell>
          <table:table-cell table:style-name="ce17" table:formula="of:=1 - ([.$B$1]*[.H11]^2*[.H12])/(PI()*[.H11]+2*[.H4]*[.H12])^2" office:value-type="float" office:value="0.88998619273715">
            <text:p>0.89</text:p>
          </table:table-cell>
          <table:table-cell table:style-name="ce100" table:formula="of:=1 - ([.$B$1]*[.I11]^2*[.I12])/(PI()*[.I11]+2*[.I4]*[.I12])^2" office:value-type="float" office:value="0.793403143065649">
            <text:p>0.79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Max Windage <text:span text:style-name="T1">(ft²)</text:span></text:p>
          </table:table-cell>
          <table:table-cell table:style-name="ce29" table:formula="of:=([.G3]+[.H3])/(2 * 12)*[Rig.D17]" office:value-type="float" office:value="16.2723638664743">
            <text:p>16.3</text:p>
          </table:table-cell>
          <table:table-cell table:style-name="ce43" office:value-type="string">
            <text:p>Total Epoxy (gal)</text:p>
          </table:table-cell>
          <table:table-cell table:style-name="ce85" table:formula="of:=[.D9]/231" office:value-type="float" office:value="2.0782603902629">
            <text:p>2.08</text:p>
          </table:table-cell>
          <table:table-cell/>
          <table:table-cell table:style-name="ce91" office:value-type="string">
            <text:p>Strength Ratio</text:p>
          </table:table-cell>
          <table:table-cell table:style-name="ce17" table:formula="of:=1 - ([.G8]/[.G3])^4" office:value-type="float" office:value="0.886140436421132">
            <text:p>0.89</text:p>
          </table:table-cell>
          <table:table-cell table:style-name="ce17" table:formula="of:=1 - ([.H8]/[.H3])^4" office:value-type="float" office:value="1">
            <text:p>1.00</text:p>
          </table:table-cell>
          <table:table-cell table:style-name="ce100" table:formula="of:=1 - ([.I8]/[.I3])^4" office:value-type="float" office:value="0.886140436421132">
            <text:p>0.89</text:p>
          </table:table-cell>
          <table:table-cell table:number-columns-repeated="1014"/>
        </table:table-row>
        <table:table-row table:style-name="ro1">
          <table:table-cell table:style-name="ce69" office:value-type="string">
            <text:p>Moment of Inertia (in⁴)</text:p>
          </table:table-cell>
          <table:table-cell table:style-name="ce24" table:formula="of:=3.1415*([Birdsmouth.G3]^4-[Birdsmouth.G8]^4) / 64" office:value-type="float" office:value="387.034692853776">
            <text:p>387</text:p>
          </table:table-cell>
          <table:table-cell table:style-name="ce43" office:value-type="string">
            <text:p>Epoxy Weight (lbs)</text:p>
          </table:table-cell>
          <table:table-cell table:style-name="ce67" table:formula="of:=[Materials.B8]*[.D10]" office:value-type="float" office:value="18.2886914343135">
            <text:p>18.3</text:p>
          </table:table-cell>
          <table:table-cell/>
          <table:table-cell table:style-name="ce91" office:value-type="string">
            <text:p>Sin Ratio</text:p>
          </table:table-cell>
          <table:table-cell table:style-name="ce17" table:formula="of:=(1-([.G4]*SIN([.$B$3])))" office:value-type="float" office:value="0.575735931288072">
            <text:p>0.58</text:p>
          </table:table-cell>
          <table:table-cell table:style-name="ce17" table:formula="of:=(1-([.H4]*SIN([.$B$3])))" office:value-type="float" office:value="-0.157083823759805">
            <text:p>-0.16</text:p>
          </table:table-cell>
          <table:table-cell table:style-name="ce100" table:formula="of:=(1-([.I4]*SIN([.$B$3])))" office:value-type="float" office:value="0.575735931288072">
            <text:p>0.58</text:p>
          </table:table-cell>
          <table:table-cell table:number-columns-repeated="1014"/>
        </table:table-row>
        <table:table-row table:style-name="ro1">
          <table:table-cell table:style-name="ce69" office:value-type="string">
            <text:p>Righting Bending Stress (psi)</text:p>
          </table:table-cell>
          <table:table-cell table:style-name="ce79" table:formula="of:=[Boat.D4]*(0.5*[.G3])*([Rig.D17]*12)/[.B11]" office:value-type="float" office:value="3051.06010170442">
            <text:p>3051</text:p>
          </table:table-cell>
          <table:table-cell table:style-name="ce1" office:value-type="string">
            <text:p>Epoxy Cost</text:p>
          </table:table-cell>
          <table:table-cell table:formula="of:=[.D10]*[Materials.B9]" office:value-type="currency" office:currency="USD" office:value="114.304321464459">
            <text:p>$114.30</text:p>
          </table:table-cell>
          <table:table-cell/>
          <table:table-cell table:style-name="ce91" office:value-type="string">
            <text:p>Tan Ratio</text:p>
          </table:table-cell>
          <table:table-cell table:style-name="ce17" table:formula="of:=TAN(0.5*[.$B$3])" office:value-type="float" office:value="0.414213562373095">
            <text:p>0.41</text:p>
          </table:table-cell>
          <table:table-cell table:style-name="ce17" table:formula="of:=TAN(0.5*[.$B$3])" office:value-type="float" office:value="0.414213562373095">
            <text:p>0.41</text:p>
          </table:table-cell>
          <table:table-cell table:style-name="ce100" table:formula="of:=TAN(0.5*[.$B$3])" office:value-type="float" office:value="0.414213562373095">
            <text:p>0.41</text:p>
          </table:table-cell>
          <table:table-cell table:number-columns-repeated="1014"/>
        </table:table-row>
        <table:table-row table:style-name="ro1">
          <table:table-cell table:style-name="ce69" office:value-type="string">
            <text:p>Gust Bending Stress (psi)</text:p>
          </table:table-cell>
          <table:table-cell table:style-name="ce80" table:formula="of:=[Gusts.$B$5]*(0.5*[.G3])*([Rig.D17]*12)/([.B11]*2)" office:value-type="float" office:value="4600.83321929112">
            <text:p>4601</text:p>
          </table:table-cell>
          <table:table-cell table:style-name="ce43"/>
          <table:table-cell table:style-name="ce86"/>
          <table:table-cell/>
          <table:table-cell table:style-name="ce91" office:value-type="string">
            <text:p>Cross Section (in²)</text:p>
          </table:table-cell>
          <table:table-cell table:style-name="ce17" table:formula="of:=PI() * ([.G3]/2)^2 * [.G9]" office:value-type="float" office:value="58.7799109082177">
            <text:p>58.78</text:p>
          </table:table-cell>
          <table:table-cell table:style-name="ce17" table:formula="of:=PI() * ([.H3]/2)^2 * [.H9]" office:value-type="float" office:value="11.0642895183787">
            <text:p>11.06</text:p>
          </table:table-cell>
          <table:table-cell table:style-name="ce100" table:formula="of:=PI() * ([.I3]/2)^2 * [.I9]" office:value-type="float" office:value="58.7799109082177">
            <text:p>58.78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Righting Safety Factor</text:p>
          </table:table-cell>
          <table:table-cell table:style-name="ce81" table:formula="of:=[Materials.E9]/[Birdsmouth.B12]" office:value-type="float" office:value="2.36966816745468">
            <text:p>2.37</text:p>
          </table:table-cell>
          <table:table-cell table:style-name="ce1" office:value-type="string">
            <text:p>Ply Thickness (in)</text:p>
          </table:table-cell>
          <table:table-cell office:value-type="float" office:value="0.75">
            <text:p>0.75</text:p>
          </table:table-cell>
          <table:table-cell/>
          <table:table-cell table:style-name="ce91" office:value-type="string">
            <text:p>Circumference (45 deg) (in)</text:p>
          </table:table-cell>
          <table:table-cell table:style-name="ce98" table:formula="of:=[.G3]*2 + [.$B$2]*(1+SQRT(2))" office:value-type="float" office:value="24.8566017177982">
            <text:p>24.86</text:p>
          </table:table-cell>
          <table:table-cell table:style-name="ce98" table:formula="of:=[.H3]*2 + [.$B$2]*(1+SQRT(2))" office:value-type="float" office:value="13.389087296526">
            <text:p>13.39</text:p>
          </table:table-cell>
          <table:table-cell table:style-name="ce98" table:formula="of:=[.I3]*2 + [.$B$2]*(1+SQRT(2))" office:value-type="float" office:value="24.8566017177982">
            <text:p>24.86</text:p>
          </table:table-cell>
          <table:table-cell table:number-columns-repeated="1014"/>
        </table:table-row>
        <table:table-row table:style-name="ro3">
          <table:table-cell table:style-name="ce1" office:value-type="string">
            <text:p>Gust Safety Factor</text:p>
          </table:table-cell>
          <table:table-cell table:style-name="ce81" table:formula="of:=[Materials.E9]/[Birdsmouth.B13]" office:value-type="float" office:value="1.57145448561032">
            <text:p>1.57</text:p>
          </table:table-cell>
          <table:table-cell table:style-name="ce1" office:value-type="string">
            <text:p>Plies Required</text:p>
          </table:table-cell>
          <table:table-cell table:formula="of:=[.B2]/[.D14]"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" office:value-type="string">
            <text:p>Board Width (in)</text:p>
          </table:table-cell>
          <table:table-cell table:formula="of:=5.5" office:value-type="float" office:value="5.5">
            <text:p>5.5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Total Weight (lbs)</text:p>
          </table:table-cell>
          <table:table-cell table:style-name="ce82" table:formula="of:=[Birdsmouth.D25]+[Birdsmouth.D11]" office:value-type="float" office:value="291.517618141257">
            <text:p>292</text:p>
          </table:table-cell>
          <table:table-cell table:style-name="ce1" office:value-type="string">
            <text:p>Board Length (ft)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Total Cost</text:p>
          </table:table-cell>
          <table:table-cell table:style-name="ce12" table:formula="of:=[.D12]+[.D24]" office:value-type="currency" office:currency="USD" office:value="1194.30432146446">
            <text:p>$1,194.30</text:p>
          </table:table-cell>
          <table:table-cell table:style-name="ce1" office:value-type="string">
            <text:p>Cost Location</text:p>
          </table:table-cell>
          <table:table-cell table:style-name="ce1" office:value-type="string">
            <text:p>Fingerle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" office:value-type="string">
            <text:p>Board Cost</text:p>
          </table:table-cell>
          <table:table-cell table:style-name="ce75" table:formula="of:=30" office:value-type="currency" office:currency="USD" office:value="30">
            <text:p>$3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" office:value-type="string">
            <text:p>Laminate Length</text:p>
          </table:table-cell>
          <table:table-cell office:value-type="float" office:value="36">
            <text:p>36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" office:value-type="string">
            <text:p>Boards Per Laminate</text:p>
          </table:table-cell>
          <table:table-cell table:formula="of:=([.D20]/[.D17])*[.D15]" office:value-type="float" office:value="9">
            <text:p>9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" office:value-type="string">
            <text:p>Staves Per Laminat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" office:value-type="string">
            <text:p>Boards Required</text:p>
          </table:table-cell>
          <table:table-cell table:formula="of:=[.D21]*([.B1]/[.D22])" office:value-type="float" office:value="36">
            <text:p>36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" office:value-type="string">
            <text:p>Lumber Total Cost</text:p>
          </table:table-cell>
          <table:table-cell table:style-name="ce75" table:formula="of:=[.D23]*[.D19]" office:value-type="currency" office:currency="USD" office:value="1080">
            <text:p>$1,080.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84" office:value-type="string">
            <text:p>Finished Lumber Weight (lbs)</text:p>
          </table:table-cell>
          <table:table-cell table:style-name="ce87" table:formula="of:=SUM([.D1:.D3])*[Materials.E10]" office:value-type="float" office:value="273.228926706943">
            <text:p>273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4"/>
          <table:table-cell table:style-name="ce88"/>
          <table:table-cell table:number-columns-repeated="1018"/>
        </table:table-row>
        <table:table-row table:style-name="ro3">
          <table:table-cell table:number-columns-repeated="4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3" table:number-rows-repeated="104854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oundedBox" table:style-name="ta1">
        <table:table-column table:style-name="co42" table:default-cell-style-name="ce3"/>
        <table:table-column table:style-name="co43" table:default-cell-style-name="Default"/>
        <table:table-column table:style-name="co44" table:default-cell-style-name="ce3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5" table:default-cell-style-name="Default"/>
        <table:table-column table:style-name="co49" table:default-cell-style-name="Default"/>
        <table:table-column table:style-name="co50" table:default-cell-style-name="Default"/>
        <table:table-row table:style-name="ro1">
          <table:table-cell table:style-name="ce101" office:value-type="string">
            <text:p>Board Thickness (in)</text:p>
          </table:table-cell>
          <table:table-cell table:style-name="ce54" table:formula="of:=[Materials.E11]" office:value-type="float" office:value="1.5">
            <text:p>1.5</text:p>
          </table:table-cell>
          <table:table-cell office:value-type="string">
            <text:p>Partners Outer</text:p>
          </table:table-cell>
          <table:table-cell table:style-name="ce88" table:formula="of:=CEILING([Rig.D27]*[.B2]; 0.125)" office:value-type="float" office:value="10">
            <text:p>10</text:p>
          </table:table-cell>
          <table:table-cell table:style-name="ce2" office:value-type="string">
            <text:p>Below Partners Weight (lbs)</text:p>
          </table:table-cell>
          <table:table-cell table:style-name="ce24" table:formula="of:=[.D8]*[Materials.E10]" office:value-type="float" office:value="45.84">
            <text:p>46</text:p>
          </table:table-cell>
          <table:table-cell table:number-columns-repeated="4"/>
        </table:table-row>
        <table:table-row table:style-name="ro1">
          <table:table-cell table:style-name="ce101" office:value-type="string">
            <text:p>Scaling Factor</text:p>
          </table:table-cell>
          <table:table-cell table:style-name="ce54" office:value-type="float" office:value="1.05">
            <text:p>1.05</text:p>
          </table:table-cell>
          <table:table-cell office:value-type="string">
            <text:p>Masthead Outer</text:p>
          </table:table-cell>
          <table:table-cell table:style-name="ce88" table:formula="of:=CEILING([Rig.D28]*[.D1]; 0.125)" office:value-type="float" office:value="4.125">
            <text:p>4.125</text:p>
          </table:table-cell>
          <table:table-cell table:style-name="ce2" office:value-type="string">
            <text:p>Above Partners Weight (lbs)</text:p>
          </table:table-cell>
          <table:table-cell table:style-name="ce24" table:formula="of:=[.D9]*[Materials.E10]" office:value-type="float" office:value="197.674022945849">
            <text:p>198</text:p>
          </table:table-cell>
          <table:table-cell table:number-columns-repeated="4"/>
        </table:table-row>
        <table:table-row table:style-name="ro1">
          <table:table-cell table:style-name="ce102" office:value-type="string">
            <text:p>Partners Corner Radius (in)</text:p>
          </table:table-cell>
          <table:table-cell table:style-name="ce30" table:formula="of:=2*[.B1]" office:value-type="float" office:value="3">
            <text:p>3.0</text:p>
          </table:table-cell>
          <table:table-cell office:value-type="string">
            <text:p>Partners Inner</text:p>
          </table:table-cell>
          <table:table-cell table:style-name="ce88" table:formula="of:=CEILING([Rig.D27]*[.B2]-2*[.B1]; 0.125)" office:value-type="float" office:value="7">
            <text:p>7</text:p>
          </table:table-cell>
          <table:table-cell table:style-name="ce2" office:value-type="string">
            <text:p>Total Lumber Weight (lbs)</text:p>
          </table:table-cell>
          <table:table-cell table:style-name="ce24" table:formula="of:=[.F1]+[.F2]" office:value-type="float" office:value="243.514022945849">
            <text:p>244</text:p>
          </table:table-cell>
          <table:table-cell table:number-columns-repeated="4"/>
        </table:table-row>
        <table:table-row table:style-name="ro1">
          <table:table-cell table:style-name="ce1" office:value-type="string">
            <text:p>Masthead Corner Radius</text:p>
          </table:table-cell>
          <table:table-cell table:formula="of:=FLOOR(([.B3]/[.D1])*[.D2]; 0.125)" office:value-type="float" office:value="1.125">
            <text:p>1.125</text:p>
          </table:table-cell>
          <table:table-cell office:value-type="string">
            <text:p>Masthead Inner</text:p>
          </table:table-cell>
          <table:table-cell table:style-name="ce88" table:formula="of:=CEILING(MAX([.D1]*[Rig.D28] - 2*[.B1]; 0); 0.125)" office:value-type="float" office:value="1.125">
            <text:p>1.125</text:p>
          </table:table-cell>
          <table:table-cell table:style-name="ce2" office:value-type="string">
            <text:p>Below Partners Torque (ft*lbs)</text:p>
          </table:table-cell>
          <table:table-cell table:style-name="ce24" table:formula="of:=([Rig.D11]/2 * [.F1])" office:value-type="float" office:value="76.4">
            <text:p>7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2" office:value-type="string">
            <text:p>Partners Fillets</text:p>
          </table:table-cell>
          <table:table-cell table:formula="of:=[.B3]/2" office:value-type="float" office:value="1.5">
            <text:p>1.5</text:p>
          </table:table-cell>
          <table:table-cell table:style-name="ce2" office:value-type="string">
            <text:p>Above Partners Torque (ft*lbs)</text:p>
          </table:table-cell>
          <table:table-cell table:style-name="ce106" table:formula="of:=[Rig.D17]*[.F2] * ([.D2]/[.D1])" office:value-type="float" office:value="2325.97255654824">
            <text:p>2326</text:p>
          </table:table-cell>
          <table:table-cell table:number-columns-repeated="4"/>
        </table:table-row>
        <table:table-row table:style-name="ro1">
          <table:table-cell office:value-type="string">
            <text:p>Maximum Wall Defect Radius (in)</text:p>
          </table:table-cell>
          <table:table-cell office:value-type="float" office:value="1.5">
            <text:p>1.5</text:p>
          </table:table-cell>
          <table:table-cell office:value-type="string">
            <text:p>Masthead Fillets</text:p>
          </table:table-cell>
          <table:table-cell table:formula="of:=[.B4]/2" office:value-type="float" office:value="0.5625">
            <text:p>0.5625</text:p>
          </table:table-cell>
          <table:table-cell table:style-name="ce2" office:value-type="string">
            <text:p>Counterweight At Foot (lbs)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artners Radius (Max) (in)</text:p>
          </table:table-cell>
          <table:table-cell table:style-name="ce22" table:formula="of:=([.D1]-2*[.B3])/SQRT(2) + [.B3]" office:value-type="float" office:value="5.82842712474619">
            <text:p>5.83</text:p>
          </table:table-cell>
          <table:table-cell table:style-name="Default"/>
          <table:table-cell/>
          <table:table-cell table:style-name="ce2" office:value-type="string">
            <text:p>Counterweight Mass Ratio</text:p>
          </table:table-cell>
          <table:table-cell table:style-name="ce22" table:formula="of:= [.F6]/([.F6] + [.F1])" office:value-type="float" office:value="0">
            <text:p>0.0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Masthead Radius (Max) (in)</text:p>
          </table:table-cell>
          <table:table-cell table:style-name="ce22" table:formula="of:=([.D2]-2*[.B4])/SQRT(2) + [.B4]" office:value-type="float" office:value="2.45082521472478">
            <text:p>2.45</text:p>
          </table:table-cell>
          <table:table-cell office:value-type="string">
            <text:p>Below Partners Volume (in³)</text:p>
          </table:table-cell>
          <table:table-cell table:style-name="ce23" table:formula="of:=([Rig.D11]+[Rig.D12])*[.D13]*12" office:value-type="float" office:value="2400">
            <text:p>2400</text:p>
          </table:table-cell>
          <table:table-cell table:style-name="ce2" office:value-type="string">
            <text:p>Below Partners Torque w/Weight (ft*lbs)</text:p>
          </table:table-cell>
          <table:table-cell table:style-name="ce72" table:formula="of:=[.F7]*[Rig.D11]*[.F6] + [.F4]*(1-[.F7])" office:value-type="float" office:value="76.4">
            <text:p>76</text:p>
          </table:table-cell>
          <table:table-cell table:number-columns-repeated="4"/>
        </table:table-row>
        <table:table-row table:style-name="ro1">
          <table:table-cell office:value-type="string">
            <text:p>45˚ Heel Bending Stress (psi)</text:p>
          </table:table-cell>
          <table:table-cell table:style-name="ce103" table:formula="of:=[Boat.B17]*[.B7]*([Rig.$D$17]*12)/([.B20])" office:value-type="float" office:value="0">
            <text:p>0</text:p>
          </table:table-cell>
          <table:table-cell office:value-type="string">
            <text:p>Above Partners Volume (in³)</text:p>
          </table:table-cell>
          <table:table-cell table:style-name="ce24" table:formula="of:=[Rig.D17]*12*([.D12]+[.D14])/2" office:value-type="float" office:value="10349.425285123">
            <text:p>10349</text:p>
          </table:table-cell>
          <table:table-cell table:style-name="ce1" office:value-type="string">
            <text:p>Force At Foot To Raise Mast (lbf)</text:p>
          </table:table-cell>
          <table:table-cell table:style-name="ce23" table:formula="of:=([.F5]-[.F8])/[Rig.D13]" office:value-type="float" office:value="739.585498043257">
            <text:p>740</text:p>
          </table:table-cell>
          <table:table-cell table:number-columns-repeated="4"/>
        </table:table-row>
        <table:table-row table:style-name="ro1">
          <table:table-cell office:value-type="string">
            <text:p>Knockdown Bending Stress (psi)</text:p>
          </table:table-cell>
          <table:table-cell table:style-name="ce23" table:formula="of:=[Boat.D4]*[.B7]*([Rig.$D$17]*12)/([.B20])" office:value-type="float" office:value="3071.03745549622">
            <text:p>3071</text:p>
          </table:table-cell>
          <table:table-cell office:value-type="string">
            <text:p>Total Volume (in³)</text:p>
          </table:table-cell>
          <table:table-cell table:style-name="ce23" table:formula="of:=SUM([.D8:.D9])" office:value-type="float" office:value="12749.425285123">
            <text:p>12749</text:p>
          </table:table-cell>
          <table:table-cell table:style-name="ce1" office:value-type="string">
            <text:p>Lead Angle From Horizontal (<text:span text:style-name="T1">°)</text:span></text:p>
          </table:table-cell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table:style-name="ce69" office:value-type="string">
            <text:p>Gust Bending Stress (psi)</text:p>
          </table:table-cell>
          <table:table-cell table:style-name="ce23" table:formula="of:=[Gusts.$B$5]*[.B7]*([Rig.D19]*12)/([.B20]*2)" office:value-type="float" office:value="5172.10909573212">
            <text:p>5172</text:p>
          </table:table-cell>
          <table:table-cell table:style-name="Default"/>
          <table:table-cell/>
          <table:table-cell table:style-name="ce1" office:value-type="string">
            <text:p>Dead Pull at Horizontal (lbf)</text:p>
          </table:table-cell>
          <table:table-cell table:style-name="ce103" table:formula="of:=[.F9]/SIN([.F10]*PI()/180)" office:value-type="float" office:value="742.410594495198">
            <text:p>74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artners Wall Thickness</text:p>
          </table:table-cell>
          <table:table-cell table:style-name="ce104" table:formula="of:=[.B1]/[.D1]" office:value-type="percentage" office:value="0.15">
            <text:p>15.0%</text:p>
          </table:table-cell>
          <table:table-cell office:value-type="string">
            <text:p>Partners X Section (in²)</text:p>
          </table:table-cell>
          <table:table-cell table:style-name="ce29" table:formula="of:=PI()*[.B3]^2 + ([.D1]-2*[.B3])*[.D5]*4" office:value-type="float" office:value="52.2743338823081">
            <text:p>52.3</text:p>
          </table:table-cell>
          <table:table-cell table:style-name="ce1" office:value-type="string">
            <text:p>Purchase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Top Corners Area (in²)</text:p>
          </table:table-cell>
          <table:table-cell table:style-name="ce36" table:formula="of:=PI()*([.B3]^2)/2" office:value-type="float" office:value="14.1371669411541">
            <text:p>14.1</text:p>
          </table:table-cell>
          <table:table-cell office:value-type="string">
            <text:p>Partners Unrounded X Section (in²)</text:p>
          </table:table-cell>
          <table:table-cell table:formula="of:=[.D1]^2 - [.D3]^2 + ([.D5]*2)^2" office:value-type="float" office:value="60">
            <text:p>60</text:p>
          </table:table-cell>
          <table:table-cell table:style-name="ce1" office:value-type="string">
            <text:p>Dead Pull with Purchase (lbf)</text:p>
          </table:table-cell>
          <table:table-cell table:style-name="ce23" table:formula="of:=[.F11]/[.F12]" office:value-type="float" office:value="123.735099082533">
            <text:p>124</text:p>
          </table:table-cell>
          <table:table-cell table:number-columns-repeated="4"/>
        </table:table-row>
        <table:table-row table:style-name="ro1">
          <table:table-cell office:value-type="string">
            <text:p>TC Moment (Centroid)</text:p>
          </table:table-cell>
          <table:table-cell table:style-name="ce22" table:formula="of:=[.B3]^4*(PI()/8 - 8/(9*PI()))" office:value-type="float" office:value="8.89031381236372">
            <text:p>8.89</text:p>
          </table:table-cell>
          <table:table-cell office:value-type="string">
            <text:p>Masthead X Section (in²)</text:p>
          </table:table-cell>
          <table:table-cell table:style-name="ce29" table:formula="of:=PI()*[.B4]^2 + ([.D2]-2*[.B4])*[.D6]*4" office:value-type="float" office:value="8.19482820219958">
            <text:p>8.2</text:p>
          </table:table-cell>
          <table:table-cell table:style-name="ce1" office:value-type="string">
            <text:p>Barient 26 Force at Handle (lbf)</text:p>
          </table:table-cell>
          <table:table-cell table:style-name="ce23" table:formula="of:= [.F13]/26" office:value-type="float" office:value="4.75904227240512">
            <text:p>5</text:p>
          </table:table-cell>
          <table:table-cell table:number-columns-repeated="4"/>
        </table:table-row>
        <table:table-row table:style-name="ro3">
          <table:table-cell office:value-type="string">
            <text:p>TC Centroid Distance (in)</text:p>
          </table:table-cell>
          <table:table-cell table:style-name="ce62" table:formula="of:=[.D1]/2+[.B3]*(4/(3*PI())-1)" office:value-type="float" office:value="3.27323954473516">
            <text:p>3.27</text:p>
          </table:table-cell>
          <table:table-cell office:value-type="string">
            <text:p>Partners Components Circumference (in)</text:p>
          </table:table-cell>
          <table:table-cell table:formula="of:=([.D1]+[.D3]+[.B1]*2+[.D5]*4)*4" office:value-type="float" office:value="104">
            <text:p>104</text:p>
          </table:table-cell>
          <table:table-cell table:number-columns-repeated="6"/>
        </table:table-row>
        <table:table-row table:style-name="ro3">
          <table:table-cell table:style-name="ce1" office:value-type="string">
            <text:p>All Corners Moment (in⁴)</text:p>
          </table:table-cell>
          <table:table-cell table:style-name="ce23" table:formula="of:=2*0.1098*[.B3]^4+2*[.B13]*[.B15]^2" office:value-type="float" office:value="320.721559139698">
            <text:p>321</text:p>
          </table:table-cell>
          <table:table-cell office:value-type="string">
            <text:p>Masthead Components Circumference</text:p>
          </table:table-cell>
          <table:table-cell table:formula="of:=([.D2]+[.D4]+[.B1]*2+[.D6]*4)*4" office:value-type="float" office:value="42">
            <text:p>42</text:p>
          </table:table-cell>
          <table:table-cell table:style-name="ce1" office:value-type="string">
            <text:p>Max reach above deck (ft)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Sidewalls Moment (in⁴)</text:p>
          </table:table-cell>
          <table:table-cell table:style-name="ce23" table:formula="of:=(2*[.B1])*([.D1]-2*[.B3]-[.B6])^3/12" office:value-type="float" office:value="3.90625">
            <text:p>4</text:p>
          </table:table-cell>
          <table:table-cell office:value-type="string">
            <text:p>Surface Area Above Partners (in²)</text:p>
          </table:table-cell>
          <table:table-cell table:style-name="ce24" table:formula="of:=([.D15]+[.D16])/2*[Rig.D17]" office:value-type="float" office:value="2082.35079328019">
            <text:p>2082</text:p>
          </table:table-cell>
          <table:table-cell table:style-name="ce1" office:value-type="string">
            <text:p>Hand-placed attachment lever (ft)</text:p>
          </table:table-cell>
          <table:table-cell table:style-name="ce29" table:formula="of:=[.F16]-[Rig.D13]" office:value-type="float" office:value="4.95833333333333">
            <text:p>5.0</text:p>
          </table:table-cell>
          <table:table-cell table:number-columns-repeated="4"/>
        </table:table-row>
        <table:table-row table:style-name="ro1">
          <table:table-cell office:value-type="string">
            <text:p>Top/Bottom Walls Moment (in⁴)</text:p>
          </table:table-cell>
          <table:table-cell table:style-name="ce23" table:formula="of:=([.D1]-2*[.B3]-[.B6])*([.D1]^3 - ([.D1]-2*[.B1])^3)/12" office:value-type="float" office:value="136.875">
            <text:p>137</text:p>
          </table:table-cell>
          <table:table-cell office:value-type="string">
            <text:p>Surface Area Below Partners (in²)</text:p>
          </table:table-cell>
          <table:table-cell table:style-name="ce24" table:formula="of:=[.D15]*([Rig.D11]+[Rig.D12])" office:value-type="float" office:value="346.666666666667">
            <text:p>347</text:p>
          </table:table-cell>
          <table:table-cell table:style-name="ce1" office:value-type="string">
            <text:p>Torque required to Raise Mast (ft*lbf)</text:p>
          </table:table-cell>
          <table:table-cell table:style-name="ce23" table:formula="of:=[.F5]-[.F4]" office:value-type="float" office:value="2249.57255654824">
            <text:p>2250</text:p>
          </table:table-cell>
          <table:table-cell table:number-columns-repeated="4"/>
        </table:table-row>
        <table:table-row table:style-name="ro3">
          <table:table-cell table:style-name="Default"/>
          <table:table-cell/>
          <table:table-cell office:value-type="string">
            <text:p>Total Components Surface Area (in²)</text:p>
          </table:table-cell>
          <table:table-cell table:style-name="ce23" table:formula="of:=SUM([.D17:.D18])" office:value-type="float" office:value="2429.01745994685">
            <text:p>2429</text:p>
          </table:table-cell>
          <table:table-cell table:style-name="ce1" office:value-type="string">
            <text:p>Vertical Force on Attachment (lbs)</text:p>
          </table:table-cell>
          <table:table-cell table:style-name="ce23" table:formula="of:=[.F18]/[.F17]" office:value-type="float" office:value="453.695305522334">
            <text:p>454</text:p>
          </table:table-cell>
          <table:table-cell table:number-columns-repeated="4"/>
        </table:table-row>
        <table:table-row table:style-name="ro3">
          <table:table-cell office:value-type="string">
            <text:p>Total Moment (Radiused) (in⁴)</text:p>
          </table:table-cell>
          <table:table-cell table:style-name="ce23" table:formula="of:=SUM([.B16:.B18])" office:value-type="float" office:value="461.502809139699">
            <text:p>462</text:p>
          </table:table-cell>
          <table:table-cell table:style-name="Default"/>
          <table:table-cell/>
          <table:table-cell table:style-name="ce1"/>
          <table:table-cell table:number-columns-repeated="5"/>
        </table:table-row>
        <table:table-row table:style-name="ro1">
          <table:table-cell office:value-type="string">
            <text:p>Total Moment (Square)<text:span text:style-name="T1"> (in⁴)</text:span></text:p>
          </table:table-cell>
          <table:table-cell table:style-name="ce23" table:formula="of:=([.D1]^4/12 - ([.D1]-[.B1]*2)^4/12)" office:value-type="float" office:value="633.25">
            <text:p>633</text:p>
          </table:table-cell>
          <table:table-cell office:value-type="string">
            <text:p>Total Epoxy (in³)</text:p>
          </table:table-cell>
          <table:table-cell table:style-name="ce34" table:formula="of:=[Materials.$B$7]*[.D19]" office:value-type="float" office:value="151.813591246678">
            <text:p>151.81</text:p>
          </table:table-cell>
          <table:table-cell table:style-name="ce1" office:value-type="string">
            <text:p>Vertical Force at Mast Tip (lbf)</text:p>
          </table:table-cell>
          <table:table-cell table:style-name="ce23" table:formula="of:=[.F18]/([Rig.D11]-[Rig.D13]+[Rig.D17])" office:value-type="float" office:value="78.0640245453928">
            <text:p>78</text:p>
          </table:table-cell>
          <table:table-cell table:number-columns-repeated="4"/>
        </table:table-row>
        <table:table-row table:style-name="ro3">
          <table:table-cell office:value-type="string">
            <text:p>Radiused vs Square Moment Ratio</text:p>
          </table:table-cell>
          <table:table-cell table:style-name="ce105" table:formula="of:=[.B20]/[.B21]" office:value-type="percentage" office:value="0.728784538712512">
            <text:p>73%</text:p>
          </table:table-cell>
          <table:table-cell office:value-type="string">
            <text:p>Total Epoxy (gal)</text:p>
          </table:table-cell>
          <table:table-cell table:style-name="ce22" table:formula="of:=[.D21]/231" office:value-type="float" office:value="0.657201693708564">
            <text:p>0.66</text:p>
          </table:table-cell>
          <table:table-cell table:number-columns-repeated="6"/>
        </table:table-row>
        <table:table-row table:style-name="ro1">
          <table:table-cell table:style-name="ce1" office:value-type="string">
            <text:p>Partners Outer Circumference (in)</text:p>
          </table:table-cell>
          <table:table-cell table:style-name="ce29" table:formula="of:=([.D1]*4-[.B3]*8) + (PI()*[.B3]*2)" office:value-type="float" office:value="34.8495559215388">
            <text:p>34.8</text:p>
          </table:table-cell>
          <table:table-cell office:value-type="string">
            <text:p>Epoxy Density (lb/gal)</text:p>
          </table:table-cell>
          <table:table-cell table:style-name="ce74" office:value-type="float" office:value="8.8">
            <text:p>8.8</text:p>
          </table:table-cell>
          <table:table-cell table:number-columns-repeated="6"/>
        </table:table-row>
        <table:table-row table:style-name="ro3">
          <table:table-cell table:style-name="Default"/>
          <table:table-cell/>
          <table:table-cell office:value-type="string">
            <text:p>Epoxy Weight (lbs)</text:p>
          </table:table-cell>
          <table:table-cell table:style-name="ce22" table:formula="of:=[.D23]*[.D22]" office:value-type="float" office:value="5.78337490463536">
            <text:p>5.78</text:p>
          </table:table-cell>
          <table:table-cell table:number-columns-repeated="6"/>
        </table:table-row>
        <table:table-row table:style-name="ro3">
          <table:table-cell table:style-name="ce1" office:value-type="string">
            <text:p>Knockdown Safety Factor</text:p>
          </table:table-cell>
          <table:table-cell table:style-name="Calc_20_-_20_Red" table:formula="of:=[Materials.E9]/[.B10]" office:value-type="float" office:value="2.35425327915181">
            <text:p>2.35</text:p>
          </table:table-cell>
          <table:table-cell table:style-name="ce1" office:value-type="string">
            <text:p>Epoxy Cost</text:p>
          </table:table-cell>
          <table:table-cell table:formula="of:=[.D22]*[Materials.B9]" office:value-type="currency" office:currency="USD" office:value="36.146093153971">
            <text:p>$36.15</text:p>
          </table:table-cell>
          <table:table-cell table:number-columns-repeated="6"/>
        </table:table-row>
        <table:table-row table:style-name="ro3">
          <table:table-cell table:style-name="ce1" office:value-type="string">
            <text:p>Gust Safety Factor</text:p>
          </table:table-cell>
          <table:table-cell table:style-name="Calc_20_-_20_Red" table:formula="of:=[Materials.$E$9]/[.B11]" office:value-type="float" office:value="1.39788234667478">
            <text:p>1.4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" office:value-type="string">
            <text:p>Total Weight (lbs)</text:p>
          </table:table-cell>
          <table:table-cell table:style-name="ce33" table:formula="of:=[.F3]+[.D24]" office:value-type="float" office:value="249.297397850484">
            <text:p>249</text:p>
          </table:table-cell>
          <table:table-cell table:style-name="ce1" office:value-type="string">
            <text:p>Max Width at Partners (in)</text:p>
          </table:table-cell>
          <table:table-cell table:style-name="ce22" table:formula="of:=[.B7]*2" office:value-type="float" office:value="11.6568542494924">
            <text:p>11.66</text:p>
          </table:table-cell>
          <table:table-cell table:number-columns-repeated="6"/>
        </table:table-row>
        <table:table-row table:style-name="ro3">
          <table:table-cell table:style-name="ce1" office:value-type="string">
            <text:p>Total Cost</text:p>
          </table:table-cell>
          <table:table-cell table:style-name="ce12" table:formula="of:=[.D25]+[BoxLumberCost.B3]" office:value-type="currency" office:currency="USD" office:value="658.386093153971">
            <text:p>$658.39</text:p>
          </table:table-cell>
          <table:table-cell table:style-name="ce1" office:value-type="string">
            <text:p>Max Width at Masthead (in)</text:p>
          </table:table-cell>
          <table:table-cell table:style-name="ce29" table:formula="of:=[.B8]*2" office:value-type="float" office:value="4.90165042944955">
            <text:p>4.9</text:p>
          </table:table-cell>
          <table:table-cell table:number-columns-repeated="6"/>
        </table:table-row>
        <table:table-row table:style-name="ro3">
          <table:table-cell table:style-name="Default"/>
          <table:table-cell/>
          <table:table-cell table:style-name="ce1" office:value-type="string">
            <text:p>Max Windage (ft²)</text:p>
          </table:table-cell>
          <table:table-cell table:style-name="ce29" table:formula="of:=([.D27]*[Rig.D11]+(([.D27]+[.D28])/2)*[Rig.D17])/12" office:value-type="float" office:value="22.9187315954041">
            <text:p>22.9</text:p>
          </table:table-cell>
          <table:table-cell table:number-columns-repeated="6"/>
        </table:table-row>
        <table:table-row table:style-name="ro3">
          <table:table-cell table:style-name="Default"/>
          <table:table-cell/>
          <table:table-cell table:style-name="ce1" office:value-type="string">
            <text:p>Max Windage (m²)</text:p>
          </table:table-cell>
          <table:table-cell table:style-name="ce29" table:formula="of:=[.D29]*0.3048" office:value-type="float" office:value="6.98562939027918">
            <text:p>7.0</text:p>
          </table:table-cell>
          <table:table-cell table:number-columns-repeated="6"/>
        </table:table-row>
        <table:table-row table:style-name="ro3" table:number-rows-repeated="6"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7"/>
        </table:table-row>
      </table:table>
      <table:table table:name="BoxLumber" table:style-name="ta1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4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40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15" table:number-columns-repeated="1005" table:default-cell-style-name="Default"/>
        <table:table-row table:style-name="ro3">
          <table:table-cell table:style-name="ce107" office:value-type="string">
            <text:p>Dimensional Name</text:p>
          </table:table-cell>
          <table:table-cell table:style-name="ce110" office:value-type="string">
            <text:p>2x12</text:p>
          </table:table-cell>
          <table:table-cell table:style-name="ce110" office:value-type="string">
            <text:p>2x8</text:p>
          </table:table-cell>
          <table:table-cell table:style-name="ce110" office:value-type="string">
            <text:p>2x4</text:p>
          </table:table-cell>
          <table:table-cell table:style-name="ce16" office:value-type="string">
            <text:p>2x2</text:p>
          </table:table-cell>
          <table:table-cell table:style-name="ce112" office:value-type="string">
            <text:p>Totals</text:p>
          </table:table-cell>
          <table:table-cell table:style-name="ce1"/>
          <table:table-cell table:style-name="ce114" office:value-type="string">
            <text:p>Partners</text:p>
          </table:table-cell>
          <table:table-cell table:style-name="ce114" office:value-type="string">
            <text:p>Masthead</text:p>
          </table:table-cell>
          <table:table-cell table:number-columns-repeated="10"/>
          <table:table-cell table:style-name="ce12" table:number-columns-repeated="1005"/>
        </table:table-row>
        <table:table-row table:style-name="ro12">
          <table:table-cell table:style-name="ce108" office:value-type="string">
            <text:p>Width (in)</text:p>
          </table:table-cell>
          <table:table-cell table:style-name="ce107" office:value-type="float" office:value="11.25">
            <text:p>11.25</text:p>
          </table:table-cell>
          <table:table-cell table:style-name="ce107" office:value-type="float" office:value="7.25">
            <text:p>7.25</text:p>
          </table:table-cell>
          <table:table-cell table:style-name="ce107" office:value-type="float" office:value="3.5">
            <text:p>3.5</text:p>
          </table:table-cell>
          <table:table-cell office:value-type="float" office:value="1.5">
            <text:p>1.5</text:p>
          </table:table-cell>
          <table:table-cell table:style-name="ce107"/>
          <table:table-cell table:style-name="ce113" office:value-type="string">
            <text:p>Outer Width (in)</text:p>
          </table:table-cell>
          <table:table-cell table:style-name="ce12" table:formula="of:=[RoundedBox.$D$1]" office:value-type="float" office:value="10">
            <text:p>10</text:p>
          </table:table-cell>
          <table:table-cell table:style-name="ce12" table:formula="of:=[RoundedBox.$D$2]" office:value-type="float" office:value="4.125">
            <text:p>4.125</text:p>
          </table:table-cell>
          <table:table-cell table:number-columns-repeated="1015"/>
        </table:table-row>
        <table:table-row table:style-name="ro3">
          <table:table-cell table:style-name="ce109" office:value-type="string">
            <text:p>Cross Section (in²)</text:p>
          </table:table-cell>
          <table:table-cell table:style-name="ce109" table:formula="of:=[.B2]*1.5" office:value-type="float" office:value="16.875">
            <text:p>16.9</text:p>
          </table:table-cell>
          <table:table-cell table:style-name="ce109" table:formula="of:=[.C2]*1.5" office:value-type="float" office:value="10.875">
            <text:p>10.9</text:p>
          </table:table-cell>
          <table:table-cell table:style-name="ce109" table:formula="of:=[.D2]*1.5" office:value-type="float" office:value="5.25">
            <text:p>5.3</text:p>
          </table:table-cell>
          <table:table-cell table:style-name="ce109" table:formula="of:=[.E2]*1.5" office:value-type="float" office:value="2.25">
            <text:p>2.3</text:p>
          </table:table-cell>
          <table:table-cell table:style-name="ce109"/>
          <table:table-cell table:style-name="ce41" office:value-type="string">
            <text:p>Inner Width (in)</text:p>
          </table:table-cell>
          <table:table-cell table:style-name="ce12" table:formula="of:=[RoundedBox.$D$3]" office:value-type="float" office:value="7">
            <text:p>7</text:p>
          </table:table-cell>
          <table:table-cell table:style-name="ce12" table:formula="of:=[RoundedBox.$D$4]" office:value-type="float" office:value="1.125">
            <text:p>1.125</text:p>
          </table:table-cell>
          <table:table-cell table:number-columns-repeated="1015"/>
        </table:table-row>
        <table:table-row table:style-name="ro3">
          <table:table-cell table:style-name="ce108" office:value-type="string">
            <text:p>Minimum Outer Height<text:span text:style-name="T1"> (ft)</text:span></text:p>
          </table:table-cell>
          <table:table-cell table:style-name="ce111" table:formula="of:=MIN(MAX(([.B$2]-[.H$2])/[.$H$5]; 0); [Rig.$D$18])" office:value-type="float" office:value="0">
            <text:p>0.0</text:p>
          </table:table-cell>
          <table:table-cell table:style-name="ce111" table:formula="of:=MIN(MAX(([.$C2]-[.H$2])/[.$H$5]; 0); [Rig.$D$17])" office:value-type="float" office:value="13.3522930493046">
            <text:p>13.4</text:p>
          </table:table-cell>
          <table:table-cell table:style-name="ce111" table:formula="of:=MIN(MAX(([.$D2]-[.H$2])/[.$H$5]; 0); [Rig.$D$17])" office:value-type="float" office:value="28.5253533326053">
            <text:p>28.5</text:p>
          </table:table-cell>
          <table:table-cell table:style-name="ce29" office:value-type="float" office:value="0">
            <text:p>0.0</text:p>
          </table:table-cell>
          <table:table-cell table:style-name="ce111"/>
          <table:table-cell table:style-name="ce41"/>
          <table:table-cell table:style-name="ce12" table:number-columns-repeated="2"/>
          <table:table-cell table:number-columns-repeated="1015"/>
        </table:table-row>
        <table:table-row table:style-name="ro1">
          <table:table-cell table:style-name="ce109" office:value-type="string">
            <text:p>Minimum Inner Height<text:span text:style-name="T1"> (ft)</text:span></text:p>
          </table:table-cell>
          <table:table-cell table:style-name="ce109" table:formula="of:=MIN(MAX(([.$B2]-[.H$3])/[.$H$5]; 0); [Rig.$D$18])" office:value-type="float" office:value="0">
            <text:p>0.0</text:p>
          </table:table-cell>
          <table:table-cell table:style-name="ce109" table:formula="of:=MIN(MAX(([.$C2]-[.H$3])/[.$H$5]; 0); [Rig.$D$17])" office:value-type="float" office:value="0">
            <text:p>0.0</text:p>
          </table:table-cell>
          <table:table-cell table:style-name="ce109" table:formula="of:=MIN(MAX(([.$D2]-[.H$3])/[.$H$5]; 0); [Rig.$D$17])" office:value-type="float" office:value="16.9938275172968">
            <text:p>17.0</text:p>
          </table:table-cell>
          <table:table-cell table:style-name="ce109" office:value-type="float" office:value="0">
            <text:p>0.0</text:p>
          </table:table-cell>
          <table:table-cell table:style-name="ce109"/>
          <table:table-cell table:style-name="ce1" office:value-type="string">
            <text:p>Slope (in / ft)</text:p>
          </table:table-cell>
          <table:table-cell table:style-name="ce115" table:formula="of:=([.I2]-[.H2])/[Rig.$D$17]" office:value-type="float" office:value="-0.205957133343716">
            <text:p>-0.206</text:p>
          </table:table-cell>
          <table:table-cell table:number-columns-repeated="1016"/>
        </table:table-row>
        <table:table-row table:style-name="ro1">
          <table:table-cell table:style-name="ce108" office:value-type="string">
            <text:p>Raw Outer Length<text:span text:style-name="T1"> (ft)</text:span></text:p>
          </table:table-cell>
          <table:table-cell table:style-name="ce111" table:formula="of:=IF(ISNUMBER([.C4]); [.C4]; [Rig.$D$17])-[.B4]" office:value-type="float" office:value="13.3522930493046">
            <text:p>13.4</text:p>
          </table:table-cell>
          <table:table-cell table:style-name="ce111" table:formula="of:=IF(ISNUMBER([.D4]); [.D4]; [Rig.$D$17])-[.C4]" office:value-type="float" office:value="15.1730602833007">
            <text:p>15.2</text:p>
          </table:table-cell>
          <table:table-cell table:style-name="ce111" table:formula="of:=IF(ISNUMBER([.F4]); [.F4]; [Rig.$D$17])-[.D4]" office:value-type="float" office:value="0">
            <text:p>0.0</text:p>
          </table:table-cell>
          <table:table-cell table:style-name="ce29" office:value-type="float" office:value="0">
            <text:p>0.0</text:p>
          </table:table-cell>
          <table:table-cell table:style-name="ce111" table:formula="of:=SUM([.B6:.D6])" office:value-type="float" office:value="28.5253533326053">
            <text:p>28.5</text:p>
          </table:table-cell>
          <table:table-cell table:number-columns-repeated="1018"/>
        </table:table-row>
        <table:table-row table:style-name="ro1">
          <table:table-cell table:style-name="ce109" office:value-type="string">
            <text:p>Raw Inner Length<text:span text:style-name="T1"> (ft)</text:span></text:p>
          </table:table-cell>
          <table:table-cell table:style-name="ce109" table:formula="of:=IF(ISNUMBER([.C5]); [.C5]; [Rig.$D$17])-[.B5]" office:value-type="float" office:value="0">
            <text:p>0.0</text:p>
          </table:table-cell>
          <table:table-cell table:style-name="ce109" table:formula="of:=IF(ISNUMBER([.D5]); [.D5]; [Rig.$D$17])-[.C5]" office:value-type="float" office:value="16.9938275172968">
            <text:p>17.0</text:p>
          </table:table-cell>
          <table:table-cell table:style-name="ce109" table:formula="of:=IF(ISNUMBER([.F5]); [.F5]; [Rig.$D$17])-[.D5]" office:value-type="float" office:value="11.5315258153085">
            <text:p>11.5</text:p>
          </table:table-cell>
          <table:table-cell table:style-name="ce109" office:value-type="float" office:value="0">
            <text:p>0.0</text:p>
          </table:table-cell>
          <table:table-cell table:style-name="ce109" table:formula="of:=SUM([.B7:.D7])" office:value-type="float" office:value="28.5253533326053">
            <text:p>28.5</text:p>
          </table:table-cell>
          <table:table-cell table:number-columns-repeated="1018"/>
        </table:table-row>
        <table:table-row table:style-name="ro1">
          <table:table-cell table:style-name="ce108" office:value-type="string">
            <text:p>Outer Foot Length<text:span text:style-name="T1"> (ft)</text:span></text:p>
          </table:table-cell>
          <table:table-cell table:style-name="ce111" table:formula="of:=IF(AND(OR([.C$2]&lt;[.$H2]; ISBLANK([.C$2])); [.B$2]&gt;=[.$H2]); [Rig.$D$11]; 0)" office:value-type="float" office:value="3.33333333333333">
            <text:p>3.3</text:p>
          </table:table-cell>
          <table:table-cell table:style-name="ce111" table:formula="of:=IF(AND(OR([.D$2]&lt;[.$H2]; ISBLANK([.D$2])); [.C$2]&gt;=[.$H2]); [Rig.$D$11]; 0)" office:value-type="float" office:value="0">
            <text:p>0.0</text:p>
          </table:table-cell>
          <table:table-cell table:style-name="ce111" table:formula="of:=IF(AND(OR([.E$2]&lt;[.$H2]; ISBLANK([.E$2])); [.D$2]&gt;=[.$H2]); [Rig.$D$11]; 0)" office:value-type="float" office:value="0">
            <text:p>0.0</text:p>
          </table:table-cell>
          <table:table-cell table:style-name="ce111" table:formula="of:=IF(AND(OR([.F$2]&lt;[.$H2]; ISBLANK([.F$2])); [.E$2]&gt;=[.$H2]); [Rig.$D$11]; 0)" office:value-type="float" office:value="0">
            <text:p>0.0</text:p>
          </table:table-cell>
          <table:table-cell table:style-name="ce111" table:formula="of:=IF(AND(OR([.G$2]&lt;[.$H2]; ISBLANK([.G$2])); [.F$2]&gt;=[.$H2]); [Rig.$D$11]; 0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table:style-name="ce109" office:value-type="string">
            <text:p>Inner Foot Length<text:span text:style-name="T1"> (ft)</text:span></text:p>
          </table:table-cell>
          <table:table-cell table:style-name="ce109" table:formula="of:=IF(AND(OR([.C$2]&lt;[.$H3]; ISBLANK([.C$2])); [.B$2]&gt;=[.$H3]); [Rig.$D$20]; 0)" office:value-type="float" office:value="0">
            <text:p>0.0</text:p>
          </table:table-cell>
          <table:table-cell table:style-name="ce109" table:formula="of:=IF(AND(OR([.F$2]&lt;[.$H3]; ISBLANK([.F$2])); [.C$2]&gt;=[.$H3]); [Rig.$D$11]; 0)" office:value-type="float" office:value="3.33333333333333">
            <text:p>3.3</text:p>
          </table:table-cell>
          <table:table-cell table:style-name="ce109" table:formula="of:=IF(AND(OR([.G$2]&lt;[.$H3]; ISBLANK([.G$2])); [.D$2]&gt;=[.$H3]); [Rig.$D$11]; 0)" office:value-type="float" office:value="0">
            <text:p>0.0</text:p>
          </table:table-cell>
          <table:table-cell table:style-name="ce109" table:formula="of:=IF(AND(OR([.H$2]&lt;[.$H3]; ISBLANK([.H$2])); [.E$2]&gt;=[.$H3]); [Rig.$D$11]; 0)" office:value-type="float" office:value="0">
            <text:p>0.0</text:p>
          </table:table-cell>
          <table:table-cell table:style-name="ce109"/>
          <table:table-cell table:number-columns-repeated="1018"/>
        </table:table-row>
        <table:table-row table:style-name="ro1">
          <table:table-cell table:style-name="ce108" office:value-type="string">
            <text:p>Length For Gussets<text:span text:style-name="T1"> (ft)</text:span></text:p>
          </table:table-cell>
          <table:table-cell table:number-columns-repeated="3" table:style-name="ce111" office:value-type="float" office:value="0">
            <text:p>0.0</text:p>
          </table:table-cell>
          <table:table-cell table:style-name="ce29" table:formula="of:=[Rig.$D$17]*2" office:value-type="float" office:value="57.0507066652106">
            <text:p>57.1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09" office:value-type="string">
            <text:p>Length For Tabernacle<text:span text:style-name="T1"> (ft)</text:span></text:p>
          </table:table-cell>
          <table:table-cell table:style-name="ce109" table:formula="of:=IF([.B8]&gt;0; [Rig.$D$15]*3; 0)" office:value-type="float" office:value="24.25">
            <text:p>24.3</text:p>
          </table:table-cell>
          <table:table-cell table:style-name="ce109" table:formula="of:=IF([.C8]&gt;0; [Rig.$D$15]*3; 0)" office:value-type="float" office:value="0">
            <text:p>0.0</text:p>
          </table:table-cell>
          <table:table-cell table:style-name="ce109" table:formula="of:=IF([.D8]&gt;0; [Rig.$D$15]*3; 0)" office:value-type="float" office:value="0">
            <text:p>0.0</text:p>
          </table:table-cell>
          <table:table-cell table:style-name="ce109" office:value-type="float" office:value="0">
            <text:p>0.0</text:p>
          </table:table-cell>
          <table:table-cell table:style-name="ce109"/>
          <table:table-cell table:number-columns-repeated="1018"/>
        </table:table-row>
        <table:table-row table:style-name="ro3">
          <table:table-cell table:style-name="ce108" office:value-type="string">
            <text:p>Total Minimum Length Needed (ft)</text:p>
          </table:table-cell>
          <table:table-cell table:style-name="ce111" table:formula="of:=SUM([.B6:.B9])*2 + SUM([.B10:.B11])" office:value-type="float" office:value="57.6212527652759">
            <text:p>57.6</text:p>
          </table:table-cell>
          <table:table-cell table:style-name="ce111" table:formula="of:=SUM([.C6:.C9])*2 + SUM([.C10:.C11])" office:value-type="float" office:value="71.0004422678616">
            <text:p>71.0</text:p>
          </table:table-cell>
          <table:table-cell table:style-name="ce111" table:formula="of:=SUM([.D6:.D9])*2 + SUM([.D10:.D11])" office:value-type="float" office:value="23.063051630617">
            <text:p>23.1</text:p>
          </table:table-cell>
          <table:table-cell table:style-name="ce29" table:formula="of:=SUM([.E6:.E9])*2 + SUM([.E10:.E11])" office:value-type="float" office:value="57.0507066652106">
            <text:p>57.1</text:p>
          </table:table-cell>
          <table:table-cell table:style-name="ce111" table:formula="of:=SUM([.B12:.E12])" office:value-type="float" office:value="208.735453328965">
            <text:p>208.7</text:p>
          </table:table-cell>
          <table:table-cell table:number-columns-repeated="1018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table:number-columns-repeated="8"/>
          <table:table-cell table:style-name="ce16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7"/>
          <table:table-cell table:style-name="ce16"/>
          <table:table-cell table:number-columns-repeated="1016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7"/>
          <table:table-cell table:style-name="ce5"/>
          <table:table-cell table:number-columns-repeated="1016"/>
        </table:table-row>
        <table:table-row table:style-name="ro3" table:number-rows-repeated="7">
          <table:table-cell table:number-columns-repeated="1024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xLumberCost" table:style-name="ta1"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69" table:default-cell-style-name="Default"/>
        <table:table-column table:style-name="co73" table:number-columns-repeated="3" table:default-cell-style-name="Default"/>
        <table:table-column table:style-name="co74" table:default-cell-style-name="Default"/>
        <table:table-column table:style-name="co75" table:default-cell-style-name="Default"/>
        <table:table-row table:style-name="ro3">
          <table:table-cell table:number-columns-repeated="4"/>
          <table:table-cell table:style-name="ce118"/>
          <table:table-cell table:style-name="ce16" office:value-type="string">
            <text:p>2x12</text:p>
          </table:table-cell>
          <table:table-cell table:style-name="ce121" office:value-type="string">
            <text:p>2x8</text:p>
          </table:table-cell>
          <table:table-cell table:style-name="ce16" office:value-type="string">
            <text:p>2x4</text:p>
          </table:table-cell>
          <table:table-cell table:style-name="ce16" office:value-type="string">
            <text:p>2x2</text:p>
          </table:table-cell>
          <table:table-cell table:style-name="ce16"/>
          <table:table-cell table:style-name="ce16" office:value-type="string">
            <text:p>Location</text:p>
          </table:table-cell>
        </table:table-row>
        <table:table-row table:style-name="ro3">
          <table:table-cell table:style-name="ce116" office:value-type="string" table:number-columns-spanned="2" table:number-rows-spanned="1">
            <text:p>D. Fir #1&amp;BTR KD</text:p>
          </table:table-cell>
          <table:covered-table-cell table:style-name="ce41"/>
          <table:table-cell table:style-name="ce41" office:value-type="string">
            <text:p>Extra</text:p>
          </table:table-cell>
          <table:table-cell table:style-name="ce44" office:value-type="percentage" office:value="2.5">
            <text:p>250%</text:p>
          </table:table-cell>
          <table:table-cell table:style-name="ce1" office:value-type="string">
            <text:p>$/linear ft</text:p>
          </table:table-cell>
          <table:table-cell table:style-name="ce75" table:formula="of:=1.98" office:value-type="currency" office:currency="USD" office:value="1.98">
            <text:p>$1.98</text:p>
          </table:table-cell>
          <table:table-cell table:style-name="ce75" office:value-type="currency" office:currency="USD" office:value="1.22">
            <text:p>$1.22</text:p>
          </table:table-cell>
          <table:table-cell table:style-name="ce75" table:formula="of:=0.55" office:value-type="currency" office:currency="USD" office:value="0.55">
            <text:p>$0.55</text:p>
          </table:table-cell>
          <table:table-cell table:style-name="ce75" office:value-type="currency" office:currency="USD" office:value="0.25">
            <text:p>$0.25</text:p>
          </table:table-cell>
          <table:table-cell table:style-name="ce75"/>
          <table:table-cell table:style-name="ce122"/>
        </table:table-row>
        <table:table-row table:style-name="ro3">
          <table:table-cell table:style-name="ce1" office:value-type="string">
            <text:p>Total Cost</text:p>
          </table:table-cell>
          <table:table-cell table:style-name="ce12" table:formula="of:=SUM([.F3:.I3])" office:value-type="currency" office:currency="USD" office:value="622.24">
            <text:p>$622.24</text:p>
          </table:table-cell>
          <table:table-cell table:style-name="ce1" office:value-type="string">
            <text:p>Board Length (ft)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Cost</text:p>
          </table:table-cell>
          <table:table-cell table:style-name="ce119" table:formula="of:=CEILING([BoxLumber.B12]*[.$D$2]; [.$D$3])*[.F2]" office:value-type="currency" office:currency="USD" office:value="316.8">
            <text:p>$316.80</text:p>
          </table:table-cell>
          <table:table-cell table:style-name="ce119" table:formula="of:=CEILING([BoxLumber.C12]*[.$D$2]; [.$D$3])*[.G2]" office:value-type="currency" office:currency="USD" office:value="234.24">
            <text:p>$234.24</text:p>
          </table:table-cell>
          <table:table-cell table:style-name="ce119" table:formula="of:=CEILING([BoxLumber.D12]*[.$D$2]; [.$D$3])*[.H2]" office:value-type="currency" office:currency="USD" office:value="35.2">
            <text:p>$35.20</text:p>
          </table:table-cell>
          <table:table-cell table:style-name="ce119" table:formula="of:=CEILING([BoxLumber.E12]*[.$D$2]; [.$D$3])*[.I2]" office:value-type="currency" office:currency="USD" office:value="36">
            <text:p>$36.00</text:p>
          </table:table-cell>
          <table:table-cell table:style-name="ce119"/>
          <table:table-cell table:style-name="ce123" office:value-type="string">
            <text:p>ProBuild</text:p>
          </table:table-cell>
        </table:table-row>
        <table:table-row table:style-name="ro3">
          <table:table-cell table:number-columns-repeated="10"/>
          <table:table-cell table:style-name="ce122"/>
        </table:table-row>
        <table:table-row table:style-name="ro3">
          <table:table-cell table:style-name="ce116" office:value-type="string" table:number-columns-spanned="2" table:number-rows-spanned="1">
            <text:p>D. Fir C&amp;Btr VG Laminated 1xN</text:p>
          </table:table-cell>
          <table:covered-table-cell/>
          <table:table-cell table:style-name="ce41" office:value-type="string">
            <text:p>Extra</text:p>
          </table:table-cell>
          <table:table-cell table:style-name="ce44" office:value-type="percentage" office:value="1.2">
            <text:p>120%</text:p>
          </table:table-cell>
          <table:table-cell table:style-name="ce1" office:value-type="string">
            <text:p>$/linear ft</text:p>
          </table:table-cell>
          <table:table-cell table:style-name="ce75" office:value-type="currency" office:currency="USD" office:value="12">
            <text:p>$12.00</text:p>
          </table:table-cell>
          <table:table-cell table:style-name="ce75" office:value-type="currency" office:currency="USD" office:value="6.4">
            <text:p>$6.40</text:p>
          </table:table-cell>
          <table:table-cell table:style-name="ce75" office:value-type="currency" office:currency="USD" office:value="1.7">
            <text:p>$1.70</text:p>
          </table:table-cell>
          <table:table-cell table:style-name="ce75" table:formula="of:=[.H5]*0.5" office:value-type="currency" office:currency="USD" office:value="0.85">
            <text:p>$0.85</text:p>
          </table:table-cell>
          <table:table-cell table:style-name="ce75"/>
          <table:table-cell office:value-type="string">
            <text:p>www.fingerlelumber.com</text:p>
          </table:table-cell>
        </table:table-row>
        <table:table-row table:style-name="ro3">
          <table:table-cell table:style-name="ce1" office:value-type="string">
            <text:p>Total Cost</text:p>
          </table:table-cell>
          <table:table-cell table:style-name="ce12" table:formula="of:=SUM([.F6:.I6])" office:value-type="currency" office:currency="USD" office:value="1526.5">
            <text:p>$1,526.50</text:p>
          </table:table-cell>
          <table:table-cell table:style-name="ce1" office:value-type="string">
            <text:p>Board Length (ft)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Cost</text:p>
          </table:table-cell>
          <table:table-cell table:formula="of:=CEILING([BoxLumber.B12]*[.$D$5]; [.$D$6])*[.F5]" office:value-type="currency" office:currency="USD" office:value="840">
            <text:p>$840.00</text:p>
          </table:table-cell>
          <table:table-cell table:formula="of:=CEILING([BoxLumber.C12]*[.$D$5]; [.$D$6])*[.G5]" office:value-type="currency" office:currency="USD" office:value="576">
            <text:p>$576.00</text:p>
          </table:table-cell>
          <table:table-cell table:formula="of:=CEILING([BoxLumber.D12]*[.$D$5]; [.$D$6])*[.H5]" office:value-type="currency" office:currency="USD" office:value="51">
            <text:p>$51.00</text:p>
          </table:table-cell>
          <table:table-cell table:formula="of:=CEILING([BoxLumber.E12]*[.$D$5]; [.$D$6])*[.I5]" office:value-type="currency" office:currency="USD" office:value="59.5">
            <text:p>$59.5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style-name="ce117" office:value-type="string" table:number-columns-spanned="2" table:number-rows-spanned="1">
            <text:p>D. Fir C&amp;Btr VG 2x Lumber</text:p>
          </table:table-cell>
          <table:covered-table-cell table:style-name="ce41"/>
          <table:table-cell table:style-name="ce41" office:value-type="string">
            <text:p>Extra</text:p>
          </table:table-cell>
          <table:table-cell table:style-name="ce44" office:value-type="percentage" office:value="1.2">
            <text:p>120%</text:p>
          </table:table-cell>
          <table:table-cell table:style-name="ce1" office:value-type="string">
            <text:p>$/linear ft</text:p>
          </table:table-cell>
          <table:table-cell table:style-name="ce75" office:value-type="currency" office:currency="USD" office:value="12.95">
            <text:p>$12.95</text:p>
          </table:table-cell>
          <table:table-cell table:style-name="ce75" office:value-type="currency" office:currency="USD" office:value="8.59">
            <text:p>$8.59</text:p>
          </table:table-cell>
          <table:table-cell table:style-name="ce75" office:value-type="currency" office:currency="USD" office:value="2.75">
            <text:p>$2.75</text:p>
          </table:table-cell>
          <table:table-cell table:style-name="ce119" office:value-type="currency" office:currency="USD" office:value="1.5">
            <text:p>$1.50</text:p>
          </table:table-cell>
          <table:table-cell table:style-name="ce119"/>
          <table:table-cell office:value-type="string">
            <text:p>www.boulterplywood.com</text:p>
          </table:table-cell>
        </table:table-row>
        <table:table-row table:style-name="ro3">
          <table:table-cell table:style-name="ce1" office:value-type="string">
            <text:p>Total Cost</text:p>
          </table:table-cell>
          <table:table-cell table:style-name="ce12" table:formula="of:=SUM([.F9:.I9])" office:value-type="currency" office:currency="USD" office:value="2068.64">
            <text:p>$2,068.64</text:p>
          </table:table-cell>
          <table:table-cell table:style-name="ce1" office:value-type="string">
            <text:p>Board Length (ft)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Cost</text:p>
          </table:table-cell>
          <table:table-cell table:style-name="ce120" table:formula="of:=CEILING([BoxLumber.B12]*[.$D$8]; [.$D$9])*[.F8]" office:value-type="currency" office:currency="USD" office:value="1036">
            <text:p>$1,036.00</text:p>
          </table:table-cell>
          <table:table-cell table:style-name="ce120" table:formula="of:=CEILING([BoxLumber.C12]*[.$D$8]; [.$D$9])*[.G8]" office:value-type="currency" office:currency="USD" office:value="824.64">
            <text:p>$824.64</text:p>
          </table:table-cell>
          <table:table-cell table:style-name="ce120" table:formula="of:=CEILING([BoxLumber.D12]*[.$D$8]; [.$D$9])*[.H8]" office:value-type="currency" office:currency="USD" office:value="88">
            <text:p>$88.00</text:p>
          </table:table-cell>
          <table:table-cell table:style-name="ce120" table:formula="of:=CEILING([BoxLumber.E12]*[.$D$8]; [.$D$9])*[.I8]" office:value-type="currency" office:currency="USD" office:value="120">
            <text:p>$120.00</text:p>
          </table:table-cell>
          <table:table-cell table:style-name="ce120"/>
          <table:table-cell table:style-name="ce122"/>
        </table:table-row>
        <table:table-row table:style-name="ro3">
          <table:table-cell table:number-columns-repeated="10"/>
          <table:table-cell table:style-name="ce122"/>
        </table:table-row>
        <table:table-row table:style-name="ro3">
          <table:table-cell table:style-name="ce117" office:value-type="string" table:number-columns-spanned="2" table:number-rows-spanned="1">
            <text:p>Sitka Spruce Clear</text:p>
          </table:table-cell>
          <table:covered-table-cell table:style-name="ce41"/>
          <table:table-cell table:style-name="ce41" office:value-type="string">
            <text:p>Extra</text:p>
          </table:table-cell>
          <table:table-cell table:style-name="ce44" office:value-type="percentage" office:value="1.2">
            <text:p>120%</text:p>
          </table:table-cell>
          <table:table-cell table:style-name="ce1" office:value-type="string">
            <text:p>$/linear ft</text:p>
          </table:table-cell>
          <table:table-cell table:style-name="ce119" office:value-type="currency" office:currency="USD" office:value="18.28125">
            <text:p>$18.28</text:p>
          </table:table-cell>
          <table:table-cell table:style-name="ce119" office:value-type="currency" office:currency="USD" office:value="9.96875">
            <text:p>$9.97</text:p>
          </table:table-cell>
          <table:table-cell table:style-name="ce119" office:value-type="currency" office:currency="USD" office:value="4.375">
            <text:p>$4.38</text:p>
          </table:table-cell>
          <table:table-cell table:style-name="ce119" office:value-type="currency" office:currency="USD" office:value="2">
            <text:p>$2.00</text:p>
          </table:table-cell>
          <table:table-cell table:style-name="ce119"/>
          <table:table-cell table:style-name="ce122"/>
        </table:table-row>
        <table:table-row table:style-name="ro3">
          <table:table-cell table:style-name="ce1" office:value-type="string">
            <text:p>Total Cost</text:p>
          </table:table-cell>
          <table:table-cell table:style-name="ce12" table:formula="of:=SUM([.F12:.I12])" office:value-type="currency" office:currency="USD" office:value="2574.75">
            <text:p>$2,574.75</text:p>
          </table:table-cell>
          <table:table-cell table:style-name="ce1" office:value-type="string">
            <text:p>Board Length (ft)</text:p>
          </table:table-cell>
          <table:table-cell table:style-name="ce1" office:value-type="float" office:value="12">
            <text:p>12</text:p>
          </table:table-cell>
          <table:table-cell table:style-name="ce56" office:value-type="string">
            <text:p>Cost</text:p>
          </table:table-cell>
          <table:table-cell table:formula="of:=CEILING([BoxLumber.B12]*[.$D$11]; [.$D$12])*[.F11]" office:value-type="currency" office:currency="USD" office:value="1316.25">
            <text:p>$1,316.25</text:p>
          </table:table-cell>
          <table:table-cell table:formula="of:=CEILING([BoxLumber.C12]*[.$D$11]; [.$D$12])*[.G11]" office:value-type="currency" office:currency="USD" office:value="957">
            <text:p>$957.00</text:p>
          </table:table-cell>
          <table:table-cell table:formula="of:=CEILING([BoxLumber.D12]*[.$D$11]; [.$D$12])*[.H11]" office:value-type="currency" office:currency="USD" office:value="157.5">
            <text:p>$157.50</text:p>
          </table:table-cell>
          <table:table-cell table:formula="of:=CEILING([BoxLumber.E12]*[.$D$11]; [.$D$12])*[.I11]" office:value-type="currency" office:currency="USD" office:value="144">
            <text:p>$144.00</text:p>
          </table:table-cell>
          <table:table-cell table:style-name="ce119"/>
          <table:table-cell table:style-name="ce122"/>
        </table:table-row>
        <table:table-row table:style-name="ro3">
          <table:table-cell table:number-columns-repeated="10"/>
          <table:table-cell table:style-name="ce122"/>
        </table:table-row>
        <table:table-row table:style-name="ro3" table:number-rows-repeated="1048554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LumberInventory" table:style-name="ta1">
        <table:table-column table:style-name="co76" table:default-cell-style-name="Default"/>
        <table:table-column table:style-name="co77" table:default-cell-style-name="Default"/>
        <table:table-column table:style-name="co2" table:default-cell-style-name="Default"/>
        <table:table-column table:style-name="co78" table:default-cell-style-name="Default"/>
        <table:table-column table:style-name="co65" table:default-cell-style-name="Default"/>
        <table:table-column table:style-name="co79" table:default-cell-style-name="Default"/>
        <table:table-column table:style-name="co80" table:number-columns-repeated="4" table:default-cell-style-name="Default"/>
        <table:table-column table:style-name="co73" table:default-cell-style-name="Default"/>
        <table:table-row table:style-name="ro3">
          <table:table-cell table:style-name="ce16" office:value-type="string" table:number-columns-spanned="4" table:number-rows-spanned="1">
            <text:p>2x12</text:p>
          </table:table-cell>
          <table:covered-table-cell table:number-columns-repeated="3"/>
          <table:table-cell/>
          <table:table-cell table:style-name="ce16" office:value-type="string" table:number-columns-spanned="6" table:number-rows-spanned="1">
            <text:p>Lumber Allocation</text:p>
          </table:table-cell>
          <table:covered-table-cell table:number-columns-repeated="5"/>
        </table:table-row>
        <table:table-row table:style-name="ro3">
          <table:table-cell table:style-name="ce26"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16" office:value-type="string">
            <text:p>2x12</text:p>
          </table:table-cell>
          <table:table-cell table:style-name="ce16" office:value-type="string">
            <text:p>2x8</text:p>
          </table:table-cell>
          <table:table-cell table:style-name="ce16" office:value-type="string">
            <text:p>2x4</text:p>
          </table:table-cell>
          <table:table-cell table:style-name="ce16" office:value-type="string">
            <text:p>2x2</text:p>
          </table:table-cell>
          <table:table-cell/>
        </table:table-row>
        <table:table-row table:style-name="ro3">
          <table:table-cell table:style-name="ce16" office:value-type="string" table:number-columns-spanned="4" table:number-rows-spanned="1">
            <text:p>Processed</text:p>
          </table:table-cell>
          <table:covered-table-cell table:number-columns-repeated="3" table:style-name="ce12"/>
          <table:table-cell/>
          <table:table-cell office:value-type="string">
            <text:p>Outer A Required (ft)</text:p>
          </table:table-cell>
          <table:table-cell table:style-name="ce22" table:formula="of:=[BoxLumber.B6] + [BoxLumber.B8]" office:value-type="float" office:value="16.6856263826379">
            <text:p>16.69</text:p>
          </table:table-cell>
          <table:table-cell table:style-name="ce22" table:formula="of:=[BoxLumber.C6] + [BoxLumber.C8]" office:value-type="float" office:value="15.1730602833007">
            <text:p>15.17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16" office:value-type="string">
            <text:p>in</text:p>
          </table:table-cell>
          <table:table-cell table:style-name="ce16" office:value-type="string">
            <text:p>ft</text:p>
          </table:table-cell>
          <table:table-cell table:style-name="ce16" office:value-type="string">
            <text:p>Notes</text:p>
          </table:table-cell>
          <table:table-cell table:style-name="ce16" office:value-type="string">
            <text:p>Use</text:p>
          </table:table-cell>
          <table:table-cell/>
          <table:table-cell office:value-type="string">
            <text:p>Outer A Claimed<text:span text:style-name="T3"> (ft)</text:span></text:p>
          </table:table-cell>
          <table:table-cell table:style-name="ce22" table:formula="of:=[LumberInventory.B9]+[LumberInventory.B5]+[LumberInventory.B12]+[LumberInventory.B13]-4.5" office:value-type="float" office:value="21.9166666666667">
            <text:p>21.92</text:p>
          </table:table-cell>
          <table:table-cell table:style-name="ce22" table:formula="of:=[.G5]+[LumberInventory.B21]+[LumberInventory.B22]-4.5" office:value-type="float" office:value="15.4810402840287">
            <text:p>15.48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style-name="ce29" table:formula="of:=[.A5]/12" office:value-type="float" office:value="11.5">
            <text:p>11.5</text:p>
          </table:table-cell>
          <table:table-cell/>
          <table:table-cell office:value-type="string">
            <text:p>Outer A</text:p>
          </table:table-cell>
          <table:table-cell/>
          <table:table-cell office:value-type="string">
            <text:p>Outer A Overflow<text:span text:style-name="T3"> (ft)</text:span></text:p>
          </table:table-cell>
          <table:table-cell table:style-name="ce22" table:formula="of:=[.G4]-[.G3]" office:value-type="float" office:value="5.23104028402874">
            <text:p>5.23</text:p>
          </table:table-cell>
          <table:table-cell table:style-name="ce22" table:formula="of:=[.H4]-[.H3]" office:value-type="float" office:value="0.307980000728056">
            <text:p>0.31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style-name="ce29" table:formula="of:=[.A6]/12" office:value-type="float" office:value="8">
            <text:p>8.0</text:p>
          </table:table-cell>
          <table:table-cell office:value-type="string">
            <text:p>Scallop</text:p>
          </table:table-cell>
          <table:table-cell office:value-type="string">
            <text:p>Tab Inner</text:p>
          </table:table-cell>
          <table:table-cell/>
          <table:table-cell office:value-type="string">
            <text:p>Outer B Required<text:span text:style-name="T3"> (ft)</text:span></text:p>
          </table:table-cell>
          <table:table-cell table:style-name="ce22" table:formula="of:=[BoxLumber.B6]+[BoxLumber.B8]" office:value-type="float" office:value="16.6856263826379">
            <text:p>16.69</text:p>
          </table:table-cell>
          <table:table-cell table:style-name="ce22" table:formula="of:=[BoxLumber.C6]+[BoxLumber.C8]" office:value-type="float" office:value="15.1730602833007">
            <text:p>15.17</text:p>
          </table:table-cell>
          <table:table-cell table:style-name="ce22" table:number-columns-repeated="2"/>
          <table:table-cell/>
        </table:table-row>
        <table:table-row table:style-name="ro1">
          <table:table-cell office:value-type="float" office:value="88">
            <text:p>88</text:p>
          </table:table-cell>
          <table:table-cell table:style-name="ce29" table:formula="of:=[.A7]/12" office:value-type="float" office:value="7.33333333333333">
            <text:p>7.3</text:p>
          </table:table-cell>
          <table:table-cell office:value-type="string">
            <text:p>(6”) Pt. 2</text:p>
          </table:table-cell>
          <table:table-cell office:value-type="string">
            <text:p>Outer B</text:p>
          </table:table-cell>
          <table:table-cell/>
          <table:table-cell office:value-type="string">
            <text:p>Outer B Claimed<text:span text:style-name="T3"> (ft)</text:span></text:p>
          </table:table-cell>
          <table:table-cell table:style-name="ce22" table:formula="of:=[LumberInventory.B7]+[LumberInventory.B8]+[LumberInventory.B10]+[LumberInventory.B11]-4.5" office:value-type="float" office:value="21.3333333333333">
            <text:p>21.33</text:p>
          </table:table-cell>
          <table:table-cell table:style-name="ce22" table:formula="of:=[.G8]+[LumberInventory.B24]-3" office:value-type="float" office:value="7.23104028402873">
            <text:p>7.23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style-name="ce29" table:formula="of:=[.A8]/12" office:value-type="float" office:value="7.33333333333333">
            <text:p>7.3</text:p>
          </table:table-cell>
          <table:table-cell/>
          <table:table-cell office:value-type="string">
            <text:p>Outer B</text:p>
          </table:table-cell>
          <table:table-cell/>
          <table:table-cell office:value-type="string">
            <text:p>Outer B Overflow<text:span text:style-name="T3"> (ft)</text:span></text:p>
          </table:table-cell>
          <table:table-cell table:style-name="ce22" table:formula="of:=[.G7]-[.G6]" office:value-type="float" office:value="4.6477069506954">
            <text:p>4.65</text:p>
          </table:table-cell>
          <table:table-cell table:style-name="ce22" table:formula="of:=[.H7]-[.H6]" office:value-type="float" office:value="-7.94201999927195">
            <text:p>-7.94</text:p>
          </table:table-cell>
          <table:table-cell table:style-name="ce22"/>
          <table:table-cell table:number-columns-repeated="2"/>
        </table:table-row>
        <table:table-row table:style-name="ro3">
          <table:table-cell office:value-type="float" office:value="84">
            <text:p>84</text:p>
          </table:table-cell>
          <table:table-cell table:style-name="ce29" table:formula="of:=[.A9]/12" office:value-type="float" office:value="7">
            <text:p>7.0</text:p>
          </table:table-cell>
          <table:table-cell office:value-type="string">
            <text:p>Twist &amp; Bend</text:p>
          </table:table-cell>
          <table:table-cell office:value-type="string">
            <text:p>Outer A</text:p>
          </table:table-cell>
          <table:table-cell table:number-columns-repeated="2"/>
          <table:table-cell table:style-name="ce22" table:number-columns-repeated="3"/>
          <table:table-cell table:number-columns-repeated="2"/>
        </table:table-row>
        <table:table-row table:style-name="ro3">
          <table:table-cell office:value-type="float" office:value="80">
            <text:p>80</text:p>
          </table:table-cell>
          <table:table-cell table:style-name="ce29" table:formula="of:=[.A10]/12" office:value-type="float" office:value="6.66666666666667">
            <text:p>6.7</text:p>
          </table:table-cell>
          <table:table-cell office:value-type="string">
            <text:p>Some Twist</text:p>
          </table:table-cell>
          <table:table-cell office:value-type="string">
            <text:p>Outer B</text:p>
          </table:table-cell>
          <table:table-cell/>
          <table:table-cell office:value-type="string">
            <text:p>Inner A Required (ft)</text:p>
          </table:table-cell>
          <table:table-cell table:style-name="ce22"/>
          <table:table-cell table:style-name="ce22" table:formula="of:=[BoxLumber.C7]+[BoxLumber.C9]" office:value-type="float" office:value="20.3271608506301">
            <text:p>20.33</text:p>
          </table:table-cell>
          <table:table-cell table:style-name="ce22" table:formula="of:=[BoxLumber.D7]+[BoxLumber.D9]" office:value-type="float" office:value="11.5315258153085">
            <text:p>11.53</text:p>
          </table:table-cell>
          <table:table-cell table:number-columns-repeated="2"/>
        </table:table-row>
        <table:table-row table:style-name="ro3">
          <table:table-cell table:formula="of:=54" office:value-type="float" office:value="54">
            <text:p>54</text:p>
          </table:table-cell>
          <table:table-cell table:style-name="ce29" table:formula="of:=[.A11]/12" office:value-type="float" office:value="4.5">
            <text:p>4.5</text:p>
          </table:table-cell>
          <table:table-cell table:style-name="ce122" office:value-type="string">
            <text:p>(6”) Pt. 1</text:p>
          </table:table-cell>
          <table:table-cell office:value-type="string">
            <text:p>Outer B</text:p>
          </table:table-cell>
          <table:table-cell/>
          <table:table-cell office:value-type="string">
            <text:p>Inner A Claimed (ft)</text:p>
          </table:table-cell>
          <table:table-cell table:style-name="ce22"/>
          <table:table-cell table:style-name="ce22" table:formula="of:=[LumberInventory.B18]+[LumberInventory.B25]+[LumberInventory.B23]-3" office:value-type="float" office:value="24.25">
            <text:p>24.25</text:p>
          </table:table-cell>
          <table:table-cell table:style-name="ce22" table:formula="of:=[.H12]" office:value-type="float" office:value="3.92283914936991">
            <text:p>3.92</text:p>
          </table:table-cell>
          <table:table-cell table:number-columns-repeated="2"/>
        </table:table-row>
        <table:table-row table:style-name="ro3">
          <table:table-cell office:value-type="float" office:value="53">
            <text:p>53</text:p>
          </table:table-cell>
          <table:table-cell table:style-name="ce29" table:formula="of:=[.A12]/12" office:value-type="float" office:value="4.41666666666667">
            <text:p>4.4</text:p>
          </table:table-cell>
          <table:table-cell/>
          <table:table-cell table:style-name="ce124" office:value-type="string">
            <text:p>Outer A</text:p>
          </table:table-cell>
          <table:table-cell/>
          <table:table-cell office:value-type="string">
            <text:p>Inner A Overflow (ft)</text:p>
          </table:table-cell>
          <table:table-cell table:style-name="ce22"/>
          <table:table-cell table:style-name="ce22" table:formula="of:=[.H11]-[.H10]" office:value-type="float" office:value="3.92283914936991">
            <text:p>3.92</text:p>
          </table:table-cell>
          <table:table-cell table:style-name="ce22" table:formula="of:=[.I11]-[.I10]" office:value-type="float" office:value="-7.60868666593861">
            <text:p>-7.61</text:p>
          </table:table-cell>
          <table:table-cell table:number-columns-repeated="2"/>
        </table:table-row>
        <table:table-row table:style-name="ro3">
          <table:table-cell office:value-type="float" office:value="42">
            <text:p>42</text:p>
          </table:table-cell>
          <table:table-cell table:style-name="ce29" table:formula="of:=[.A13]/12" office:value-type="float" office:value="3.5">
            <text:p>3.5</text:p>
          </table:table-cell>
          <table:table-cell/>
          <table:table-cell table:style-name="ce124" office:value-type="string">
            <text:p>Outer A</text:p>
          </table:table-cell>
          <table:table-cell/>
          <table:table-cell office:value-type="string">
            <text:p>Inner B Required (ft)</text:p>
          </table:table-cell>
          <table:table-cell table:style-name="ce125"/>
          <table:table-cell table:style-name="ce125" table:formula="of:=[BoxLumber.C7]+[BoxLumber.C9]" office:value-type="float" office:value="20.3271608506301">
            <text:p>20.33</text:p>
          </table:table-cell>
          <table:table-cell table:style-name="ce125" table:formula="of:=[BoxLumber.D7]+[BoxLumber.D9]" office:value-type="float" office:value="11.5315258153085">
            <text:p>11.53</text:p>
          </table:table-cell>
          <table:table-cell table:style-name="ce127"/>
          <table:table-cell/>
        </table:table-row>
        <table:table-row table:style-name="ro3">
          <table:table-cell table:style-name="ce16" office:value-type="string" table:number-columns-spanned="4" table:number-rows-spanned="1">
            <text:p>2x8</text:p>
          </table:table-cell>
          <table:covered-table-cell table:style-name="ce16"/>
          <table:covered-table-cell table:number-columns-repeated="2"/>
          <table:table-cell/>
          <table:table-cell office:value-type="string">
            <text:p>Inner B Claimed (ft)</text:p>
          </table:table-cell>
          <table:table-cell table:style-name="ce22"/>
          <table:table-cell table:style-name="ce22" table:formula="of:=[LumberInventory.B19]+[LumberInventory.B20]+[LumberInventory.B26]-3" office:value-type="float" office:value="22.9166666666667">
            <text:p>22.92</text:p>
          </table:table-cell>
          <table:table-cell table:style-name="ce22" table:formula="of:=[.H15]" office:value-type="float" office:value="2.58950581603657">
            <text:p>2.59</text:p>
          </table:table-cell>
          <table:table-cell table:number-columns-repeated="2"/>
        </table:table-row>
        <table:table-row table:style-name="ro3">
          <table:table-cell table:style-name="ce26"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Inner B Overflow (ft)</text:p>
          </table:table-cell>
          <table:table-cell table:style-name="ce22"/>
          <table:table-cell table:style-name="ce22" table:formula="of:=[.H14]-[.H13]" office:value-type="float" office:value="2.58950581603657">
            <text:p>2.59</text:p>
          </table:table-cell>
          <table:table-cell table:style-name="ce22" table:formula="of:=-[.I14]-[.I13]" office:value-type="float" office:value="-14.1210316313451">
            <text:p>-14.12</text:p>
          </table:table-cell>
          <table:table-cell table:number-columns-repeated="2"/>
        </table:table-row>
        <table:table-row table:style-name="ro3">
          <table:table-cell table:style-name="ce16" office:value-type="string" table:number-columns-spanned="4" table:number-rows-spanned="1">
            <text:p>Processed</text:p>
          </table:table-cell>
          <table:covered-table-cell table:number-columns-repeated="3"/>
          <table:table-cell table:number-columns-repeated="7"/>
        </table:table-row>
        <table:table-row table:style-name="ro3">
          <table:table-cell table:style-name="ce16" office:value-type="string">
            <text:p>in</text:p>
          </table:table-cell>
          <table:table-cell table:style-name="ce16" office:value-type="string">
            <text:p>ft</text:p>
          </table:table-cell>
          <table:table-cell table:style-name="ce16" office:value-type="string">
            <text:p>Notes</text:p>
          </table:table-cell>
          <table:table-cell table:style-name="ce16" office:value-type="string">
            <text:p>Use</text:p>
          </table:table-cell>
          <table:table-cell/>
          <table:table-cell office:value-type="string">
            <text:p>Tabernacle Inner Required (ft)</text:p>
          </table:table-cell>
          <table:table-cell table:style-name="ce126" table:formula="of:=[Rig.$D$15]" office:value-type="float" office:value="8.08333333333333">
            <text:p>8.08</text:p>
          </table:table-cell>
          <table:table-cell table:number-columns-repeated="4"/>
        </table:table-row>
        <table:table-row table:style-name="ro1">
          <table:table-cell office:value-type="float" office:value="187">
            <text:p>187</text:p>
          </table:table-cell>
          <table:table-cell table:style-name="ce29" table:formula="of:=[.A18]/12" office:value-type="float" office:value="15.5833333333333">
            <text:p>15.6</text:p>
          </table:table-cell>
          <table:table-cell/>
          <table:table-cell office:value-type="string">
            <text:p>Inner A</text:p>
          </table:table-cell>
          <table:table-cell/>
          <table:table-cell office:value-type="string">
            <text:p>Tabernacle Inner Claimed<text:span text:style-name="T3"> (ft)</text:span></text:p>
          </table:table-cell>
          <table:table-cell table:style-name="ce22" table:formula="of:=[LumberInventory.B6]" office:value-type="float" office:value="8">
            <text:p>8.00</text:p>
          </table:table-cell>
          <table:table-cell table:number-columns-repeated="4"/>
        </table:table-row>
        <table:table-row table:style-name="ro1">
          <table:table-cell office:value-type="float" office:value="146">
            <text:p>146</text:p>
          </table:table-cell>
          <table:table-cell table:style-name="ce29" table:formula="of:=[.A19]/12" office:value-type="float" office:value="12.1666666666667">
            <text:p>12.2</text:p>
          </table:table-cell>
          <table:table-cell/>
          <table:table-cell office:value-type="string">
            <text:p>Inner B</text:p>
          </table:table-cell>
          <table:table-cell/>
          <table:table-cell office:value-type="string">
            <text:p>Tabernacle Inner Extra<text:span text:style-name="T3"> (ft)</text:span></text:p>
          </table:table-cell>
          <table:table-cell table:style-name="ce22" table:formula="of:=[.G18]-[.G17]" office:value-type="float" office:value="-0.0833333333333339">
            <text:p>-0.08</text:p>
          </table:table-cell>
          <table:table-cell table:number-columns-repeated="4"/>
        </table:table-row>
        <table:table-row table:style-name="ro1">
          <table:table-cell office:value-type="float" office:value="103">
            <text:p>103</text:p>
          </table:table-cell>
          <table:table-cell table:style-name="ce29" table:formula="of:=[.A20]/12" office:value-type="float" office:value="8.58333333333333">
            <text:p>8.6</text:p>
          </table:table-cell>
          <table:table-cell office:value-type="string">
            <text:p>5” Wide</text:p>
          </table:table-cell>
          <table:table-cell office:value-type="string">
            <text:p>Inner B</text:p>
          </table:table-cell>
          <table:table-cell/>
          <table:table-cell office:value-type="string">
            <text:p>Tabernacle Outer A Required<text:span text:style-name="T3"> (ft)</text:span></text:p>
          </table:table-cell>
          <table:table-cell table:style-name="ce22" table:formula="of:=[Rig.$D$15]" office:value-type="float" office:value="8.08333333333333">
            <text:p>8.08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style-name="ce29" table:formula="of:=[.A21]/12" office:value-type="float" office:value="8.33333333333333">
            <text:p>8.3</text:p>
          </table:table-cell>
          <table:table-cell office:value-type="string">
            <text:p>Minor Bow</text:p>
          </table:table-cell>
          <table:table-cell office:value-type="string">
            <text:p>Outer A</text:p>
          </table:table-cell>
          <table:table-cell/>
          <table:table-cell office:value-type="string">
            <text:p>Tabernacle Outer A Claimed<text:span text:style-name="T3"> (ft)</text:span></text:p>
          </table:table-cell>
          <table:table-cell table:style-name="ce22"/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table:style-name="ce29" table:formula="of:=[.A22]/12" office:value-type="float" office:value="6.41666666666667">
            <text:p>6.4</text:p>
          </table:table-cell>
          <table:table-cell office:value-type="string">
            <text:p>Twist</text:p>
          </table:table-cell>
          <table:table-cell office:value-type="string">
            <text:p>Outer A</text:p>
          </table:table-cell>
          <table:table-cell/>
          <table:table-cell office:value-type="string">
            <text:p>Tabernacle Inner Extra<text:span text:style-name="T3"> (ft)</text:span></text:p>
          </table:table-cell>
          <table:table-cell table:style-name="ce22" table:formula="of:=[.G21]-[.G20]" office:value-type="float" office:value="-8.08333333333333">
            <text:p>-8.08</text:p>
          </table:table-cell>
          <table:table-cell table:number-columns-repeated="4"/>
        </table:table-row>
        <table:table-row table:style-name="ro1">
          <table:table-cell office:value-type="float" office:value="76">
            <text:p>76</text:p>
          </table:table-cell>
          <table:table-cell table:style-name="ce29" table:formula="of:=[.A23]/12" office:value-type="float" office:value="6.33333333333333">
            <text:p>6.3</text:p>
          </table:table-cell>
          <table:table-cell/>
          <table:table-cell office:value-type="string">
            <text:p>Inner A</text:p>
          </table:table-cell>
          <table:table-cell/>
          <table:table-cell office:value-type="string">
            <text:p>Tabernacle Outer B Required<text:span text:style-name="T3"> (ft)</text:span></text:p>
          </table:table-cell>
          <table:table-cell table:style-name="ce22" table:formula="of:=[Rig.$D$15]" office:value-type="float" office:value="8.08333333333333">
            <text:p>8.08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table:style-name="ce29" table:formula="of:=[.A24]/12" office:value-type="float" office:value="5.58333333333333">
            <text:p>5.6</text:p>
          </table:table-cell>
          <table:table-cell office:value-type="string">
            <text:p>Small Twist</text:p>
          </table:table-cell>
          <table:table-cell office:value-type="string">
            <text:p>Outer B</text:p>
          </table:table-cell>
          <table:table-cell/>
          <table:table-cell office:value-type="string">
            <text:p>Tabernacle Outer B Claimed<text:span text:style-name="T3"> (ft)</text:span></text:p>
          </table:table-cell>
          <table:table-cell table:style-name="ce22"/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table:style-name="ce29" table:formula="of:=[.A25]/12" office:value-type="float" office:value="5.33333333333333">
            <text:p>5.3</text:p>
          </table:table-cell>
          <table:table-cell/>
          <table:table-cell office:value-type="string">
            <text:p>Inner A</text:p>
          </table:table-cell>
          <table:table-cell/>
          <table:table-cell office:value-type="string">
            <text:p>Tabernacle Inner Extra<text:span text:style-name="T3"> (ft)</text:span></text:p>
          </table:table-cell>
          <table:table-cell table:style-name="ce22" table:formula="of:=[.G24]-[.G23]" office:value-type="float" office:value="-8.08333333333333">
            <text:p>-8.08</text:p>
          </table:table-cell>
          <table:table-cell table:number-columns-repeated="4"/>
        </table:table-row>
        <table:table-row table:style-name="ro3">
          <table:table-cell office:value-type="float" office:value="62">
            <text:p>62</text:p>
          </table:table-cell>
          <table:table-cell table:style-name="ce29" table:formula="of:=[.A26]/12" office:value-type="float" office:value="5.16666666666667">
            <text:p>5.2</text:p>
          </table:table-cell>
          <table:table-cell/>
          <table:table-cell office:value-type="string">
            <text:p>Inner B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>
            <text:p>Still Required (ft)</text:p>
          </table:table-cell>
          <table:table-cell table:style-name="ce22" table:formula="of:=MAX(0; -[.G25]) + MAX(0; -[.G22]) + MAX (0;-[.G19])" office:value-type="float" office:value="16.25">
            <text:p>16.25</text:p>
          </table:table-cell>
          <table:table-cell table:style-name="ce22" table:formula="of:=MAX(-([.H8]+[.H5]); 0) + MAX(-([.H12]+[.H15]); 0)" office:value-type="float" office:value="7.63403999854389">
            <text:p>7.63</text:p>
          </table:table-cell>
          <table:table-cell table:style-name="ce22" table:formula="of:=MAX(-([.I15]+[.I12]); 0)" office:value-type="float" office:value="21.7297182972837">
            <text:p>21.73</text:p>
          </table:table-cell>
          <table:table-cell table:style-name="ce22" table:formula="of:=[BoxLumber.E12]" office:value-type="float" office:value="57.0507066652106">
            <text:p>57.05</text:p>
          </table:table-cell>
          <table:table-cell/>
        </table:table-row>
        <table:table-row table:style-name="ro3">
          <table:table-cell table:style-name="ce16" office:value-type="string" table:number-columns-spanned="5" table:number-rows-spanned="1">
            <text:p>2x4</text:p>
          </table:table-cell>
          <table:covered-table-cell table:number-columns-repeated="4"/>
          <table:table-cell office:value-type="string">
            <text:p>Boards</text:p>
          </table:table-cell>
          <table:table-cell table:formula="of:=CEILING([.G27]*[BoxLumberCost.$D$2]/[BoxLumberCost.$D$3]; 1)-[.B2]" office:value-type="float" office:value="3">
            <text:p>3</text:p>
          </table:table-cell>
          <table:table-cell table:formula="of:=CEILING([.H27]*[BoxLumberCost.$D$2]/[BoxLumberCost.$D$3]; 1)-[.B15]" office:value-type="float" office:value="2">
            <text:p>2</text:p>
          </table:table-cell>
          <table:table-cell table:formula="of:=MAX(0; CEILING([.I27]*[BoxLumberCost.$D$2]/[BoxLumberCost.$D$3]; 1)-[.B29])" office:value-type="float" office:value="0">
            <text:p>0</text:p>
          </table:table-cell>
          <table:table-cell table:formula="of:=CEILING([.J27]*[BoxLumberCost.$D$2]/[BoxLumberCost.$D$3]; 1)-[.B32]" office:value-type="float" office:value="9">
            <text:p>9</text:p>
          </table:table-cell>
          <table:table-cell/>
        </table:table-row>
        <table:table-row table:style-name="ro3">
          <table:table-cell table:style-name="ce26" office:value-type="string">
            <text:p>Raw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Cost</text:p>
          </table:table-cell>
          <table:table-cell table:formula="of:=[.G28]*[BoxLumberCost.$D$3]*[BoxLumberCost.F2]" office:value-type="currency" office:currency="USD" office:value="95.04">
            <text:p>$95.04</text:p>
          </table:table-cell>
          <table:table-cell table:formula="of:=[.H28]*[BoxLumberCost.$D$3]*[BoxLumberCost.G2]" office:value-type="currency" office:currency="USD" office:value="39.04">
            <text:p>$39.04</text:p>
          </table:table-cell>
          <table:table-cell table:formula="of:=[.I28]*[BoxLumberCost.$D$3]*[BoxLumberCost.H2]" office:value-type="currency" office:currency="USD" office:value="0">
            <text:p>$0.00</text:p>
          </table:table-cell>
          <table:table-cell table:formula="of:=[.J28]*[BoxLumberCost.$D$3]*[BoxLumberCost.I2]" office:value-type="currency" office:currency="USD" office:value="36">
            <text:p>$36.00</text:p>
          </table:table-cell>
          <table:table-cell table:style-name="ce12" table:formula="of:=SUM([.G29:.J29])" office:value-type="currency" office:currency="USD" office:value="170.08">
            <text:p>$170.08</text:p>
          </table:table-cell>
        </table:table-row>
        <table:table-row table:style-name="ro3">
          <table:table-cell table:number-columns-repeated="11"/>
        </table:table-row>
        <table:table-row table:style-name="ro3">
          <table:table-cell table:style-name="ce16" office:value-type="string" table:number-columns-spanned="5" table:number-rows-spanned="1">
            <text:p>2x2</text:p>
          </table:table-cell>
          <table:covered-table-cell table:number-columns-repeated="4"/>
          <table:table-cell table:number-columns-repeated="6"/>
        </table:table-row>
        <table:table-row table:style-name="ro3">
          <table:table-cell table:style-name="ce26" office:value-type="string">
            <text:p>Raw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3" table:number-rows-repeated="20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Aluminum" table:style-name="ta1">
        <table:table-column table:style-name="co81" table:default-cell-style-name="Default"/>
        <table:table-column table:style-name="co82" table:default-cell-style-name="Default"/>
        <table:table-column table:style-name="co83" table:default-cell-style-name="ce1"/>
        <table:table-column table:style-name="co84" table:default-cell-style-name="Default"/>
        <table:table-column table:style-name="co15" table:default-cell-style-name="Default"/>
        <table:table-row table:style-name="ro1">
          <table:table-cell table:style-name="ce40" office:value-type="string">
            <text:p>Foot Diameter (in)</text:p>
          </table:table-cell>
          <table:table-cell table:style-name="ce128" office:value-type="float" office:value="10">
            <text:p>10</text:p>
          </table:table-cell>
          <table:table-cell office:value-type="string">
            <text:p>Aluminum Type</text:p>
          </table:table-cell>
          <table:table-cell table:style-name="ce1" office:value-type="string">
            <text:p>6061-T6</text:p>
          </table:table-cell>
          <table:table-cell/>
        </table:table-row>
        <table:table-row table:style-name="ro3">
          <table:table-cell table:style-name="ce26" office:value-type="string">
            <text:p><text:s/>Masthead Diameter (in)</text:p>
          </table:table-cell>
          <table:table-cell table:style-name="ce54" office:value-type="float" office:value="6">
            <text:p>6</text:p>
          </table:table-cell>
          <table:table-cell office:value-type="string">
            <text:p>Area at Foot (in²)</text:p>
          </table:table-cell>
          <table:table-cell table:style-name="ce29" table:formula="of:= PI()*(([.B1]/2)^2 - ([.B1]/2 - [.B3])^2)" office:value-type="float" office:value="9.49595388392911">
            <text:p>9.5</text:p>
          </table:table-cell>
          <table:table-cell/>
        </table:table-row>
        <table:table-row table:style-name="ro3">
          <table:table-cell table:style-name="ce78" office:value-type="string">
            <text:p><text:s/>Wall Thickness (in)</text:p>
          </table:table-cell>
          <table:table-cell table:style-name="ce128" office:value-type="float" office:value="0.312">
            <text:p>0.312</text:p>
          </table:table-cell>
          <table:table-cell office:value-type="string">
            <text:p>Area at Masthead (in²)</text:p>
          </table:table-cell>
          <table:table-cell table:style-name="ce132" table:formula="of:= PI()*(([.B2]/2)^2 - ([.B2]/2 - [.B3])^2)" office:value-type="float" office:value="5.57524625224905">
            <text:p>5.6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Volume (in³)</text:p>
          </table:table-cell>
          <table:table-cell table:style-name="ce23" table:formula="of:=([.D2]+[.D3])/2 * ([Rig.D15] + [Rig.D17]) * 12" office:value-type="float" office:value="3310.42106078999">
            <text:p>3310</text:p>
          </table:table-cell>
          <table:table-cell/>
        </table:table-row>
        <table:table-row table:style-name="ro3">
          <table:table-cell table:style-name="ce3" office:value-type="string">
            <text:p><text:s/>Moment (in⁴)</text:p>
          </table:table-cell>
          <table:table-cell table:style-name="ce129" table:formula="of:=3.1415*([.B1]^4-([.B1]-[.B3])^4) / 64" office:value-type="float" office:value="58.4514841731262">
            <text:p>58.5</text:p>
          </table:table-cell>
          <table:table-cell office:value-type="string">
            <text:p>Total Weight (lbs)</text:p>
          </table:table-cell>
          <table:table-cell table:style-name="ce133" table:formula="of:=[Aluminum.D4]*[Materials.D3]" office:value-type="float" office:value="322.766053427024">
            <text:p>323</text:p>
          </table:table-cell>
          <table:table-cell/>
        </table:table-row>
        <table:table-row table:style-name="ro3">
          <table:table-cell table:style-name="ce3" office:value-type="string">
            <text:p>Righting Bending Stress (psi)</text:p>
          </table:table-cell>
          <table:table-cell table:style-name="ce130" table:formula="of:=[Boat.D4]*(0.5*[.B1])*([Rig.D17]*12)/([.B5])" office:value-type="float" office:value="20800.9204350991">
            <text:p>2080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Gust Bending Stress (psi)</text:p>
          </table:table-cell>
          <table:table-cell table:style-name="ce131" table:formula="of:=[Gusts.$B$5]*(0.5*[.B1])*([Rig.D17]*12)/([.B5]*2)" office:value-type="float" office:value="31366.6602883939">
            <text:p>31367</text:p>
          </table:table-cell>
          <table:table-cell office:value-type="string">
            <text:p>Windage <text:span text:style-name="T1">(ft²)</text:span></text:p>
          </table:table-cell>
          <table:table-cell table:style-name="ce29" table:formula="of:=([.B1]+[.B2])/(12*2)*[Rig.D17]" office:value-type="float" office:value="19.0169022217368">
            <text:p>19.0</text:p>
          </table:table-cell>
          <table:table-cell/>
        </table:table-row>
        <table:table-row table:style-name="ro3">
          <table:table-cell table:style-name="ce1" office:value-type="string">
            <text:p>Righting Safety Factor</text:p>
          </table:table-cell>
          <table:table-cell table:style-name="ce31" table:formula="of:=[Materials.D2]/[Aluminum.B6]" office:value-type="float" office:value="1.9229918274436">
            <text:p>1.92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1" office:value-type="string">
            <text:p>Gust Safety Factor</text:p>
          </table:table-cell>
          <table:table-cell table:style-name="ce31" table:formula="of:=[Materials.D2]/[Aluminum.B7]" office:value-type="float" office:value="1.2752393666469">
            <text:p>1.28</text:p>
          </table:table-cell>
          <table:table-cell office:value-type="string">
            <text:p>Cost</text:p>
          </table:table-cell>
          <table:table-cell table:style-name="ce75" office:value-type="currency" office:currency="USD" office:value="2940">
            <text:p>$2,940.00</text:p>
          </table:table-cell>
          <table:table-cell office:value-type="string">
            <text:p>http://www.lightmart.com/40-foot-10-inch-round-tapered-aluminum-light-pole-.312.aspx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 table:number-columns-repeated="2"/>
        </table:table-row>
      </table:table>
      <table:table table:name="Gusts" table:style-name="ta1">
        <table:table-column table:style-name="co85" table:default-cell-style-name="ce69"/>
        <table:table-column table:style-name="co86" table:default-cell-style-name="ce74"/>
        <table:table-column table:style-name="co15" table:default-cell-style-name="Default"/>
        <table:table-column table:style-name="co87" table:default-cell-style-name="Default"/>
        <table:table-row table:style-name="ro1">
          <table:table-cell table:style-name="ce134" office:value-type="string">
            <text:p>Gust Speed (kt)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4">
          <table:table-cell table:style-name="ce78" office:value-type="string">
            <text:p>Gust Mast Force Ratio</text:p>
          </table:table-cell>
          <table:table-cell table:style-name="ce66" office:value-type="float" office:value="0.65">
            <text:p>0.65</text:p>
          </table:table-cell>
          <table:table-cell table:number-columns-repeated="2"/>
        </table:table-row>
        <table:table-row table:style-name="ro13">
          <table:table-cell office:value-type="string">
            <text:p>CE from Partners (ft)</text:p>
          </table:table-cell>
          <table:table-cell table:style-name="ce32" table:formula="of:=[Rig.D10]+[SailCalculations.C35]" office:value-type="float" office:value="15.4394057678163">
            <text:p>15.4</text:p>
          </table:table-cell>
          <table:table-cell table:number-columns-repeated="2"/>
        </table:table-row>
        <table:table-row table:style-name="ro13">
          <table:table-cell office:value-type="string">
            <text:p>Gust Pressure (lbf/ft²)</text:p>
          </table:table-cell>
          <table:table-cell table:style-name="ce22" table:formula="of:=0.5 * (0.5144444*[Gusts.B1])^2 * 0.02392426495" office:value-type="float" office:value="6.41077483363977">
            <text:p>6.41</text:p>
          </table:table-cell>
          <table:table-cell table:number-columns-repeated="2"/>
        </table:table-row>
        <table:table-row table:style-name="ro13">
          <table:table-cell office:value-type="string">
            <text:p>Force on Mast w/ Full Sail (lbf)</text:p>
          </table:table-cell>
          <table:table-cell table:style-name="ce33" table:formula="of:=[Rig.B24]*[.B4]*[.B2]" office:value-type="float" office:value="2142.45414834205">
            <text:p>2142</text:p>
          </table:table-cell>
          <table:table-cell table:number-columns-repeated="2"/>
        </table:table-row>
        <table:table-row table:style-name="ro13">
          <table:table-cell office:value-type="string">
            <text:p>Gust Moment (lbf*in)</text:p>
          </table:table-cell>
          <table:table-cell table:style-name="ce23" table:formula="of:=[Gusts.B5]*[.B3]*12" office:value-type="float" office:value="396938.627222331">
            <text:p>396939</text:p>
          </table:table-cell>
          <table:table-cell table:number-columns-repeated="2"/>
        </table:table-row>
      </table:table>
      <table:table table:name="Pivot" table:style-name="ta1"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82" table:default-cell-style-name="Default"/>
        <table:table-row table:style-name="ro1">
          <table:table-cell table:style-name="ce3" office:value-type="string">
            <text:p>Righting force at partners (lbf)</text:p>
          </table:table-cell>
          <table:table-cell table:style-name="ce24" table:formula="of:=[Boat.$D$16]/([Rig.$D$11]*12)" office:value-type="float" office:value="0">
            <text:p>0</text:p>
          </table:table-cell>
          <table:table-cell table:style-name="ce3" office:value-type="string">
            <text:p>Gust force at partners (lbf)</text:p>
          </table:table-cell>
          <table:table-cell table:style-name="ce24" table:formula="of:=[Gusts.$B$6]/([Rig.$D$11]*12)" office:value-type="float" office:value="9923.46568055827">
            <text:p>9923</text:p>
          </table:table-cell>
        </table:table-row>
        <table:table-row table:style-name="ro1">
          <table:table-cell table:style-name="ce3" office:value-type="string">
            <text:p><text:s/>Righting Shear Stress (psi)</text:p>
          </table:table-cell>
          <table:table-cell table:style-name="ce24" table:formula="of:=[.B1]/[.$D$4]" office:value-type="float" office:value="0">
            <text:p>0</text:p>
          </table:table-cell>
          <table:table-cell table:style-name="ce3" office:value-type="string">
            <text:p><text:s/>Gust Shear Stress (psi)</text:p>
          </table:table-cell>
          <table:table-cell table:style-name="ce24" table:formula="of:=[.D1]/[.$D$4]" office:value-type="float" office:value="6317.47446265451">
            <text:p>6317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101" office:value-type="string">
            <text:p>Pin Diameter (in)</text:p>
          </table:table-cell>
          <table:table-cell table:style-name="ce17" office:value-type="float" office:value="0.5">
            <text:p>0.50</text:p>
          </table:table-cell>
          <table:table-cell table:style-name="ce3" office:value-type="string">
            <text:p>Pin Cross Section (in²)</text:p>
          </table:table-cell>
          <table:table-cell table:style-name="ce17" table:formula="of:=PI()*[.B4]^2*2" office:value-type="float" office:value="1.5707963267949">
            <text:p>1.57</text:p>
          </table:table-cell>
        </table:table-row>
        <table:table-row table:style-name="ro3">
          <table:table-cell table:style-name="ce26" office:value-type="string">
            <text:p>Pin Supports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style-name="ce3" office:value-type="string">
            <text:p><text:s/>Pin Righting Safety Factor</text:p>
          </table:table-cell>
          <table:table-cell table:style-name="ce135" table:formula="of:=[Materials.$E$5]/[.B2]" office:value-type="float" office:value="0">
            <text:p>#DIV/0!</text:p>
          </table:table-cell>
          <table:table-cell table:style-name="ce3" office:value-type="string">
            <text:p>Pin Gust Safety Factor</text:p>
          </table:table-cell>
          <table:table-cell table:style-name="ce137" table:formula="of:=[Materials.$E$5]/[.D2]" office:value-type="float" office:value="3.27662582925617">
            <text:p>3.28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26" office:value-type="string">
            <text:p>Strap Thickness (in)</text:p>
          </table:table-cell>
          <table:table-cell table:style-name="ce73" table:formula="of:=1/8" office:value-type="float" office:value="0.125">
            <text:p>0.125</text:p>
          </table:table-cell>
          <table:table-cell table:style-name="ce1" office:value-type="string">
            <text:p>Strap Volume (Round) (in³)</text:p>
          </table:table-cell>
          <table:table-cell table:style-name="ce29" table:formula="of:=PI()*(([Birdsmouth.G3]/2+[.B8])^2 - (([Birdsmouth.G3]/2)^2))*[.B9]" office:value-type="float" office:value="15.4524113579516">
            <text:p>15.5</text:p>
          </table:table-cell>
        </table:table-row>
        <table:table-row table:style-name="ro3">
          <table:table-cell table:style-name="ce26" office:value-type="string">
            <text:p>Strap Height (in)</text:p>
          </table:table-cell>
          <table:table-cell table:style-name="ce22" office:value-type="float" office:value="4">
            <text:p>4.00</text:p>
          </table:table-cell>
          <table:table-cell table:style-name="ce1" office:value-type="string">
            <text:p>Strap Weight (Round) (lbs)</text:p>
          </table:table-cell>
          <table:table-cell table:style-name="ce32" table:formula="of:=[.D8]*[Materials.E3]" office:value-type="float" office:value="4.38848482565826">
            <text:p>4.4</text:p>
          </table:table-cell>
        </table:table-row>
        <table:table-row table:style-name="ro3">
          <table:table-cell table:style-name="ce1" office:value-type="string">
            <text:p>Strap Cross Section (in²)</text:p>
          </table:table-cell>
          <table:table-cell table:style-name="ce73" table:formula="of:=[.B9]*[.B8]*2" office:value-type="float" office:value="1">
            <text:p>1.000</text:p>
          </table:table-cell>
          <table:table-cell table:style-name="ce1" office:value-type="string">
            <text:p>Strap Volume (Box) (in³)</text:p>
          </table:table-cell>
          <table:table-cell table:style-name="ce29" table:formula="of:=[RoundedBox.B23]*[.B9]*[.B8]" office:value-type="float" office:value="17.4247779607694">
            <text:p>17.4</text:p>
          </table:table-cell>
        </table:table-row>
        <table:table-row table:style-name="ro3">
          <table:table-cell table:style-name="ce1" office:value-type="string">
            <text:p>Strap Max Yield Stress (psi)</text:p>
          </table:table-cell>
          <table:table-cell table:formula="of:=[Materials.E2]*[.B10]" office:value-type="float" office:value="36000">
            <text:p>36000</text:p>
          </table:table-cell>
          <table:table-cell table:style-name="ce1" office:value-type="string">
            <text:p>Strap Weight (Box) (lbs)</text:p>
          </table:table-cell>
          <table:table-cell table:style-name="ce32" table:formula="of:=[Materials.E3]*[.D10]" office:value-type="float" office:value="4.9486369408585">
            <text:p>4.9</text:p>
          </table:table-cell>
        </table:table-row>
        <table:table-row table:style-name="ro3">
          <table:table-cell table:style-name="ce1" office:value-type="string">
            <text:p>Strap Righting Safety Factor</text:p>
          </table:table-cell>
          <table:table-cell table:style-name="ce136" table:formula="of:=[.B11]/[.B1]" office:value-type="float" office:value="0">
            <text:p>#DIV/0!</text:p>
          </table:table-cell>
          <table:table-cell table:style-name="ce1" office:value-type="string">
            <text:p>Strap Gust Safety Factor</text:p>
          </table:table-cell>
          <table:table-cell table:style-name="ce138" table:formula="of:=[.B11]/[.D1]" office:value-type="float" office:value="3.62776485139965">
            <text:p>3.63</text:p>
          </table:table-cell>
        </table:table-row>
        <table:table-row table:style-name="ro3" table:number-rows-repeated="3">
          <table:table-cell table:number-columns-repeated="4"/>
        </table:table-row>
        <table:table-row table:style-name="ro3">
          <table:table-cell table:number-columns-repeated="4"/>
        </table:table-row>
        <calcext:conditional-formats>
          <calcext:conditional-format calcext:target-range-address="Pivot.B12:Pivot.B12">
            <calcext:condition calcext:apply-style-name="Calc - Red" calcext:value="&lt;=1" calcext:base-cell-address="Pivot.B12"/>
            <calcext:condition calcext:apply-style-name="Calc - Orange" calcext:value="between(1,2)" calcext:base-cell-address="Pivot.B12"/>
            <calcext:condition calcext:apply-style-name="Calc - Yellow" calcext:value="between(2,3)" calcext:base-cell-address="Pivot.B12"/>
            <calcext:condition calcext:apply-style-name="Calc - Green" calcext:value="&gt;=3" calcext:base-cell-address="Pivot.B12"/>
          </calcext:conditional-format>
          <calcext:conditional-format calcext:target-range-address="Pivot.D6:Pivot.D6">
            <calcext:condition calcext:apply-style-name="Calc - Red" calcext:value="&lt;=1" calcext:base-cell-address="Pivot.D6"/>
            <calcext:condition calcext:apply-style-name="Calc - Orange" calcext:value="between(1,2)" calcext:base-cell-address="Pivot.D6"/>
            <calcext:condition calcext:apply-style-name="Calc - Yellow" calcext:value="between(2,3)" calcext:base-cell-address="Pivot.D6"/>
            <calcext:condition calcext:apply-style-name="Calc - Green" calcext:value="&gt;=3" calcext:base-cell-address="Pivot.D6"/>
          </calcext:conditional-format>
          <calcext:conditional-format calcext:target-range-address="Pivot.D12:Pivot.D12">
            <calcext:condition calcext:apply-style-name="Calc - Red" calcext:value="&lt;=1" calcext:base-cell-address="Pivot.D12"/>
            <calcext:condition calcext:apply-style-name="Calc - Orange" calcext:value="between(1,2)" calcext:base-cell-address="Pivot.D12"/>
            <calcext:condition calcext:apply-style-name="Calc - Yellow" calcext:value="between(2,3)" calcext:base-cell-address="Pivot.D12"/>
            <calcext:condition calcext:apply-style-name="Calc - Green" calcext:value="&gt;=3" calcext:base-cell-address="Pivot.D12"/>
          </calcext:conditional-format>
        </calcext:conditional-formats>
      </table:table>
      <table:table table:name="OriginalRig" table:style-name="ta1"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row table:style-name="ro3">
          <table:table-cell table:style-name="ce16" office:value-type="string" table:number-columns-spanned="4" table:number-rows-spanned="1">
            <text:p>Mast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style-name="ce1" office:value-type="string">
            <text:p>Height (ft)</text:p>
          </table:table-cell>
          <table:table-cell office:value-type="float" office:value="36.25">
            <text:p>36.25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Max Cross Section (in)</text:p>
          </table:table-cell>
          <table:table-cell office:value-type="float" office:value="7.25">
            <text:p>7.25</text:p>
          </table:table-cell>
          <table:table-cell office:value-type="string">
            <text:p>Weight Per Foot (lbs/ft)</text:p>
          </table:table-cell>
          <table:table-cell office:value-type="float" office:value="3.5">
            <text:p>3.5</text:p>
          </table:table-cell>
          <table:table-cell table:style-name="ce1" office:value-type="string">
            <text:p>Tension at Chainplate (lbf)</text:p>
          </table:table-cell>
          <table:table-cell table:style-name="ce103" table:formula="of:=([Boat.D3]/12) / SQRT(5^2 + 4.5^2)" office:value-type="float" office:value="3716.47073123583">
            <text:p>3716</text:p>
          </table:table-cell>
        </table:table-row>
        <table:table-row table:style-name="ro3">
          <table:table-cell table:style-name="ce1" office:value-type="string">
            <text:p>Windage (ft^2)</text:p>
          </table:table-cell>
          <table:table-cell table:style-name="ce29" table:formula="of:=[.B2]*([.B3]/12)" office:value-type="float" office:value="21.9010416666667">
            <text:p>21.9</text:p>
          </table:table-cell>
          <table:table-cell office:value-type="string">
            <text:p>Weight (lbs)</text:p>
          </table:table-cell>
          <table:table-cell table:style-name="ce23" table:formula="of:=[.B2]*[.D3]" office:value-type="float" office:value="126.875">
            <text:p>127</text:p>
          </table:table-cell>
          <table:table-cell table:style-name="ce1" office:value-type="string">
            <text:p>Shrouds Safety Factor</text:p>
          </table:table-cell>
          <table:table-cell table:style-name="ce22" table:formula="of:=[.B14]*2/[.F3]" office:value-type="float" office:value="0.824183226173692">
            <text:p>0.82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16" office:value-type="string" table:number-columns-spanned="4" table:number-rows-spanned="1">
            <text:p>Rigging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string">
            <text:p>Rod Size</text:p>
          </table:table-cell>
          <table:table-cell table:style-name="ce5" office:value-type="string">
            <text:p>1/4”</text:p>
          </table:table-cell>
          <table:table-cell table:style-name="ce5" office:value-type="string">
            <text:p>7/32”</text:p>
          </table:table-cell>
          <table:table-cell table:number-columns-repeated="3"/>
        </table:table-row>
        <table:table-row table:style-name="ro3">
          <table:table-cell office:value-type="string">
            <text:p>Diameter (in)</text:p>
          </table:table-cell>
          <table:table-cell table:formula="of:=1/4" office:value-type="float" office:value="0.25">
            <text:p>0.25</text:p>
          </table:table-cell>
          <table:table-cell table:formula="of:=7/32" office:value-type="float" office:value="0.21875">
            <text:p>0.21875</text:p>
          </table:table-cell>
          <table:table-cell table:number-columns-repeated="3"/>
        </table:table-row>
        <table:table-row table:style-name="ro3">
          <table:table-cell office:value-type="string">
            <text:p>Length (ft)</text:p>
          </table:table-cell>
          <table:table-cell table:formula="of:=21.5*4+16.5*2" office:value-type="float" office:value="119">
            <text:p>119</text:p>
          </table:table-cell>
          <table:table-cell table:formula="of:=40*2" office:value-type="float" office:value="80">
            <text:p>80</text:p>
          </table:table-cell>
          <table:table-cell table:number-columns-repeated="3"/>
        </table:table-row>
        <table:table-row table:style-name="ro3">
          <table:table-cell office:value-type="string">
            <text:p>Cross Section (in^2)</text:p>
          </table:table-cell>
          <table:table-cell table:style-name="ce139" table:formula="of:=PI()*([.B8]/2)^2" office:value-type="float" office:value="0.0490873852123405">
            <text:p>0.049</text:p>
          </table:table-cell>
          <table:table-cell table:style-name="ce139" table:formula="of:=PI()*([.C8]/2)^2" office:value-type="float" office:value="0.0375825293031982">
            <text:p>0.038</text:p>
          </table:table-cell>
          <table:table-cell table:number-columns-repeated="3"/>
        </table:table-row>
        <table:table-row table:style-name="ro3">
          <table:table-cell office:value-type="string">
            <text:p>Weight Per Foot (lbs/ft)</text:p>
          </table:table-cell>
          <table:table-cell table:style-name="ce73" table:formula="of:=[.B10]*[Materials.$F$3]*12" office:value-type="float" office:value="0.170235051916397">
            <text:p>0.170</text:p>
          </table:table-cell>
          <table:table-cell table:style-name="ce73" table:formula="of:=PI()*([.C8]/2)^2*12*[Materials.$F$3]" office:value-type="float" office:value="0.130336211623491">
            <text:p>0.130</text:p>
          </table:table-cell>
          <table:table-cell table:number-columns-repeated="3"/>
        </table:table-row>
        <table:table-row table:style-name="ro3">
          <table:table-cell office:value-type="string">
            <text:p>Weight (lbs)</text:p>
          </table:table-cell>
          <table:table-cell table:style-name="ce29" table:formula="of:=[.B11]*[.B9]" office:value-type="float" office:value="20.2579711780512">
            <text:p>20.3</text:p>
          </table:table-cell>
          <table:table-cell table:style-name="ce29" table:formula="of:=[.C11]*[.C9]" office:value-type="float" office:value="10.4268969298793">
            <text:p>10.4</text:p>
          </table:table-cell>
          <table:table-cell table:number-columns-repeated="3"/>
        </table:table-row>
        <table:table-row table:style-name="ro3">
          <table:table-cell office:value-type="string">
            <text:p>Windage (ft^2)</text:p>
          </table:table-cell>
          <table:table-cell table:style-name="ce29" table:formula="of:=[.B9]*([.B8]/12)" office:value-type="float" office:value="2.47916666666667">
            <text:p>2.5</text:p>
          </table:table-cell>
          <table:table-cell table:style-name="ce29" table:formula="of:=[.C9]*([.C8]/12)" office:value-type="float" office:value="1.45833333333333">
            <text:p>1.5</text:p>
          </table:table-cell>
          <table:table-cell table:number-columns-repeated="3"/>
        </table:table-row>
        <table:table-row table:style-name="ro3">
          <table:table-cell office:value-type="string">
            <text:p>Tensile Strength (lbs)</text:p>
          </table:table-cell>
          <table:table-cell table:style-name="ce23" table:formula="of:=[.B10]*[Materials.$G$2]" office:value-type="float" office:value="1531.52641862502">
            <text:p>1532</text:p>
          </table:table-cell>
          <table:table-cell table:style-name="ce23" table:formula="of:=[.C10]*[Materials.$G$2]" office:value-type="float" office:value="1172.57491425978">
            <text:p>1173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Turnbuckles Weight (lbs)</text:p>
          </table:table-cell>
          <table:table-cell table:formula="of:=(4*6)" office:value-type="float" office:value="24">
            <text:p>24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3">
          <table:table-cell table:style-name="ce16" office:value-type="string" table:number-columns-spanned="4" table:number-rows-spanned="1">
            <text:p>Totals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string">
            <text:p>Weight (lbs)</text:p>
          </table:table-cell>
          <table:table-cell table:style-name="ce29" table:formula="of:=SUM([.B12];[.C12];[.D4];[.B16])" office:value-type="float" office:value="181.559868107931">
            <text:p>181.6</text:p>
          </table:table-cell>
          <table:table-cell table:number-columns-repeated="4"/>
        </table:table-row>
        <table:table-row table:style-name="ro3">
          <table:table-cell office:value-type="string">
            <text:p>Windage (ft^2)</text:p>
          </table:table-cell>
          <table:table-cell table:style-name="ce29" table:formula="of:=SUM([.B4];[.B13];[.C13])" office:value-type="float" office:value="25.8385416666667">
            <text:p>25.8</text:p>
          </table:table-cell>
          <table:table-cell table:number-columns-repeated="4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7" table:target-range-address="BoxLumber.G31:BoxLumber.I3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Mangal1" svg:font-family="Mangal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lc_20_-_20_Red" style:display-name="Calc - Red" style:family="table-cell" style:parent-style-name="Default" style:data-style-name="N2">
      <style:text-properties fo:color="#dc2300"/>
    </style:style>
    <style:style style:name="Calc_20_-_20_Yellow" style:display-name="Calc - Yellow" style:family="table-cell" style:parent-style-name="Default" style:data-style-name="N2">
      <style:text-properties fo:color="#808000"/>
    </style:style>
    <style:style style:name="Calc_20_-_20_Orange" style:display-name="Calc - Orange" style:family="table-cell" style:parent-style-name="Default" style:data-style-name="N2">
      <style:text-properties fo:color="#cc6633"/>
    </style:style>
    <style:style style:name="Calc_20_-_20_Green" style:display-name="Calc - Green" style:family="table-cell" style:parent-style-name="Default" style:data-style-name="N2">
      <style:text-properties fo:color="#008000"/>
    </style:style>
    <style:style style:name="Calc_20_-_20_Purple" style:display-name="Calc - Purple" style:family="table-cell" style:parent-style-name="Default">
      <style:text-properties fo:color="#80008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00/00/0000</text:date>, <text:time style:data-style-name="N2" text:time-value="0000-00-00T10:43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8T00:16:50.90</meta:creation-date>
    <dc:date>2013-09-10T11:55:32</dc:date>
    <meta:editing-duration>P14DT13H21M22S</meta:editing-duration>
    <meta:editing-cycles>805</meta:editing-cycles>
    <meta:generator>LibreOffice/4.0.4.2$MacOSX_x86 LibreOffice_project/9e9821abd0ffdbc09cd8c52eaa574fa09eb08f2</meta:generator>
    <meta:document-statistic meta:table-count="14" meta:cell-count="1099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